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E000000DD000000DDCA760668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2102in"/>
    </style:style>
    <style:style style:name="co5" style:family="table-column">
      <style:table-column-properties fo:break-before="auto" style:column-width="3.0181in"/>
    </style:style>
    <style:style style:name="co6" style:family="table-column">
      <style:table-column-properties fo:break-before="auto" style:column-width="3.2217in"/>
    </style:style>
    <style:style style:name="co7" style:family="table-column">
      <style:table-column-properties fo:break-before="auto" style:column-width="4.4075in"/>
    </style:style>
    <style:style style:name="co8" style:family="table-column">
      <style:table-column-properties fo:break-before="auto" style:column-width="3.573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374in"/>
    </style:style>
    <style:style style:name="co11" style:family="table-column">
      <style:table-column-properties fo:break-before="auto" style:column-width="1.2598in"/>
    </style:style>
    <style:style style:name="co12" style:family="table-column">
      <style:table-column-properties fo:break-before="auto" style:column-width="0.8453in"/>
    </style:style>
    <style:style style:name="co13" style:family="table-column">
      <style:table-column-properties fo:break-before="auto" style:column-width="1.0425in"/>
    </style:style>
    <style:style style:name="co14" style:family="table-column">
      <style:table-column-properties fo:break-before="auto" style:column-width="0.9075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3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299in" svg:height="9.1535in" svg:x="25.876in" svg:y="0.7201in">
            <draw:object draw:notify-on-update-of-ranges="Sheet1.B2:Sheet1.B101 Sheet1.C1:Sheet1.C1 Sheet1.C2:Sheet1.C101 Sheet1.D1:Sheet1.D1 Sheet1.D2:Sheet1.D101 Sheet1.E1:Sheet1.E1 Sheet1.E2:Sheet1.E101 Sheet1.F1:Sheet1.F1 Sheet1.F2:Sheet1.F101 Sheet1.G1:Sheet1.G1 Sheet1.G2:Sheet1.G101 Sheet1.H1:Sheet1.H1 Sheet1.H2:Sheet1.H101 Sheet1.I1:Sheet1.I1 Sheet1.I2:Sheet1.I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One</text:p>
          </table:table-cell>
          <table:table-cell office:value-type="string">
            <text:p>Experiment Two</text:p>
          </table:table-cell>
          <table:table-cell office:value-type="string">
            <text:p>Experiment Three</text:p>
          </table:table-cell>
          <table:table-cell office:value-type="string">
            <text:p>Experiment Four</text:p>
          </table:table-cell>
          <table:table-cell office:value-type="string">
            <text:p>Experiment Five</text:p>
          </table:table-cell>
          <table:table-cell office:value-type="string">
            <text:p>Experiment Six</text:p>
          </table:table-cell>
          <table:table-cell office:value-type="string">
            <text:p>Experiment Se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00.7">
            <text:p>100.7</text:p>
          </table:table-cell>
          <table:table-cell office:value-type="float" office:value="65.2">
            <text:p>65.2</text:p>
          </table:table-cell>
          <table:table-cell office:value-type="float" office:value="164.8">
            <text:p>164.8</text:p>
          </table:table-cell>
          <table:table-cell office:value-type="float" office:value="105">
            <text:p>105</text:p>
          </table:table-cell>
          <table:table-cell office:value-type="float" office:value="2315.3">
            <text:p>2315.3</text:p>
          </table:table-cell>
          <table:table-cell office:value-type="float" office:value="108.6">
            <text:p>108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82.5">
            <text:p>82.5</text:p>
          </table:table-cell>
          <table:table-cell office:value-type="float" office:value="99">
            <text:p>99</text:p>
          </table:table-cell>
          <table:table-cell office:value-type="float" office:value="101.1">
            <text:p>101.1</text:p>
          </table:table-cell>
          <table:table-cell office:value-type="float" office:value="63.8">
            <text:p>63.8</text:p>
          </table:table-cell>
          <table:table-cell office:value-type="float" office:value="2498.6">
            <text:p>2498.6</text:p>
          </table:table-cell>
          <table:table-cell office:value-type="float" office:value="195.8">
            <text:p>195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1">
            <text:p>0.11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262.8">
            <text:p>262.8</text:p>
          </table:table-cell>
          <table:table-cell office:value-type="float" office:value="52.4">
            <text:p>52.4</text:p>
          </table:table-cell>
          <table:table-cell office:value-type="float" office:value="2212.3">
            <text:p>2212.3</text:p>
          </table:table-cell>
          <table:table-cell office:value-type="float" office:value="130.8">
            <text:p>130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43">
            <text:p>0.43</text:p>
          </table:table-cell>
          <table:table-cell office:value-type="float" office:value="81.5">
            <text:p>81.5</text:p>
          </table:table-cell>
          <table:table-cell office:value-type="float" office:value="140.6">
            <text:p>140.6</text:p>
          </table:table-cell>
          <table:table-cell office:value-type="float" office:value="378.5">
            <text:p>378.5</text:p>
          </table:table-cell>
          <table:table-cell office:value-type="float" office:value="110.1">
            <text:p>110.1</text:p>
          </table:table-cell>
          <table:table-cell office:value-type="float" office:value="2680.9">
            <text:p>2680.9</text:p>
          </table:table-cell>
          <table:table-cell office:value-type="float" office:value="122.5">
            <text:p>1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185.8">
            <text:p>185.8</text:p>
          </table:table-cell>
          <table:table-cell office:value-type="float" office:value="232.8">
            <text:p>232.8</text:p>
          </table:table-cell>
          <table:table-cell office:value-type="float" office:value="126.5">
            <text:p>126.5</text:p>
          </table:table-cell>
          <table:table-cell office:value-type="float" office:value="2229.2">
            <text:p>2229.2</text:p>
          </table:table-cell>
          <table:table-cell office:value-type="float" office:value="41.8">
            <text:p>41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80.7">
            <text:p>380.7</text:p>
          </table:table-cell>
          <table:table-cell office:value-type="float" office:value="271.2">
            <text:p>271.2</text:p>
          </table:table-cell>
          <table:table-cell office:value-type="float" office:value="727.9">
            <text:p>727.9</text:p>
          </table:table-cell>
          <table:table-cell office:value-type="float" office:value="177">
            <text:p>177</text:p>
          </table:table-cell>
          <table:table-cell office:value-type="float" office:value="2099.8">
            <text:p>2099.8</text:p>
          </table:table-cell>
          <table:table-cell office:value-type="float" office:value="134.9">
            <text:p>134.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.01">
            <text:p>1.01</text:p>
          </table:table-cell>
          <table:table-cell office:value-type="float" office:value="380.4">
            <text:p>380.4</text:p>
          </table:table-cell>
          <table:table-cell office:value-type="float" office:value="645.3">
            <text:p>645.3</text:p>
          </table:table-cell>
          <table:table-cell office:value-type="float" office:value="1098.8">
            <text:p>1098.8</text:p>
          </table:table-cell>
          <table:table-cell office:value-type="float" office:value="104.3">
            <text:p>104.3</text:p>
          </table:table-cell>
          <table:table-cell office:value-type="float" office:value="2293.2">
            <text:p>2293.2</text:p>
          </table:table-cell>
          <table:table-cell office:value-type="float" office:value="119.1">
            <text:p>119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29">
            <text:p>0.29</text:p>
          </table:table-cell>
          <table:table-cell office:value-type="float" office:value="95.6">
            <text:p>95.6</text:p>
          </table:table-cell>
          <table:table-cell office:value-type="float" office:value="892.4">
            <text:p>892.4</text:p>
          </table:table-cell>
          <table:table-cell office:value-type="float" office:value="872.2">
            <text:p>872.2</text:p>
          </table:table-cell>
          <table:table-cell office:value-type="float" office:value="103.2">
            <text:p>103.2</text:p>
          </table:table-cell>
          <table:table-cell office:value-type="float" office:value="2334.9">
            <text:p>2334.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 office:value-type="float" office:value="864.1">
            <text:p>864.1</text:p>
          </table:table-cell>
          <table:table-cell office:value-type="float" office:value="1004.7">
            <text:p>1004.7</text:p>
          </table:table-cell>
          <table:table-cell office:value-type="float" office:value="58.6">
            <text:p>58.6</text:p>
          </table:table-cell>
          <table:table-cell office:value-type="float" office:value="2604.6">
            <text:p>2604.6</text:p>
          </table:table-cell>
          <table:table-cell office:value-type="float" office:value="102.6">
            <text:p>102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6">
            <text:p>0.6</text:p>
          </table:table-cell>
          <table:table-cell office:value-type="float" office:value="130.9">
            <text:p>130.9</text:p>
          </table:table-cell>
          <table:table-cell office:value-type="float" office:value="641.8">
            <text:p>641.8</text:p>
          </table:table-cell>
          <table:table-cell office:value-type="float" office:value="1331.3">
            <text:p>1331.3</text:p>
          </table:table-cell>
          <table:table-cell office:value-type="float" office:value="403.9">
            <text:p>403.9</text:p>
          </table:table-cell>
          <table:table-cell office:value-type="float" office:value="2468.5">
            <text:p>2468.5</text:p>
          </table:table-cell>
          <table:table-cell office:value-type="float" office:value="164.3">
            <text:p>164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26">
            <text:p>0.26</text:p>
          </table:table-cell>
          <table:table-cell office:value-type="float" office:value="252.7">
            <text:p>252.7</text:p>
          </table:table-cell>
          <table:table-cell office:value-type="float" office:value="393.7">
            <text:p>393.7</text:p>
          </table:table-cell>
          <table:table-cell office:value-type="float" office:value="1763.8">
            <text:p>1763.8</text:p>
          </table:table-cell>
          <table:table-cell office:value-type="float" office:value="326.7">
            <text:p>326.7</text:p>
          </table:table-cell>
          <table:table-cell office:value-type="float" office:value="2381.2">
            <text:p>2381.2</text:p>
          </table:table-cell>
          <table:table-cell office:value-type="float" office:value="241.6">
            <text:p>241.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.45">
            <text:p>0.45</text:p>
          </table:table-cell>
          <table:table-cell office:value-type="float" office:value="513.2">
            <text:p>513.2</text:p>
          </table:table-cell>
          <table:table-cell office:value-type="float" office:value="501.2">
            <text:p>501.2</text:p>
          </table:table-cell>
          <table:table-cell office:value-type="float" office:value="828.6">
            <text:p>828.6</text:p>
          </table:table-cell>
          <table:table-cell office:value-type="float" office:value="237.8">
            <text:p>237.8</text:p>
          </table:table-cell>
          <table:table-cell office:value-type="float" office:value="2359">
            <text:p>2359</text:p>
          </table:table-cell>
          <table:table-cell office:value-type="float" office:value="132.5">
            <text:p>132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3">
            <text:p>0.3</text:p>
          </table:table-cell>
          <table:table-cell office:value-type="float" office:value="734.9">
            <text:p>734.9</text:p>
          </table:table-cell>
          <table:table-cell office:value-type="float" office:value="1136.6">
            <text:p>1136.6</text:p>
          </table:table-cell>
          <table:table-cell office:value-type="float" office:value="852">
            <text:p>852</text:p>
          </table:table-cell>
          <table:table-cell office:value-type="float" office:value="134.9">
            <text:p>134.9</text:p>
          </table:table-cell>
          <table:table-cell office:value-type="float" office:value="2345">
            <text:p>2345</text:p>
          </table:table-cell>
          <table:table-cell office:value-type="float" office:value="201.2">
            <text:p>201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43.6">
            <text:p>943.6</text:p>
          </table:table-cell>
          <table:table-cell office:value-type="float" office:value="645.3">
            <text:p>645.3</text:p>
          </table:table-cell>
          <table:table-cell office:value-type="float" office:value="1454.1">
            <text:p>1454.1</text:p>
          </table:table-cell>
          <table:table-cell office:value-type="float" office:value="549.7">
            <text:p>549.7</text:p>
          </table:table-cell>
          <table:table-cell office:value-type="float" office:value="2351.6">
            <text:p>2351.6</text:p>
          </table:table-cell>
          <table:table-cell office:value-type="float" office:value="139.8">
            <text:p>139.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office:value-type="float" office:value="1168.4">
            <text:p>1168.4</text:p>
          </table:table-cell>
          <table:table-cell office:value-type="float" office:value="916.6">
            <text:p>916.6</text:p>
          </table:table-cell>
          <table:table-cell office:value-type="float" office:value="1251.7">
            <text:p>1251.7</text:p>
          </table:table-cell>
          <table:table-cell office:value-type="float" office:value="448.3">
            <text:p>448.3</text:p>
          </table:table-cell>
          <table:table-cell office:value-type="float" office:value="2045.3">
            <text:p>2045.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.22">
            <text:p>0.22</text:p>
          </table:table-cell>
          <table:table-cell office:value-type="float" office:value="576.2">
            <text:p>576.2</text:p>
          </table:table-cell>
          <table:table-cell office:value-type="float" office:value="929.1">
            <text:p>929.1</text:p>
          </table:table-cell>
          <table:table-cell office:value-type="float" office:value="929.3">
            <text:p>929.3</text:p>
          </table:table-cell>
          <table:table-cell office:value-type="float" office:value="548.6">
            <text:p>548.6</text:p>
          </table:table-cell>
          <table:table-cell office:value-type="float" office:value="2493.2">
            <text:p>2493.2</text:p>
          </table:table-cell>
          <table:table-cell office:value-type="float" office:value="115.4">
            <text:p>115.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office:value-type="float" office:value="1105.2">
            <text:p>1105.2</text:p>
          </table:table-cell>
          <table:table-cell office:value-type="float" office:value="1102">
            <text:p>1102</text:p>
          </table:table-cell>
          <table:table-cell office:value-type="float" office:value="799.7">
            <text:p>799.7</text:p>
          </table:table-cell>
          <table:table-cell office:value-type="float" office:value="612.4">
            <text:p>612.4</text:p>
          </table:table-cell>
          <table:table-cell office:value-type="float" office:value="2415.7">
            <text:p>2415.7</text:p>
          </table:table-cell>
          <table:table-cell office:value-type="float" office:value="124.3">
            <text:p>124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51.7">
            <text:p>1551.7</text:p>
          </table:table-cell>
          <table:table-cell office:value-type="float" office:value="1142.6">
            <text:p>1142.6</text:p>
          </table:table-cell>
          <table:table-cell office:value-type="float" office:value="1034.2">
            <text:p>1034.2</text:p>
          </table:table-cell>
          <table:table-cell office:value-type="float" office:value="1175.6">
            <text:p>1175.6</text:p>
          </table:table-cell>
          <table:table-cell office:value-type="float" office:value="2123.5">
            <text:p>2123.5</text:p>
          </table:table-cell>
          <table:table-cell office:value-type="float" office:value="168.3">
            <text:p>168.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0.43">
            <text:p>0.43</text:p>
          </table:table-cell>
          <table:table-cell office:value-type="float" office:value="1484.6">
            <text:p>1484.6</text:p>
          </table:table-cell>
          <table:table-cell office:value-type="float" office:value="1085.4">
            <text:p>1085.4</text:p>
          </table:table-cell>
          <table:table-cell office:value-type="float" office:value="949">
            <text:p>949</text:p>
          </table:table-cell>
          <table:table-cell office:value-type="float" office:value="1142.7">
            <text:p>1142.7</text:p>
          </table:table-cell>
          <table:table-cell office:value-type="float" office:value="2294.6">
            <text:p>2294.6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.71">
            <text:p>0.71</text:p>
          </table:table-cell>
          <table:table-cell office:value-type="float" office:value="1440.9">
            <text:p>1440.9</text:p>
          </table:table-cell>
          <table:table-cell office:value-type="float" office:value="725">
            <text:p>725</text:p>
          </table:table-cell>
          <table:table-cell office:value-type="float" office:value="1102.4">
            <text:p>1102.4</text:p>
          </table:table-cell>
          <table:table-cell office:value-type="float" office:value="631.4">
            <text:p>631.4</text:p>
          </table:table-cell>
          <table:table-cell office:value-type="float" office:value="2267.3">
            <text:p>2267.3</text:p>
          </table:table-cell>
          <table:table-cell office:value-type="float" office:value="200.7">
            <text:p>200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1810.9">
            <text:p>1810.9</text:p>
          </table:table-cell>
          <table:table-cell office:value-type="float" office:value="875.9">
            <text:p>875.9</text:p>
          </table:table-cell>
          <table:table-cell office:value-type="float" office:value="1799">
            <text:p>1799</text:p>
          </table:table-cell>
          <table:table-cell office:value-type="float" office:value="772.8">
            <text:p>772.8</text:p>
          </table:table-cell>
          <table:table-cell office:value-type="float" office:value="2384.9">
            <text:p>2384.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0.54">
            <text:p>0.54</text:p>
          </table:table-cell>
          <table:table-cell office:value-type="float" office:value="1082.9">
            <text:p>1082.9</text:p>
          </table:table-cell>
          <table:table-cell office:value-type="float" office:value="1148.5">
            <text:p>1148.5</text:p>
          </table:table-cell>
          <table:table-cell office:value-type="float" office:value="1846.1">
            <text:p>1846.1</text:p>
          </table:table-cell>
          <table:table-cell office:value-type="float" office:value="782.6">
            <text:p>782.6</text:p>
          </table:table-cell>
          <table:table-cell office:value-type="float" office:value="2339.8">
            <text:p>2339.8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0.3">
            <text:p>0.3</text:p>
          </table:table-cell>
          <table:table-cell office:value-type="float" office:value="1529.3">
            <text:p>1529.3</text:p>
          </table:table-cell>
          <table:table-cell office:value-type="float" office:value="722.9">
            <text:p>722.9</text:p>
          </table:table-cell>
          <table:table-cell office:value-type="float" office:value="1538.7">
            <text:p>1538.7</text:p>
          </table:table-cell>
          <table:table-cell office:value-type="float" office:value="746.2">
            <text:p>746.2</text:p>
          </table:table-cell>
          <table:table-cell office:value-type="float" office:value="2502.5">
            <text:p>2502.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0.13">
            <text:p>0.13</text:p>
          </table:table-cell>
          <table:table-cell office:value-type="float" office:value="1043.4">
            <text:p>1043.4</text:p>
          </table:table-cell>
          <table:table-cell office:value-type="float" office:value="751.7">
            <text:p>751.7</text:p>
          </table:table-cell>
          <table:table-cell office:value-type="float" office:value="1389.7">
            <text:p>1389.7</text:p>
          </table:table-cell>
          <table:table-cell office:value-type="float" office:value="1261.2">
            <text:p>1261.2</text:p>
          </table:table-cell>
          <table:table-cell office:value-type="float" office:value="2381.1">
            <text:p>2381.1</text:p>
          </table:table-cell>
          <table:table-cell office:value-type="float" office:value="144.4">
            <text:p>144.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.53">
            <text:p>0.53</text:p>
          </table:table-cell>
          <table:table-cell office:value-type="float" office:value="1477">
            <text:p>1477</text:p>
          </table:table-cell>
          <table:table-cell office:value-type="float" office:value="1201.1">
            <text:p>1201.1</text:p>
          </table:table-cell>
          <table:table-cell office:value-type="float" office:value="1610.9">
            <text:p>1610.9</text:p>
          </table:table-cell>
          <table:table-cell office:value-type="float" office:value="940.5">
            <text:p>940.5</text:p>
          </table:table-cell>
          <table:table-cell office:value-type="float" office:value="2202.6">
            <text:p>2202.6</text:p>
          </table:table-cell>
          <table:table-cell office:value-type="float" office:value="80.4">
            <text:p>80.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.07">
            <text:p>0.07</text:p>
          </table:table-cell>
          <table:table-cell office:value-type="float" office:value="1120.2">
            <text:p>1120.2</text:p>
          </table:table-cell>
          <table:table-cell office:value-type="float" office:value="1087.4">
            <text:p>1087.4</text:p>
          </table:table-cell>
          <table:table-cell office:value-type="float" office:value="1582.2">
            <text:p>1582.2</text:p>
          </table:table-cell>
          <table:table-cell office:value-type="float" office:value="665.7">
            <text:p>665.7</text:p>
          </table:table-cell>
          <table:table-cell office:value-type="float" office:value="2409.4">
            <text:p>2409.4</text:p>
          </table:table-cell>
          <table:table-cell office:value-type="float" office:value="121.5">
            <text:p>121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0.48">
            <text:p>0.48</text:p>
          </table:table-cell>
          <table:table-cell office:value-type="float" office:value="998.7">
            <text:p>998.7</text:p>
          </table:table-cell>
          <table:table-cell office:value-type="float" office:value="821.1">
            <text:p>821.1</text:p>
          </table:table-cell>
          <table:table-cell office:value-type="float" office:value="2171.8">
            <text:p>2171.8</text:p>
          </table:table-cell>
          <table:table-cell office:value-type="float" office:value="1401.3">
            <text:p>1401.3</text:p>
          </table:table-cell>
          <table:table-cell office:value-type="float" office:value="2137.3">
            <text:p>2137.3</text:p>
          </table:table-cell>
          <table:table-cell office:value-type="float" office:value="148.3">
            <text:p>148.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0.48">
            <text:p>0.48</text:p>
          </table:table-cell>
          <table:table-cell office:value-type="float" office:value="1326.3">
            <text:p>1326.3</text:p>
          </table:table-cell>
          <table:table-cell office:value-type="float" office:value="1211.1">
            <text:p>1211.1</text:p>
          </table:table-cell>
          <table:table-cell office:value-type="float" office:value="1643.2">
            <text:p>1643.2</text:p>
          </table:table-cell>
          <table:table-cell office:value-type="float" office:value="977.6">
            <text:p>977.6</text:p>
          </table:table-cell>
          <table:table-cell office:value-type="float" office:value="2366.1">
            <text:p>2366.1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.48">
            <text:p>1.48</text:p>
          </table:table-cell>
          <table:table-cell office:value-type="float" office:value="933.2">
            <text:p>933.2</text:p>
          </table:table-cell>
          <table:table-cell office:value-type="float" office:value="1076.8">
            <text:p>1076.8</text:p>
          </table:table-cell>
          <table:table-cell office:value-type="float" office:value="1451.1">
            <text:p>1451.1</text:p>
          </table:table-cell>
          <table:table-cell office:value-type="float" office:value="870.4">
            <text:p>870.4</text:p>
          </table:table-cell>
          <table:table-cell office:value-type="float" office:value="2201.4">
            <text:p>2201.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.39">
            <text:p>0.39</text:p>
          </table:table-cell>
          <table:table-cell office:value-type="float" office:value="1434">
            <text:p>1434</text:p>
          </table:table-cell>
          <table:table-cell office:value-type="float" office:value="692.3">
            <text:p>692.3</text:p>
          </table:table-cell>
          <table:table-cell office:value-type="float" office:value="1858.6">
            <text:p>1858.6</text:p>
          </table:table-cell>
          <table:table-cell office:value-type="float" office:value="1397.4">
            <text:p>1397.4</text:p>
          </table:table-cell>
          <table:table-cell office:value-type="float" office:value="2025.3">
            <text:p>2025.3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.47">
            <text:p>1.47</text:p>
          </table:table-cell>
          <table:table-cell office:value-type="float" office:value="874.6">
            <text:p>874.6</text:p>
          </table:table-cell>
          <table:table-cell office:value-type="float" office:value="634.7">
            <text:p>634.7</text:p>
          </table:table-cell>
          <table:table-cell office:value-type="float" office:value="1467.9">
            <text:p>1467.9</text:p>
          </table:table-cell>
          <table:table-cell office:value-type="float" office:value="1346.1">
            <text:p>1346.1</text:p>
          </table:table-cell>
          <table:table-cell office:value-type="float" office:value="2912.2">
            <text:p>2912.2</text:p>
          </table:table-cell>
          <table:table-cell office:value-type="float" office:value="262.8">
            <text:p>262.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477">
            <text:p>1477</text:p>
          </table:table-cell>
          <table:table-cell office:value-type="float" office:value="762.3">
            <text:p>762.3</text:p>
          </table:table-cell>
          <table:table-cell office:value-type="float" office:value="1694.7">
            <text:p>1694.7</text:p>
          </table:table-cell>
          <table:table-cell office:value-type="float" office:value="1751.6">
            <text:p>1751.6</text:p>
          </table:table-cell>
          <table:table-cell office:value-type="float" office:value="2360.1">
            <text:p>2360.1</text:p>
          </table:table-cell>
          <table:table-cell office:value-type="float" office:value="211.3">
            <text:p>211.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.54">
            <text:p>1.54</text:p>
          </table:table-cell>
          <table:table-cell office:value-type="float" office:value="1334.5">
            <text:p>1334.5</text:p>
          </table:table-cell>
          <table:table-cell office:value-type="float" office:value="658">
            <text:p>658</text:p>
          </table:table-cell>
          <table:table-cell office:value-type="float" office:value="1697.2">
            <text:p>1697.2</text:p>
          </table:table-cell>
          <table:table-cell office:value-type="float" office:value="966.1">
            <text:p>966.1</text:p>
          </table:table-cell>
          <table:table-cell office:value-type="float" office:value="2182.9">
            <text:p>2182.9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4.5">
            <text:p>4.5</text:p>
          </table:table-cell>
          <table:table-cell office:value-type="float" office:value="1157.8">
            <text:p>1157.8</text:p>
          </table:table-cell>
          <table:table-cell office:value-type="float" office:value="820.7">
            <text:p>820.7</text:p>
          </table:table-cell>
          <table:table-cell office:value-type="float" office:value="1770.6">
            <text:p>1770.6</text:p>
          </table:table-cell>
          <table:table-cell office:value-type="float" office:value="1121.6">
            <text:p>1121.6</text:p>
          </table:table-cell>
          <table:table-cell office:value-type="float" office:value="2582.2">
            <text:p>2582.2</text:p>
          </table:table-cell>
          <table:table-cell office:value-type="float" office:value="86.8">
            <text:p>86.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.65">
            <text:p>0.65</text:p>
          </table:table-cell>
          <table:table-cell office:value-type="float" office:value="921.6">
            <text:p>921.6</text:p>
          </table:table-cell>
          <table:table-cell office:value-type="float" office:value="1233.1">
            <text:p>1233.1</text:p>
          </table:table-cell>
          <table:table-cell office:value-type="float" office:value="1588.9">
            <text:p>1588.9</text:p>
          </table:table-cell>
          <table:table-cell office:value-type="float" office:value="1121.4">
            <text:p>1121.4</text:p>
          </table:table-cell>
          <table:table-cell office:value-type="float" office:value="2314.1">
            <text:p>2314.1</text:p>
          </table:table-cell>
          <table:table-cell office:value-type="float" office:value="165.9">
            <text:p>165.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.71">
            <text:p>1.71</text:p>
          </table:table-cell>
          <table:table-cell office:value-type="float" office:value="1435.3">
            <text:p>1435.3</text:p>
          </table:table-cell>
          <table:table-cell office:value-type="float" office:value="1245.7">
            <text:p>1245.7</text:p>
          </table:table-cell>
          <table:table-cell office:value-type="float" office:value="1557.6">
            <text:p>1557.6</text:p>
          </table:table-cell>
          <table:table-cell office:value-type="float" office:value="1465.6">
            <text:p>1465.6</text:p>
          </table:table-cell>
          <table:table-cell office:value-type="float" office:value="2141.4">
            <text:p>2141.4</text:p>
          </table:table-cell>
          <table:table-cell office:value-type="float" office:value="174.8">
            <text:p>174.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0.34">
            <text:p>0.34</text:p>
          </table:table-cell>
          <table:table-cell office:value-type="float" office:value="1255.1">
            <text:p>1255.1</text:p>
          </table:table-cell>
          <table:table-cell office:value-type="float" office:value="1140">
            <text:p>1140</text:p>
          </table:table-cell>
          <table:table-cell office:value-type="float" office:value="1904.2">
            <text:p>1904.2</text:p>
          </table:table-cell>
          <table:table-cell office:value-type="float" office:value="1206.1">
            <text:p>1206.1</text:p>
          </table:table-cell>
          <table:table-cell office:value-type="float" office:value="2350.4">
            <text:p>2350.4</text:p>
          </table:table-cell>
          <table:table-cell office:value-type="float" office:value="197.2">
            <text:p>197.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0.56">
            <text:p>0.56</text:p>
          </table:table-cell>
          <table:table-cell office:value-type="float" office:value="1917.9">
            <text:p>1917.9</text:p>
          </table:table-cell>
          <table:table-cell office:value-type="float" office:value="1402.9">
            <text:p>1402.9</text:p>
          </table:table-cell>
          <table:table-cell office:value-type="float" office:value="1649.9">
            <text:p>1649.9</text:p>
          </table:table-cell>
          <table:table-cell office:value-type="float" office:value="617.3">
            <text:p>617.3</text:p>
          </table:table-cell>
          <table:table-cell office:value-type="float" office:value="2462.5">
            <text:p>2462.5</text:p>
          </table:table-cell>
          <table:table-cell office:value-type="float" office:value="140.1">
            <text:p>140.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.62">
            <text:p>1.62</text:p>
          </table:table-cell>
          <table:table-cell office:value-type="float" office:value="1137.5">
            <text:p>1137.5</text:p>
          </table:table-cell>
          <table:table-cell office:value-type="float" office:value="1150.2">
            <text:p>1150.2</text:p>
          </table:table-cell>
          <table:table-cell office:value-type="float" office:value="1641.8">
            <text:p>1641.8</text:p>
          </table:table-cell>
          <table:table-cell office:value-type="float" office:value="1021">
            <text:p>1021</text:p>
          </table:table-cell>
          <table:table-cell office:value-type="float" office:value="2606.1">
            <text:p>2606.1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021.4">
            <text:p>1021.4</text:p>
          </table:table-cell>
          <table:table-cell office:value-type="float" office:value="1220.8">
            <text:p>1220.8</text:p>
          </table:table-cell>
          <table:table-cell office:value-type="float" office:value="1630">
            <text:p>1630</text:p>
          </table:table-cell>
          <table:table-cell office:value-type="float" office:value="1025.5">
            <text:p>1025.5</text:p>
          </table:table-cell>
          <table:table-cell office:value-type="float" office:value="2354.4">
            <text:p>2354.4</text:p>
          </table:table-cell>
          <table:table-cell office:value-type="float" office:value="148.9">
            <text:p>148.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.14">
            <text:p>4.14</text:p>
          </table:table-cell>
          <table:table-cell office:value-type="float" office:value="1151">
            <text:p>1151</text:p>
          </table:table-cell>
          <table:table-cell office:value-type="float" office:value="979.3">
            <text:p>979.3</text:p>
          </table:table-cell>
          <table:table-cell office:value-type="float" office:value="1419.8">
            <text:p>1419.8</text:p>
          </table:table-cell>
          <table:table-cell office:value-type="float" office:value="1574.6">
            <text:p>1574.6</text:p>
          </table:table-cell>
          <table:table-cell office:value-type="float" office:value="2493.6">
            <text:p>2493.6</text:p>
          </table:table-cell>
          <table:table-cell office:value-type="float" office:value="109.5">
            <text:p>109.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1.53">
            <text:p>1.53</text:p>
          </table:table-cell>
          <table:table-cell office:value-type="float" office:value="1435">
            <text:p>1435</text:p>
          </table:table-cell>
          <table:table-cell office:value-type="float" office:value="1220.7">
            <text:p>1220.7</text:p>
          </table:table-cell>
          <table:table-cell office:value-type="float" office:value="1627.6">
            <text:p>1627.6</text:p>
          </table:table-cell>
          <table:table-cell office:value-type="float" office:value="989.8">
            <text:p>989.8</text:p>
          </table:table-cell>
          <table:table-cell office:value-type="float" office:value="2593.6">
            <text:p>2593.6</text:p>
          </table:table-cell>
          <table:table-cell office:value-type="float" office:value="98.7">
            <text:p>98.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.74">
            <text:p>1.74</text:p>
          </table:table-cell>
          <table:table-cell office:value-type="float" office:value="1122.5">
            <text:p>1122.5</text:p>
          </table:table-cell>
          <table:table-cell office:value-type="float" office:value="1526.4">
            <text:p>1526.4</text:p>
          </table:table-cell>
          <table:table-cell office:value-type="float" office:value="2147.4">
            <text:p>2147.4</text:p>
          </table:table-cell>
          <table:table-cell office:value-type="float" office:value="1362.7">
            <text:p>1362.7</text:p>
          </table:table-cell>
          <table:table-cell office:value-type="float" office:value="2233.1">
            <text:p>2233.1</text:p>
          </table:table-cell>
          <table:table-cell office:value-type="float" office:value="96.4">
            <text:p>96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.19">
            <text:p>3.19</text:p>
          </table:table-cell>
          <table:table-cell office:value-type="float" office:value="1355">
            <text:p>1355</text:p>
          </table:table-cell>
          <table:table-cell office:value-type="float" office:value="1212.9">
            <text:p>1212.9</text:p>
          </table:table-cell>
          <table:table-cell office:value-type="float" office:value="1251.1">
            <text:p>1251.1</text:p>
          </table:table-cell>
          <table:table-cell office:value-type="float" office:value="1202.7">
            <text:p>1202.7</text:p>
          </table:table-cell>
          <table:table-cell office:value-type="float" office:value="2365.5">
            <text:p>2365.5</text:p>
          </table:table-cell>
          <table:table-cell office:value-type="float" office:value="152.3">
            <text:p>152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.52">
            <text:p>3.52</text:p>
          </table:table-cell>
          <table:table-cell office:value-type="float" office:value="1250">
            <text:p>1250</text:p>
          </table:table-cell>
          <table:table-cell office:value-type="float" office:value="1013.5">
            <text:p>1013.5</text:p>
          </table:table-cell>
          <table:table-cell office:value-type="float" office:value="1909">
            <text:p>1909</text:p>
          </table:table-cell>
          <table:table-cell office:value-type="float" office:value="1324.4">
            <text:p>1324.4</text:p>
          </table:table-cell>
          <table:table-cell office:value-type="float" office:value="2119.3">
            <text:p>2119.3</text:p>
          </table:table-cell>
          <table:table-cell office:value-type="float" office:value="122.1">
            <text:p>122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.39">
            <text:p>3.39</text:p>
          </table:table-cell>
          <table:table-cell office:value-type="float" office:value="1526.4">
            <text:p>1526.4</text:p>
          </table:table-cell>
          <table:table-cell office:value-type="float" office:value="1289.8">
            <text:p>1289.8</text:p>
          </table:table-cell>
          <table:table-cell office:value-type="float" office:value="1749.2">
            <text:p>1749.2</text:p>
          </table:table-cell>
          <table:table-cell office:value-type="float" office:value="1277.6">
            <text:p>1277.6</text:p>
          </table:table-cell>
          <table:table-cell office:value-type="float" office:value="2041.4">
            <text:p>2041.4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.6">
            <text:p>3.6</text:p>
          </table:table-cell>
          <table:table-cell office:value-type="float" office:value="1295.4">
            <text:p>1295.4</text:p>
          </table:table-cell>
          <table:table-cell office:value-type="float" office:value="1150">
            <text:p>1150</text:p>
          </table:table-cell>
          <table:table-cell office:value-type="float" office:value="1612">
            <text:p>1612</text:p>
          </table:table-cell>
          <table:table-cell office:value-type="float" office:value="1099">
            <text:p>1099</text:p>
          </table:table-cell>
          <table:table-cell office:value-type="float" office:value="2454.5">
            <text:p>2454.5</text:p>
          </table:table-cell>
          <table:table-cell office:value-type="float" office:value="215.9">
            <text:p>215.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0.09">
            <text:p>0.09</text:p>
          </table:table-cell>
          <table:table-cell office:value-type="float" office:value="1570.3">
            <text:p>1570.3</text:p>
          </table:table-cell>
          <table:table-cell office:value-type="float" office:value="565.7">
            <text:p>565.7</text:p>
          </table:table-cell>
          <table:table-cell office:value-type="float" office:value="1473.3">
            <text:p>1473.3</text:p>
          </table:table-cell>
          <table:table-cell office:value-type="float" office:value="906.9">
            <text:p>906.9</text:p>
          </table:table-cell>
          <table:table-cell office:value-type="float" office:value="2222.5">
            <text:p>2222.5</text:p>
          </table:table-cell>
          <table:table-cell office:value-type="float" office:value="155.7">
            <text:p>155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0.59">
            <text:p>0.59</text:p>
          </table:table-cell>
          <table:table-cell office:value-type="float" office:value="2265.2">
            <text:p>2265.2</text:p>
          </table:table-cell>
          <table:table-cell office:value-type="float" office:value="793.9">
            <text:p>793.9</text:p>
          </table:table-cell>
          <table:table-cell office:value-type="float" office:value="1551.3">
            <text:p>1551.3</text:p>
          </table:table-cell>
          <table:table-cell office:value-type="float" office:value="1065">
            <text:p>1065</text:p>
          </table:table-cell>
          <table:table-cell office:value-type="float" office:value="2590.7">
            <text:p>2590.7</text:p>
          </table:table-cell>
          <table:table-cell office:value-type="float" office:value="250.4">
            <text:p>250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0.27">
            <text:p>0.27</text:p>
          </table:table-cell>
          <table:table-cell office:value-type="float" office:value="1501.5">
            <text:p>1501.5</text:p>
          </table:table-cell>
          <table:table-cell office:value-type="float" office:value="1543.9">
            <text:p>1543.9</text:p>
          </table:table-cell>
          <table:table-cell office:value-type="float" office:value="1858.2">
            <text:p>1858.2</text:p>
          </table:table-cell>
          <table:table-cell office:value-type="float" office:value="1014.4">
            <text:p>1014.4</text:p>
          </table:table-cell>
          <table:table-cell office:value-type="float" office:value="2488.5">
            <text:p>2488.5</text:p>
          </table:table-cell>
          <table:table-cell office:value-type="float" office:value="348.8">
            <text:p>348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2.14">
            <text:p>2.14</text:p>
          </table:table-cell>
          <table:table-cell office:value-type="float" office:value="1728.3">
            <text:p>1728.3</text:p>
          </table:table-cell>
          <table:table-cell office:value-type="float" office:value="680.8">
            <text:p>680.8</text:p>
          </table:table-cell>
          <table:table-cell office:value-type="float" office:value="1790.4">
            <text:p>1790.4</text:p>
          </table:table-cell>
          <table:table-cell office:value-type="float" office:value="1626.9">
            <text:p>1626.9</text:p>
          </table:table-cell>
          <table:table-cell office:value-type="float" office:value="2318.3">
            <text:p>2318.3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0.18">
            <text:p>0.18</text:p>
          </table:table-cell>
          <table:table-cell office:value-type="float" office:value="1734.9">
            <text:p>1734.9</text:p>
          </table:table-cell>
          <table:table-cell office:value-type="float" office:value="685.4">
            <text:p>685.4</text:p>
          </table:table-cell>
          <table:table-cell office:value-type="float" office:value="1819.8">
            <text:p>1819.8</text:p>
          </table:table-cell>
          <table:table-cell office:value-type="float" office:value="1672.1">
            <text:p>1672.1</text:p>
          </table:table-cell>
          <table:table-cell office:value-type="float" office:value="2369.2">
            <text:p>2369.2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0.04">
            <text:p>0.04</text:p>
          </table:table-cell>
          <table:table-cell office:value-type="float" office:value="1591.8">
            <text:p>1591.8</text:p>
          </table:table-cell>
          <table:table-cell office:value-type="float" office:value="482.2">
            <text:p>482.2</text:p>
          </table:table-cell>
          <table:table-cell office:value-type="float" office:value="2289.7">
            <text:p>2289.7</text:p>
          </table:table-cell>
          <table:table-cell office:value-type="float" office:value="1444">
            <text:p>1444</text:p>
          </table:table-cell>
          <table:table-cell office:value-type="float" office:value="2217.1">
            <text:p>2217.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0.11">
            <text:p>0.11</text:p>
          </table:table-cell>
          <table:table-cell office:value-type="float" office:value="1791.9">
            <text:p>1791.9</text:p>
          </table:table-cell>
          <table:table-cell office:value-type="float" office:value="626.1">
            <text:p>626.1</text:p>
          </table:table-cell>
          <table:table-cell office:value-type="float" office:value="1736">
            <text:p>1736</text:p>
          </table:table-cell>
          <table:table-cell office:value-type="float" office:value="1732.9">
            <text:p>1732.9</text:p>
          </table:table-cell>
          <table:table-cell office:value-type="float" office:value="2499.5">
            <text:p>2499.5</text:p>
          </table:table-cell>
          <table:table-cell office:value-type="float" office:value="172.8">
            <text:p>172.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0.55">
            <text:p>0.55</text:p>
          </table:table-cell>
          <table:table-cell office:value-type="float" office:value="1543.1">
            <text:p>1543.1</text:p>
          </table:table-cell>
          <table:table-cell office:value-type="float" office:value="845.4">
            <text:p>845.4</text:p>
          </table:table-cell>
          <table:table-cell office:value-type="float" office:value="1532.4">
            <text:p>1532.4</text:p>
          </table:table-cell>
          <table:table-cell office:value-type="float" office:value="1129.8">
            <text:p>1129.8</text:p>
          </table:table-cell>
          <table:table-cell office:value-type="float" office:value="2512.6">
            <text:p>2512.6</text:p>
          </table:table-cell>
          <table:table-cell office:value-type="float" office:value="162.2">
            <text:p>162.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0.28">
            <text:p>0.28</text:p>
          </table:table-cell>
          <table:table-cell office:value-type="float" office:value="1852">
            <text:p>1852</text:p>
          </table:table-cell>
          <table:table-cell office:value-type="float" office:value="723.3">
            <text:p>723.3</text:p>
          </table:table-cell>
          <table:table-cell office:value-type="float" office:value="1346.8">
            <text:p>1346.8</text:p>
          </table:table-cell>
          <table:table-cell office:value-type="float" office:value="1629.9">
            <text:p>1629.9</text:p>
          </table:table-cell>
          <table:table-cell office:value-type="float" office:value="2067.9">
            <text:p>2067.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.57">
            <text:p>3.57</text:p>
          </table:table-cell>
          <table:table-cell office:value-type="float" office:value="1944.6">
            <text:p>1944.6</text:p>
          </table:table-cell>
          <table:table-cell office:value-type="float" office:value="793.1">
            <text:p>793.1</text:p>
          </table:table-cell>
          <table:table-cell office:value-type="float" office:value="1834.7">
            <text:p>1834.7</text:p>
          </table:table-cell>
          <table:table-cell office:value-type="float" office:value="1767.2">
            <text:p>1767.2</text:p>
          </table:table-cell>
          <table:table-cell office:value-type="float" office:value="2574.3">
            <text:p>2574.3</text:p>
          </table:table-cell>
          <table:table-cell office:value-type="float" office:value="196.1">
            <text:p>196.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.05">
            <text:p>1.05</text:p>
          </table:table-cell>
          <table:table-cell office:value-type="float" office:value="1718.7">
            <text:p>1718.7</text:p>
          </table:table-cell>
          <table:table-cell office:value-type="float" office:value="462.2">
            <text:p>462.2</text:p>
          </table:table-cell>
          <table:table-cell office:value-type="float" office:value="1764.2">
            <text:p>1764.2</text:p>
          </table:table-cell>
          <table:table-cell office:value-type="float" office:value="1351.5">
            <text:p>1351.5</text:p>
          </table:table-cell>
          <table:table-cell office:value-type="float" office:value="2369.5">
            <text:p>2369.5</text:p>
          </table:table-cell>
          <table:table-cell office:value-type="float" office:value="139.8">
            <text:p>139.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.89">
            <text:p>5.89</text:p>
          </table:table-cell>
          <table:table-cell office:value-type="float" office:value="1820.8">
            <text:p>1820.8</text:p>
          </table:table-cell>
          <table:table-cell office:value-type="float" office:value="836.4">
            <text:p>836.4</text:p>
          </table:table-cell>
          <table:table-cell office:value-type="float" office:value="1368.6">
            <text:p>1368.6</text:p>
          </table:table-cell>
          <table:table-cell office:value-type="float" office:value="608.2">
            <text:p>608.2</text:p>
          </table:table-cell>
          <table:table-cell office:value-type="float" office:value="2272.3">
            <text:p>2272.3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0.16">
            <text:p>0.16</text:p>
          </table:table-cell>
          <table:table-cell office:value-type="float" office:value="2050.3">
            <text:p>2050.3</text:p>
          </table:table-cell>
          <table:table-cell office:value-type="float" office:value="828.3">
            <text:p>828.3</text:p>
          </table:table-cell>
          <table:table-cell office:value-type="float" office:value="1701.6">
            <text:p>1701.6</text:p>
          </table:table-cell>
          <table:table-cell office:value-type="float" office:value="1180.6">
            <text:p>1180.6</text:p>
          </table:table-cell>
          <table:table-cell office:value-type="float" office:value="2479.1">
            <text:p>2479.1</text:p>
          </table:table-cell>
          <table:table-cell office:value-type="float" office:value="345.4">
            <text:p>345.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0.68">
            <text:p>0.68</text:p>
          </table:table-cell>
          <table:table-cell office:value-type="float" office:value="2140.2">
            <text:p>2140.2</text:p>
          </table:table-cell>
          <table:table-cell office:value-type="float" office:value="726.3">
            <text:p>726.3</text:p>
          </table:table-cell>
          <table:table-cell office:value-type="float" office:value="1472.6">
            <text:p>1472.6</text:p>
          </table:table-cell>
          <table:table-cell office:value-type="float" office:value="734">
            <text:p>734</text:p>
          </table:table-cell>
          <table:table-cell office:value-type="float" office:value="2096.2">
            <text:p>2096.2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0.47">
            <text:p>0.47</text:p>
          </table:table-cell>
          <table:table-cell office:value-type="float" office:value="2090.8">
            <text:p>2090.8</text:p>
          </table:table-cell>
          <table:table-cell office:value-type="float" office:value="712.6">
            <text:p>712.6</text:p>
          </table:table-cell>
          <table:table-cell office:value-type="float" office:value="1533.4">
            <text:p>1533.4</text:p>
          </table:table-cell>
          <table:table-cell office:value-type="float" office:value="1310.5">
            <text:p>1310.5</text:p>
          </table:table-cell>
          <table:table-cell office:value-type="float" office:value="2547.2">
            <text:p>2547.2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2.14">
            <text:p>2.14</text:p>
          </table:table-cell>
          <table:table-cell office:value-type="float" office:value="2194.8">
            <text:p>2194.8</text:p>
          </table:table-cell>
          <table:table-cell office:value-type="float" office:value="522.2">
            <text:p>522.2</text:p>
          </table:table-cell>
          <table:table-cell office:value-type="float" office:value="1534.2">
            <text:p>1534.2</text:p>
          </table:table-cell>
          <table:table-cell office:value-type="float" office:value="1305.7">
            <text:p>1305.7</text:p>
          </table:table-cell>
          <table:table-cell office:value-type="float" office:value="2264.6">
            <text:p>2264.6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0.6">
            <text:p>0.6</text:p>
          </table:table-cell>
          <table:table-cell office:value-type="float" office:value="1746">
            <text:p>1746</text:p>
          </table:table-cell>
          <table:table-cell office:value-type="float" office:value="575.9">
            <text:p>575.9</text:p>
          </table:table-cell>
          <table:table-cell office:value-type="float" office:value="1554">
            <text:p>1554</text:p>
          </table:table-cell>
          <table:table-cell office:value-type="float" office:value="1261.9">
            <text:p>1261.9</text:p>
          </table:table-cell>
          <table:table-cell office:value-type="float" office:value="1963.8">
            <text:p>1963.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0.52">
            <text:p>0.52</text:p>
          </table:table-cell>
          <table:table-cell office:value-type="float" office:value="1719.4">
            <text:p>1719.4</text:p>
          </table:table-cell>
          <table:table-cell office:value-type="float" office:value="606.2">
            <text:p>606.2</text:p>
          </table:table-cell>
          <table:table-cell office:value-type="float" office:value="1296.3">
            <text:p>1296.3</text:p>
          </table:table-cell>
          <table:table-cell office:value-type="float" office:value="695.5">
            <text:p>695.5</text:p>
          </table:table-cell>
          <table:table-cell office:value-type="float" office:value="2485.8">
            <text:p>2485.8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3.56">
            <text:p>3.56</text:p>
          </table:table-cell>
          <table:table-cell office:value-type="float" office:value="1711.7">
            <text:p>1711.7</text:p>
          </table:table-cell>
          <table:table-cell office:value-type="float" office:value="463">
            <text:p>463</text:p>
          </table:table-cell>
          <table:table-cell office:value-type="float" office:value="1251">
            <text:p>1251</text:p>
          </table:table-cell>
          <table:table-cell office:value-type="float" office:value="1350.4">
            <text:p>1350.4</text:p>
          </table:table-cell>
          <table:table-cell office:value-type="float" office:value="2258.7">
            <text:p>2258.7</text:p>
          </table:table-cell>
          <table:table-cell office:value-type="float" office:value="127.3">
            <text:p>127.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4.97">
            <text:p>4.97</text:p>
          </table:table-cell>
          <table:table-cell office:value-type="float" office:value="2120">
            <text:p>2120</text:p>
          </table:table-cell>
          <table:table-cell office:value-type="float" office:value="220">
            <text:p>220</text:p>
          </table:table-cell>
          <table:table-cell office:value-type="float" office:value="928.9">
            <text:p>928.9</text:p>
          </table:table-cell>
          <table:table-cell office:value-type="float" office:value="1579.3">
            <text:p>1579.3</text:p>
          </table:table-cell>
          <table:table-cell office:value-type="float" office:value="2137.7">
            <text:p>2137.7</text:p>
          </table:table-cell>
          <table:table-cell office:value-type="float" office:value="277.9">
            <text:p>277.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0.86">
            <text:p>0.86</text:p>
          </table:table-cell>
          <table:table-cell office:value-type="float" office:value="1856.6">
            <text:p>1856.6</text:p>
          </table:table-cell>
          <table:table-cell office:value-type="float" office:value="479.3">
            <text:p>479.3</text:p>
          </table:table-cell>
          <table:table-cell office:value-type="float" office:value="1034.3">
            <text:p>1034.3</text:p>
          </table:table-cell>
          <table:table-cell office:value-type="float" office:value="1379.3">
            <text:p>1379.3</text:p>
          </table:table-cell>
          <table:table-cell office:value-type="float" office:value="2290.1">
            <text:p>2290.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2.21">
            <text:p>2.21</text:p>
          </table:table-cell>
          <table:table-cell office:value-type="float" office:value="1749.9">
            <text:p>1749.9</text:p>
          </table:table-cell>
          <table:table-cell office:value-type="float" office:value="323.9">
            <text:p>323.9</text:p>
          </table:table-cell>
          <table:table-cell office:value-type="float" office:value="1337.1">
            <text:p>1337.1</text:p>
          </table:table-cell>
          <table:table-cell office:value-type="float" office:value="1414.9">
            <text:p>1414.9</text:p>
          </table:table-cell>
          <table:table-cell office:value-type="float" office:value="2256.3">
            <text:p>2256.3</text:p>
          </table:table-cell>
          <table:table-cell office:value-type="float" office:value="101.4">
            <text:p>101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.37">
            <text:p>1.37</text:p>
          </table:table-cell>
          <table:table-cell office:value-type="float" office:value="1773.1">
            <text:p>1773.1</text:p>
          </table:table-cell>
          <table:table-cell office:value-type="float" office:value="666.7">
            <text:p>666.7</text:p>
          </table:table-cell>
          <table:table-cell office:value-type="float" office:value="1066.2">
            <text:p>1066.2</text:p>
          </table:table-cell>
          <table:table-cell office:value-type="float" office:value="1759.9">
            <text:p>1759.9</text:p>
          </table:table-cell>
          <table:table-cell office:value-type="float" office:value="2374.8">
            <text:p>2374.8</text:p>
          </table:table-cell>
          <table:table-cell office:value-type="float" office:value="244.4">
            <text:p>244.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4.39">
            <text:p>4.39</text:p>
          </table:table-cell>
          <table:table-cell office:value-type="float" office:value="1819.3">
            <text:p>1819.3</text:p>
          </table:table-cell>
          <table:table-cell office:value-type="float" office:value="1085.2">
            <text:p>1085.2</text:p>
          </table:table-cell>
          <table:table-cell office:value-type="float" office:value="1373.8">
            <text:p>1373.8</text:p>
          </table:table-cell>
          <table:table-cell office:value-type="float" office:value="1154">
            <text:p>1154</text:p>
          </table:table-cell>
          <table:table-cell office:value-type="float" office:value="2386.8">
            <text:p>2386.8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.52">
            <text:p>7.52</text:p>
          </table:table-cell>
          <table:table-cell office:value-type="float" office:value="1594.8">
            <text:p>1594.8</text:p>
          </table:table-cell>
          <table:table-cell office:value-type="float" office:value="1179.9">
            <text:p>1179.9</text:p>
          </table:table-cell>
          <table:table-cell office:value-type="float" office:value="1015.3">
            <text:p>1015.3</text:p>
          </table:table-cell>
          <table:table-cell office:value-type="float" office:value="1187">
            <text:p>1187</text:p>
          </table:table-cell>
          <table:table-cell office:value-type="float" office:value="2122.4">
            <text:p>2122.4</text:p>
          </table:table-cell>
          <table:table-cell office:value-type="float" office:value="221.5">
            <text:p>221.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8.86">
            <text:p>8.86</text:p>
          </table:table-cell>
          <table:table-cell office:value-type="float" office:value="1319.5">
            <text:p>1319.5</text:p>
          </table:table-cell>
          <table:table-cell office:value-type="float" office:value="772">
            <text:p>772</text:p>
          </table:table-cell>
          <table:table-cell office:value-type="float" office:value="1408.8">
            <text:p>1408.8</text:p>
          </table:table-cell>
          <table:table-cell office:value-type="float" office:value="2037.6">
            <text:p>2037.6</text:p>
          </table:table-cell>
          <table:table-cell office:value-type="float" office:value="2359.4">
            <text:p>2359.4</text:p>
          </table:table-cell>
          <table:table-cell office:value-type="float" office:value="160.9">
            <text:p>160.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3.37">
            <text:p>3.37</text:p>
          </table:table-cell>
          <table:table-cell office:value-type="float" office:value="1662.7">
            <text:p>1662.7</text:p>
          </table:table-cell>
          <table:table-cell office:value-type="float" office:value="1019.9">
            <text:p>1019.9</text:p>
          </table:table-cell>
          <table:table-cell office:value-type="float" office:value="1400.7">
            <text:p>1400.7</text:p>
          </table:table-cell>
          <table:table-cell office:value-type="float" office:value="1613.6">
            <text:p>1613.6</text:p>
          </table:table-cell>
          <table:table-cell office:value-type="float" office:value="2556.1">
            <text:p>2556.1</text:p>
          </table:table-cell>
          <table:table-cell office:value-type="float" office:value="233.4">
            <text:p>233.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3.97">
            <text:p>3.97</text:p>
          </table:table-cell>
          <table:table-cell office:value-type="float" office:value="1965.2">
            <text:p>1965.2</text:p>
          </table:table-cell>
          <table:table-cell office:value-type="float" office:value="913.2">
            <text:p>913.2</text:p>
          </table:table-cell>
          <table:table-cell office:value-type="float" office:value="1179">
            <text:p>1179</text:p>
          </table:table-cell>
          <table:table-cell office:value-type="float" office:value="1418.2">
            <text:p>1418.2</text:p>
          </table:table-cell>
          <table:table-cell office:value-type="float" office:value="1966.7">
            <text:p>1966.7</text:p>
          </table:table-cell>
          <table:table-cell office:value-type="float" office:value="116.2">
            <text:p>116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9.82">
            <text:p>9.82</text:p>
          </table:table-cell>
          <table:table-cell office:value-type="float" office:value="1524.2">
            <text:p>1524.2</text:p>
          </table:table-cell>
          <table:table-cell office:value-type="float" office:value="800.7">
            <text:p>800.7</text:p>
          </table:table-cell>
          <table:table-cell office:value-type="float" office:value="1732">
            <text:p>1732</text:p>
          </table:table-cell>
          <table:table-cell office:value-type="float" office:value="1230.6">
            <text:p>1230.6</text:p>
          </table:table-cell>
          <table:table-cell office:value-type="float" office:value="2408.6">
            <text:p>2408.6</text:p>
          </table:table-cell>
          <table:table-cell office:value-type="float" office:value="119.2">
            <text:p>119.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9.72">
            <text:p>19.72</text:p>
          </table:table-cell>
          <table:table-cell office:value-type="float" office:value="1982.3">
            <text:p>1982.3</text:p>
          </table:table-cell>
          <table:table-cell office:value-type="float" office:value="991.1">
            <text:p>991.1</text:p>
          </table:table-cell>
          <table:table-cell office:value-type="float" office:value="1706.9">
            <text:p>1706.9</text:p>
          </table:table-cell>
          <table:table-cell office:value-type="float" office:value="1666.8">
            <text:p>1666.8</text:p>
          </table:table-cell>
          <table:table-cell office:value-type="float" office:value="2069.4">
            <text:p>2069.4</text:p>
          </table:table-cell>
          <table:table-cell office:value-type="float" office:value="207.2">
            <text:p>207.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.51">
            <text:p>7.51</text:p>
          </table:table-cell>
          <table:table-cell office:value-type="float" office:value="2354.7">
            <text:p>2354.7</text:p>
          </table:table-cell>
          <table:table-cell office:value-type="float" office:value="1081.8">
            <text:p>1081.8</text:p>
          </table:table-cell>
          <table:table-cell office:value-type="float" office:value="1990.7">
            <text:p>1990.7</text:p>
          </table:table-cell>
          <table:table-cell office:value-type="float" office:value="1701.3">
            <text:p>1701.3</text:p>
          </table:table-cell>
          <table:table-cell office:value-type="float" office:value="2164">
            <text:p>216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15.74">
            <text:p>15.74</text:p>
          </table:table-cell>
          <table:table-cell office:value-type="float" office:value="1775.8">
            <text:p>1775.8</text:p>
          </table:table-cell>
          <table:table-cell office:value-type="float" office:value="1033.6">
            <text:p>1033.6</text:p>
          </table:table-cell>
          <table:table-cell office:value-type="float" office:value="1464.8">
            <text:p>1464.8</text:p>
          </table:table-cell>
          <table:table-cell office:value-type="float" office:value="1154.2">
            <text:p>1154.2</text:p>
          </table:table-cell>
          <table:table-cell office:value-type="float" office:value="2335.6">
            <text:p>2335.6</text:p>
          </table:table-cell>
          <table:table-cell office:value-type="float" office:value="160.4">
            <text:p>160.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8.94">
            <text:p>8.94</text:p>
          </table:table-cell>
          <table:table-cell office:value-type="float" office:value="1669">
            <text:p>1669</text:p>
          </table:table-cell>
          <table:table-cell office:value-type="float" office:value="1240.4">
            <text:p>1240.4</text:p>
          </table:table-cell>
          <table:table-cell office:value-type="float" office:value="1608.7">
            <text:p>1608.7</text:p>
          </table:table-cell>
          <table:table-cell office:value-type="float" office:value="1428.6">
            <text:p>1428.6</text:p>
          </table:table-cell>
          <table:table-cell office:value-type="float" office:value="2427.9">
            <text:p>2427.9</text:p>
          </table:table-cell>
          <table:table-cell office:value-type="float" office:value="99.5">
            <text:p>99.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3.11">
            <text:p>13.11</text:p>
          </table:table-cell>
          <table:table-cell office:value-type="float" office:value="1903.8">
            <text:p>1903.8</text:p>
          </table:table-cell>
          <table:table-cell office:value-type="float" office:value="787.9">
            <text:p>787.9</text:p>
          </table:table-cell>
          <table:table-cell office:value-type="float" office:value="1666.5">
            <text:p>1666.5</text:p>
          </table:table-cell>
          <table:table-cell office:value-type="float" office:value="1060.6">
            <text:p>1060.6</text:p>
          </table:table-cell>
          <table:table-cell office:value-type="float" office:value="2305.8">
            <text:p>2305.8</text:p>
          </table:table-cell>
          <table:table-cell office:value-type="float" office:value="204.1">
            <text:p>204.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1.19">
            <text:p>11.19</text:p>
          </table:table-cell>
          <table:table-cell office:value-type="float" office:value="1601">
            <text:p>1601</text:p>
          </table:table-cell>
          <table:table-cell office:value-type="float" office:value="914.3">
            <text:p>914.3</text:p>
          </table:table-cell>
          <table:table-cell office:value-type="float" office:value="1807.5">
            <text:p>1807.5</text:p>
          </table:table-cell>
          <table:table-cell office:value-type="float" office:value="1130.3">
            <text:p>1130.3</text:p>
          </table:table-cell>
          <table:table-cell office:value-type="float" office:value="2260.9">
            <text:p>2260.9</text:p>
          </table:table-cell>
          <table:table-cell office:value-type="float" office:value="151.5">
            <text:p>151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10.01">
            <text:p>10.01</text:p>
          </table:table-cell>
          <table:table-cell office:value-type="float" office:value="1775.6">
            <text:p>1775.6</text:p>
          </table:table-cell>
          <table:table-cell office:value-type="float" office:value="749.4">
            <text:p>749.4</text:p>
          </table:table-cell>
          <table:table-cell office:value-type="float" office:value="2096.5">
            <text:p>2096.5</text:p>
          </table:table-cell>
          <table:table-cell office:value-type="float" office:value="1231.4">
            <text:p>1231.4</text:p>
          </table:table-cell>
          <table:table-cell office:value-type="float" office:value="2314.2">
            <text:p>2314.2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0.3">
            <text:p>10.3</text:p>
          </table:table-cell>
          <table:table-cell office:value-type="float" office:value="1789">
            <text:p>1789</text:p>
          </table:table-cell>
          <table:table-cell office:value-type="float" office:value="807.9">
            <text:p>807.9</text:p>
          </table:table-cell>
          <table:table-cell office:value-type="float" office:value="1339.3">
            <text:p>1339.3</text:p>
          </table:table-cell>
          <table:table-cell office:value-type="float" office:value="829.9">
            <text:p>829.9</text:p>
          </table:table-cell>
          <table:table-cell office:value-type="float" office:value="2202.6">
            <text:p>2202.6</text:p>
          </table:table-cell>
          <table:table-cell office:value-type="float" office:value="115.1">
            <text:p>115.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.55">
            <text:p>8.55</text:p>
          </table:table-cell>
          <table:table-cell office:value-type="float" office:value="2147.1">
            <text:p>2147.1</text:p>
          </table:table-cell>
          <table:table-cell office:value-type="float" office:value="996.9">
            <text:p>996.9</text:p>
          </table:table-cell>
          <table:table-cell office:value-type="float" office:value="1438.8">
            <text:p>1438.8</text:p>
          </table:table-cell>
          <table:table-cell office:value-type="float" office:value="1002">
            <text:p>1002</text:p>
          </table:table-cell>
          <table:table-cell office:value-type="float" office:value="2297.8">
            <text:p>2297.8</text:p>
          </table:table-cell>
          <table:table-cell office:value-type="float" office:value="171.5">
            <text:p>171.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23.23">
            <text:p>23.23</text:p>
          </table:table-cell>
          <table:table-cell office:value-type="float" office:value="1485.9">
            <text:p>1485.9</text:p>
          </table:table-cell>
          <table:table-cell office:value-type="float" office:value="1000.4">
            <text:p>1000.4</text:p>
          </table:table-cell>
          <table:table-cell office:value-type="float" office:value="1192.7">
            <text:p>1192.7</text:p>
          </table:table-cell>
          <table:table-cell office:value-type="float" office:value="904.5">
            <text:p>904.5</text:p>
          </table:table-cell>
          <table:table-cell office:value-type="float" office:value="2512">
            <text:p>2512</text:p>
          </table:table-cell>
          <table:table-cell office:value-type="float" office:value="192.6">
            <text:p>192.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2.65">
            <text:p>22.65</text:p>
          </table:table-cell>
          <table:table-cell office:value-type="float" office:value="1490.6">
            <text:p>1490.6</text:p>
          </table:table-cell>
          <table:table-cell office:value-type="float" office:value="771.2">
            <text:p>771.2</text:p>
          </table:table-cell>
          <table:table-cell office:value-type="float" office:value="1137.1">
            <text:p>1137.1</text:p>
          </table:table-cell>
          <table:table-cell office:value-type="float" office:value="965.4">
            <text:p>965.4</text:p>
          </table:table-cell>
          <table:table-cell office:value-type="float" office:value="2506.4">
            <text:p>2506.4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24.64">
            <text:p>24.64</text:p>
          </table:table-cell>
          <table:table-cell office:value-type="float" office:value="1509.4">
            <text:p>1509.4</text:p>
          </table:table-cell>
          <table:table-cell office:value-type="float" office:value="736">
            <text:p>736</text:p>
          </table:table-cell>
          <table:table-cell office:value-type="float" office:value="1375.7">
            <text:p>1375.7</text:p>
          </table:table-cell>
          <table:table-cell office:value-type="float" office:value="1097.6">
            <text:p>1097.6</text:p>
          </table:table-cell>
          <table:table-cell office:value-type="float" office:value="2376.2">
            <text:p>2376.2</text:p>
          </table:table-cell>
          <table:table-cell office:value-type="float" office:value="390.1">
            <text:p>390.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29.39">
            <text:p>29.39</text:p>
          </table:table-cell>
          <table:table-cell office:value-type="float" office:value="1558.1">
            <text:p>1558.1</text:p>
          </table:table-cell>
          <table:table-cell office:value-type="float" office:value="1131.8">
            <text:p>1131.8</text:p>
          </table:table-cell>
          <table:table-cell office:value-type="float" office:value="1162.1">
            <text:p>1162.1</text:p>
          </table:table-cell>
          <table:table-cell office:value-type="float" office:value="844.4">
            <text:p>844.4</text:p>
          </table:table-cell>
          <table:table-cell office:value-type="float" office:value="2084.9">
            <text:p>2084.9</text:p>
          </table:table-cell>
          <table:table-cell office:value-type="float" office:value="101.8">
            <text:p>101.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22.61">
            <text:p>22.61</text:p>
          </table:table-cell>
          <table:table-cell office:value-type="float" office:value="1301.9">
            <text:p>1301.9</text:p>
          </table:table-cell>
          <table:table-cell office:value-type="float" office:value="1092.2">
            <text:p>1092.2</text:p>
          </table:table-cell>
          <table:table-cell office:value-type="float" office:value="1627.8">
            <text:p>1627.8</text:p>
          </table:table-cell>
          <table:table-cell office:value-type="float" office:value="1643.9">
            <text:p>1643.9</text:p>
          </table:table-cell>
          <table:table-cell office:value-type="float" office:value="2650.4">
            <text:p>2650.4</text:p>
          </table:table-cell>
          <table:table-cell office:value-type="float" office:value="145.9">
            <text:p>145.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36.81">
            <text:p>36.81</text:p>
          </table:table-cell>
          <table:table-cell office:value-type="float" office:value="1414.6">
            <text:p>1414.6</text:p>
          </table:table-cell>
          <table:table-cell office:value-type="float" office:value="1166.7">
            <text:p>1166.7</text:p>
          </table:table-cell>
          <table:table-cell office:value-type="float" office:value="1270.4">
            <text:p>1270.4</text:p>
          </table:table-cell>
          <table:table-cell office:value-type="float" office:value="1080.2">
            <text:p>1080.2</text:p>
          </table:table-cell>
          <table:table-cell office:value-type="float" office:value="2669.8">
            <text:p>2669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32.91">
            <text:p>32.91</text:p>
          </table:table-cell>
          <table:table-cell office:value-type="float" office:value="1630.3">
            <text:p>1630.3</text:p>
          </table:table-cell>
          <table:table-cell office:value-type="float" office:value="1459.6">
            <text:p>1459.6</text:p>
          </table:table-cell>
          <table:table-cell office:value-type="float" office:value="1421.6">
            <text:p>1421.6</text:p>
          </table:table-cell>
          <table:table-cell office:value-type="float" office:value="1829">
            <text:p>1829</text:p>
          </table:table-cell>
          <table:table-cell office:value-type="float" office:value="2520.4">
            <text:p>2520.4</text:p>
          </table:table-cell>
          <table:table-cell office:value-type="float" office:value="564.2">
            <text:p>564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38.62">
            <text:p>38.62</text:p>
          </table:table-cell>
          <table:table-cell office:value-type="float" office:value="1135.5">
            <text:p>1135.5</text:p>
          </table:table-cell>
          <table:table-cell office:value-type="float" office:value="1640.3">
            <text:p>1640.3</text:p>
          </table:table-cell>
          <table:table-cell office:value-type="float" office:value="1340">
            <text:p>1340</text:p>
          </table:table-cell>
          <table:table-cell office:value-type="float" office:value="1198.9">
            <text:p>1198.9</text:p>
          </table:table-cell>
          <table:table-cell office:value-type="float" office:value="2377">
            <text:p>2377</text:p>
          </table:table-cell>
          <table:table-cell office:value-type="float" office:value="394.7">
            <text:p>394.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0.92">
            <text:p>30.92</text:p>
          </table:table-cell>
          <table:table-cell office:value-type="float" office:value="1770.6">
            <text:p>1770.6</text:p>
          </table:table-cell>
          <table:table-cell office:value-type="float" office:value="1559.6">
            <text:p>1559.6</text:p>
          </table:table-cell>
          <table:table-cell office:value-type="float" office:value="1402.3">
            <text:p>1402.3</text:p>
          </table:table-cell>
          <table:table-cell office:value-type="float" office:value="941.2">
            <text:p>941.2</text:p>
          </table:table-cell>
          <table:table-cell office:value-type="float" office:value="2361">
            <text:p>2361</text:p>
          </table:table-cell>
          <table:table-cell office:value-type="float" office:value="118.2">
            <text:p>118.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31.99">
            <text:p>31.99</text:p>
          </table:table-cell>
          <table:table-cell office:value-type="float" office:value="1804.6">
            <text:p>1804.6</text:p>
          </table:table-cell>
          <table:table-cell office:value-type="float" office:value="1935.2">
            <text:p>1935.2</text:p>
          </table:table-cell>
          <table:table-cell office:value-type="float" office:value="1128.4">
            <text:p>1128.4</text:p>
          </table:table-cell>
          <table:table-cell office:value-type="float" office:value="843.2">
            <text:p>843.2</text:p>
          </table:table-cell>
          <table:table-cell office:value-type="float" office:value="2562.7">
            <text:p>2562.7</text:p>
          </table:table-cell>
          <table:table-cell office:value-type="float" office:value="146.2">
            <text:p>146.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3.41">
            <text:p>23.41</text:p>
          </table:table-cell>
          <table:table-cell office:value-type="float" office:value="1301.4">
            <text:p>1301.4</text:p>
          </table:table-cell>
          <table:table-cell office:value-type="float" office:value="1547.2">
            <text:p>1547.2</text:p>
          </table:table-cell>
          <table:table-cell office:value-type="float" office:value="1466.8">
            <text:p>1466.8</text:p>
          </table:table-cell>
          <table:table-cell office:value-type="float" office:value="1177.2">
            <text:p>1177.2</text:p>
          </table:table-cell>
          <table:table-cell office:value-type="float" office:value="2253.8">
            <text:p>2253.8</text:p>
          </table:table-cell>
          <table:table-cell office:value-type="float" office:value="154.2">
            <text:p>154.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13.84">
            <text:p>13.84</text:p>
          </table:table-cell>
          <table:table-cell office:value-type="float" office:value="1780.3">
            <text:p>1780.3</text:p>
          </table:table-cell>
          <table:table-cell office:value-type="float" office:value="1192.9">
            <text:p>1192.9</text:p>
          </table:table-cell>
          <table:table-cell office:value-type="float" office:value="1030.3">
            <text:p>1030.3</text:p>
          </table:table-cell>
          <table:table-cell office:value-type="float" office:value="1225.8">
            <text:p>1225.8</text:p>
          </table:table-cell>
          <table:table-cell office:value-type="float" office:value="2511.3">
            <text:p>2511.3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20.5">
            <text:p>20.5</text:p>
          </table:table-cell>
          <table:table-cell office:value-type="float" office:value="1984.8">
            <text:p>1984.8</text:p>
          </table:table-cell>
          <table:table-cell office:value-type="float" office:value="1775.5">
            <text:p>1775.5</text:p>
          </table:table-cell>
          <table:table-cell office:value-type="float" office:value="792.8">
            <text:p>792.8</text:p>
          </table:table-cell>
          <table:table-cell office:value-type="float" office:value="794">
            <text:p>794</text:p>
          </table:table-cell>
          <table:table-cell office:value-type="float" office:value="2448.2">
            <text:p>2448.2</text:p>
          </table:table-cell>
          <table:table-cell office:value-type="float" office:value="178.4">
            <text:p>178.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14.88">
            <text:p>14.88</text:p>
          </table:table-cell>
          <table:table-cell office:value-type="float" office:value="1994.3">
            <text:p>1994.3</text:p>
          </table:table-cell>
          <table:table-cell office:value-type="float" office:value="1658.3">
            <text:p>1658.3</text:p>
          </table:table-cell>
          <table:table-cell office:value-type="float" office:value="1356.5">
            <text:p>1356.5</text:p>
          </table:table-cell>
          <table:table-cell office:value-type="float" office:value="1036.1">
            <text:p>1036.1</text:p>
          </table:table-cell>
          <table:table-cell office:value-type="float" office:value="2484.8">
            <text:p>2484.8</text:p>
          </table:table-cell>
          <table:table-cell office:value-type="float" office:value="162.5">
            <text:p>162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1.75">
            <text:p>31.75</text:p>
          </table:table-cell>
          <table:table-cell office:value-type="float" office:value="2076.2">
            <text:p>2076.2</text:p>
          </table:table-cell>
          <table:table-cell office:value-type="float" office:value="1633.9">
            <text:p>1633.9</text:p>
          </table:table-cell>
          <table:table-cell office:value-type="float" office:value="886.8">
            <text:p>886.8</text:p>
          </table:table-cell>
          <table:table-cell office:value-type="float" office:value="818.3">
            <text:p>818.3</text:p>
          </table:table-cell>
          <table:table-cell office:value-type="float" office:value="2342.1">
            <text:p>2342.1</text:p>
          </table:table-cell>
          <table:table-cell office:value-type="float" office:value="93.8">
            <text:p>93.8</text:p>
          </table:table-cell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exp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average_fitness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3">
            <text:p>4.3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.3">
            <text:p>6.3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.4">
            <text:p>2.4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.7">
            <text:p>1.7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.8">
            <text:p>1.8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.1">
            <text:p>3.1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.9">
            <text:p>2.9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.8">
            <text:p>2.8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0.7">
            <text:p>0.7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.2">
            <text:p>3.2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.7">
            <text:p>0.7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.8">
            <text:p>2.8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.6">
            <text:p>2.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3.8">
            <text:p>13.8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.1">
            <text:p>3.1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4.6">
            <text:p>4.6</text:p>
          </table:table-cell>
          <table:table-cell office:value-type="float" office:value="1.47">
            <text:p>1.4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.3">
            <text:p>7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2.4">
            <text:p>12.4</text:p>
          </table:table-cell>
          <table:table-cell office:value-type="float" office:value="1.54">
            <text:p>1.5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8.4">
            <text:p>18.4</text:p>
          </table:table-cell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.4">
            <text:p>2.4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7.8">
            <text:p>7.8</text:p>
          </table:table-cell>
          <table:table-cell office:value-type="float" office:value="1.71">
            <text:p>1.7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.7">
            <text:p>3.7</text:p>
          </table:table-cell>
          <table:table-cell office:value-type="float" office:value="0.56">
            <text:p>0.5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.5">
            <text:p>6.5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.9">
            <text:p>4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8.9">
            <text:p>28.9</text:p>
          </table:table-cell>
          <table:table-cell office:value-type="float" office:value="4.14">
            <text:p>4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7.2">
            <text:p>7.2</text:p>
          </table:table-cell>
          <table:table-cell office:value-type="float" office:value="1.53">
            <text:p>1.5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1.9">
            <text:p>11.9</text:p>
          </table:table-cell>
          <table:table-cell office:value-type="float" office:value="1.74">
            <text:p>1.7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1.4">
            <text:p>31.4</text:p>
          </table:table-cell>
          <table:table-cell office:value-type="float" office:value="3.19">
            <text:p>3.1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27.9">
            <text:p>27.9</text:p>
          </table:table-cell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3.39">
            <text:p>3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28.7">
            <text:p>28.7</text:p>
          </table:table-cell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0.9">
            <text:p>0.9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.8">
            <text:p>3.8</text:p>
          </table:table-cell>
          <table:table-cell office:value-type="float" office:value="0.59">
            <text:p>0.5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.7">
            <text:p>2.7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4.2">
            <text:p>14.2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1.1">
            <text:p>1.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3.2">
            <text:p>33.2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8.9">
            <text:p>8.9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27.6">
            <text:p>27.6</text:p>
          </table:table-cell>
          <table:table-cell office:value-type="float" office:value="5.89">
            <text:p>5.8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.9">
            <text:p>3.9</text:p>
          </table:table-cell>
          <table:table-cell office:value-type="float" office:value="0.47">
            <text:p>0.4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17.4">
            <text:p>17.4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20.4">
            <text:p>20.4</text:p>
          </table:table-cell>
          <table:table-cell office:value-type="float" office:value="3.56">
            <text:p>3.5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2.1">
            <text:p>22.1</text:p>
          </table:table-cell>
          <table:table-cell office:value-type="float" office:value="4.97">
            <text:p>4.9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3.2">
            <text:p>3.2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1.8">
            <text:p>11.8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39">
            <text:p>4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29.9">
            <text:p>29.9</text:p>
          </table:table-cell>
          <table:table-cell office:value-type="float" office:value="7.52">
            <text:p>7.5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9.5">
            <text:p>29.5</text:p>
          </table:table-cell>
          <table:table-cell office:value-type="float" office:value="8.86">
            <text:p>8.8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19.1">
            <text:p>19.1</text:p>
          </table:table-cell>
          <table:table-cell office:value-type="float" office:value="3.37">
            <text:p>3.3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8.6">
            <text:p>18.6</text:p>
          </table:table-cell>
          <table:table-cell office:value-type="float" office:value="3.97">
            <text:p>3.97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2.7">
            <text:p>32.7</text:p>
          </table:table-cell>
          <table:table-cell office:value-type="float" office:value="9.82">
            <text:p>9.8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104.3">
            <text:p>104.3</text:p>
          </table:table-cell>
          <table:table-cell office:value-type="float" office:value="19.72">
            <text:p>19.7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9.4">
            <text:p>19.4</text:p>
          </table:table-cell>
          <table:table-cell office:value-type="float" office:value="7.51">
            <text:p>7.5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58.6">
            <text:p>58.6</text:p>
          </table:table-cell>
          <table:table-cell office:value-type="float" office:value="15.74">
            <text:p>15.7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32.6">
            <text:p>32.6</text:p>
          </table:table-cell>
          <table:table-cell office:value-type="float" office:value="8.94">
            <text:p>8.9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4.8">
            <text:p>34.8</text:p>
          </table:table-cell>
          <table:table-cell office:value-type="float" office:value="13.11">
            <text:p>13.1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27.2">
            <text:p>27.2</text:p>
          </table:table-cell>
          <table:table-cell office:value-type="float" office:value="11.19">
            <text:p>11.1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10.01">
            <text:p>10.0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7.5">
            <text:p>27.5</text:p>
          </table:table-cell>
          <table:table-cell office:value-type="float" office:value="8.55">
            <text:p>8.5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48.1">
            <text:p>48.1</text:p>
          </table:table-cell>
          <table:table-cell office:value-type="float" office:value="23.23">
            <text:p>23.23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6.2">
            <text:p>66.2</text:p>
          </table:table-cell>
          <table:table-cell office:value-type="float" office:value="22.65">
            <text:p>22.6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64.4">
            <text:p>64.4</text:p>
          </table:table-cell>
          <table:table-cell office:value-type="float" office:value="24.64">
            <text:p>24.64</text:p>
          </table:table-cell>
          <table:table-cell office:value-type="float" office:value="2.2">
            <text:p>2.2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65.1">
            <text:p>65.1</text:p>
          </table:table-cell>
          <table:table-cell office:value-type="float" office:value="29.39">
            <text:p>29.3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65.2">
            <text:p>65.2</text:p>
          </table:table-cell>
          <table:table-cell office:value-type="float" office:value="22.61">
            <text:p>22.6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25.2">
            <text:p>125.2</text:p>
          </table:table-cell>
          <table:table-cell office:value-type="float" office:value="36.81">
            <text:p>36.81</text:p>
          </table:table-cell>
          <table:table-cell office:value-type="float" office:value="5.5">
            <text:p>5.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68.6">
            <text:p>68.6</text:p>
          </table:table-cell>
          <table:table-cell office:value-type="float" office:value="32.91">
            <text:p>32.9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4.7">
            <text:p>104.7</text:p>
          </table:table-cell>
          <table:table-cell office:value-type="float" office:value="38.62">
            <text:p>38.62</text:p>
          </table:table-cell>
          <table:table-cell office:value-type="float" office:value="7.1">
            <text:p>7.1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72.4">
            <text:p>72.4</text:p>
          </table:table-cell>
          <table:table-cell office:value-type="float" office:value="30.92">
            <text:p>30.92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68.8">
            <text:p>68.8</text:p>
          </table:table-cell>
          <table:table-cell office:value-type="float" office:value="31.99">
            <text:p>31.99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89.5">
            <text:p>89.5</text:p>
          </table:table-cell>
          <table:table-cell office:value-type="float" office:value="23.41">
            <text:p>23.41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41.8">
            <text:p>41.8</text:p>
          </table:table-cell>
          <table:table-cell office:value-type="float" office:value="13.84">
            <text:p>13.84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73.3">
            <text:p>73.3</text:p>
          </table:table-cell>
          <table:table-cell office:value-type="float" office:value="20.5">
            <text:p>20.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4.4">
            <text:p>34.4</text:p>
          </table:table-cell>
          <table:table-cell office:value-type="float" office:value="14.88">
            <text:p>14.88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23.3">
            <text:p>123.3</text:p>
          </table:table-cell>
          <table:table-cell office:value-type="float" office:value="31.75">
            <text:p>31.7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1">
            <text:p>0.1</text:p>
          </table:table-cell>
        </table:table-row>
      </table:table>
      <table:table table:name="exp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average_fitness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0.7">
            <text:p>100.7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82.5">
            <text:p>82.5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81.5">
            <text:p>81.5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office:value-type="float" office:value="185.8">
            <text:p>185.8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616">
            <text:p>2616</text:p>
          </table:table-cell>
          <table:table-cell office:value-type="float" office:value="380.7">
            <text:p>380.7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65">
            <text:p>3465</text:p>
          </table:table-cell>
          <table:table-cell office:value-type="float" office:value="380.4">
            <text:p>380.4</text:p>
          </table:table-cell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office:value-type="float" office:value="95.6">
            <text:p>95.6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office:value-type="float" office:value="47.9">
            <text:p>47.9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130.9">
            <text:p>130.9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86">
            <text:p>986</text:p>
          </table:table-cell>
          <table:table-cell office:value-type="float" office:value="252.7">
            <text:p>252.7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office:value-type="float" office:value="513.2">
            <text:p>513.2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66">
            <text:p>1366</text:p>
          </table:table-cell>
          <table:table-cell office:value-type="float" office:value="734.9">
            <text:p>734.9</text:p>
          </table:table-cell>
          <table:table-cell office:value-type="float" office:value="19">
            <text:p>1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72">
            <text:p>1672</text:p>
          </table:table-cell>
          <table:table-cell office:value-type="float" office:value="943.6">
            <text:p>943.6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99">
            <text:p>2099</text:p>
          </table:table-cell>
          <table:table-cell office:value-type="float" office:value="1168.4">
            <text:p>1168.4</text:p>
          </table:table-cell>
          <table:table-cell office:value-type="float" office:value="49">
            <text:p>4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51">
            <text:p>1451</text:p>
          </table:table-cell>
          <table:table-cell office:value-type="float" office:value="576.2">
            <text:p>576.2</text:p>
          </table:table-cell>
          <table:table-cell office:value-type="float" office:value="21">
            <text:p>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408">
            <text:p>2408</text:p>
          </table:table-cell>
          <table:table-cell office:value-type="float" office:value="1105.2">
            <text:p>1105.2</text:p>
          </table:table-cell>
          <table:table-cell office:value-type="float" office:value="148">
            <text:p>1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662">
            <text:p>2662</text:p>
          </table:table-cell>
          <table:table-cell office:value-type="float" office:value="1551.7">
            <text:p>1551.7</text:p>
          </table:table-cell>
          <table:table-cell office:value-type="float" office:value="127">
            <text:p>12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237">
            <text:p>3237</text:p>
          </table:table-cell>
          <table:table-cell office:value-type="float" office:value="1484.6">
            <text:p>1484.6</text:p>
          </table:table-cell>
          <table:table-cell office:value-type="float" office:value="817">
            <text:p>8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1440.9">
            <text:p>1440.9</text:p>
          </table:table-cell>
          <table:table-cell office:value-type="float" office:value="59">
            <text:p>5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995">
            <text:p>2995</text:p>
          </table:table-cell>
          <table:table-cell office:value-type="float" office:value="1810.9">
            <text:p>1810.9</text:p>
          </table:table-cell>
          <table:table-cell office:value-type="float" office:value="766">
            <text:p>76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710">
            <text:p>2710</text:p>
          </table:table-cell>
          <table:table-cell office:value-type="float" office:value="1082.9">
            <text:p>1082.9</text:p>
          </table:table-cell>
          <table:table-cell office:value-type="float" office:value="41">
            <text:p>4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407">
            <text:p>3407</text:p>
          </table:table-cell>
          <table:table-cell office:value-type="float" office:value="1529.3">
            <text:p>1529.3</text:p>
          </table:table-cell>
          <table:table-cell office:value-type="float" office:value="757">
            <text:p>75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24">
            <text:p>1824</text:p>
          </table:table-cell>
          <table:table-cell office:value-type="float" office:value="1043.4">
            <text:p>1043.4</text:p>
          </table:table-cell>
          <table:table-cell office:value-type="float" office:value="8">
            <text:p>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427">
            <text:p>3427</text:p>
          </table:table-cell>
          <table:table-cell office:value-type="float" office:value="1477">
            <text:p>1477</text:p>
          </table:table-cell>
          <table:table-cell office:value-type="float" office:value="80">
            <text:p>8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46">
            <text:p>2746</text:p>
          </table:table-cell>
          <table:table-cell office:value-type="float" office:value="1120.2">
            <text:p>1120.2</text:p>
          </table:table-cell>
          <table:table-cell office:value-type="float" office:value="278">
            <text:p>27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570">
            <text:p>1570</text:p>
          </table:table-cell>
          <table:table-cell office:value-type="float" office:value="998.7">
            <text:p>998.7</text:p>
          </table:table-cell>
          <table:table-cell office:value-type="float" office:value="27">
            <text:p>2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25">
            <text:p>2925</text:p>
          </table:table-cell>
          <table:table-cell office:value-type="float" office:value="1326.3">
            <text:p>1326.3</text:p>
          </table:table-cell>
          <table:table-cell office:value-type="float" office:value="147">
            <text:p>14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612">
            <text:p>1612</text:p>
          </table:table-cell>
          <table:table-cell office:value-type="float" office:value="933.2">
            <text:p>933.2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1434">
            <text:p>1434</text:p>
          </table:table-cell>
          <table:table-cell office:value-type="float" office:value="12">
            <text:p>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69">
            <text:p>1269</text:p>
          </table:table-cell>
          <table:table-cell office:value-type="float" office:value="874.6">
            <text:p>874.6</text:p>
          </table:table-cell>
          <table:table-cell office:value-type="float" office:value="61">
            <text:p>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711">
            <text:p>2711</text:p>
          </table:table-cell>
          <table:table-cell office:value-type="float" office:value="1477">
            <text:p>1477</text:p>
          </table:table-cell>
          <table:table-cell office:value-type="float" office:value="701">
            <text:p>70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935">
            <text:p>1935</text:p>
          </table:table-cell>
          <table:table-cell office:value-type="float" office:value="1334.5">
            <text:p>1334.5</text:p>
          </table:table-cell>
          <table:table-cell office:value-type="float" office:value="943">
            <text:p>94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897">
            <text:p>2897</text:p>
          </table:table-cell>
          <table:table-cell office:value-type="float" office:value="1157.8">
            <text:p>1157.8</text:p>
          </table:table-cell>
          <table:table-cell office:value-type="float" office:value="70">
            <text:p>7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478">
            <text:p>1478</text:p>
          </table:table-cell>
          <table:table-cell office:value-type="float" office:value="921.6">
            <text:p>921.6</text:p>
          </table:table-cell>
          <table:table-cell office:value-type="float" office:value="17">
            <text:p>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627">
            <text:p>1627</text:p>
          </table:table-cell>
          <table:table-cell office:value-type="float" office:value="1435.3">
            <text:p>1435.3</text:p>
          </table:table-cell>
          <table:table-cell office:value-type="float" office:value="995">
            <text:p>99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1847">
            <text:p>1847</text:p>
          </table:table-cell>
          <table:table-cell office:value-type="float" office:value="1255.1">
            <text:p>1255.1</text:p>
          </table:table-cell>
          <table:table-cell office:value-type="float" office:value="681">
            <text:p>68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377">
            <text:p>3377</text:p>
          </table:table-cell>
          <table:table-cell office:value-type="float" office:value="1917.9">
            <text:p>1917.9</text:p>
          </table:table-cell>
          <table:table-cell office:value-type="float" office:value="730">
            <text:p>73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438">
            <text:p>1438</text:p>
          </table:table-cell>
          <table:table-cell office:value-type="float" office:value="1137.5">
            <text:p>1137.5</text:p>
          </table:table-cell>
          <table:table-cell office:value-type="float" office:value="961">
            <text:p>9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1021.4">
            <text:p>1021.4</text:p>
          </table:table-cell>
          <table:table-cell office:value-type="float" office:value="774">
            <text:p>77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1770">
            <text:p>1770</text:p>
          </table:table-cell>
          <table:table-cell office:value-type="float" office:value="1151">
            <text:p>1151</text:p>
          </table:table-cell>
          <table:table-cell office:value-type="float" office:value="120">
            <text:p>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2813">
            <text:p>2813</text:p>
          </table:table-cell>
          <table:table-cell office:value-type="float" office:value="1435">
            <text:p>1435</text:p>
          </table:table-cell>
          <table:table-cell office:value-type="float" office:value="1077">
            <text:p>107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471">
            <text:p>1471</text:p>
          </table:table-cell>
          <table:table-cell office:value-type="float" office:value="1122.5">
            <text:p>1122.5</text:p>
          </table:table-cell>
          <table:table-cell office:value-type="float" office:value="795">
            <text:p>79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2855">
            <text:p>2855</text:p>
          </table:table-cell>
          <table:table-cell office:value-type="float" office:value="1355">
            <text:p>1355</text:p>
          </table:table-cell>
          <table:table-cell office:value-type="float" office:value="493">
            <text:p>4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684">
            <text:p>1684</text:p>
          </table:table-cell>
          <table:table-cell office:value-type="float" office:value="1250">
            <text:p>1250</text:p>
          </table:table-cell>
          <table:table-cell office:value-type="float" office:value="873">
            <text:p>87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807">
            <text:p>2807</text:p>
          </table:table-cell>
          <table:table-cell office:value-type="float" office:value="1526.4">
            <text:p>1526.4</text:p>
          </table:table-cell>
          <table:table-cell office:value-type="float" office:value="1101">
            <text:p>110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682">
            <text:p>1682</text:p>
          </table:table-cell>
          <table:table-cell office:value-type="float" office:value="1295.4">
            <text:p>1295.4</text:p>
          </table:table-cell>
          <table:table-cell office:value-type="float" office:value="1012">
            <text:p>101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2832">
            <text:p>2832</text:p>
          </table:table-cell>
          <table:table-cell office:value-type="float" office:value="1570.3">
            <text:p>1570.3</text:p>
          </table:table-cell>
          <table:table-cell office:value-type="float" office:value="1121">
            <text:p>11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429">
            <text:p>3429</text:p>
          </table:table-cell>
          <table:table-cell office:value-type="float" office:value="2265.2">
            <text:p>2265.2</text:p>
          </table:table-cell>
          <table:table-cell office:value-type="float" office:value="1123">
            <text:p>112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1501.5">
            <text:p>1501.5</text:p>
          </table:table-cell>
          <table:table-cell office:value-type="float" office:value="14">
            <text:p>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026">
            <text:p>3026</text:p>
          </table:table-cell>
          <table:table-cell office:value-type="float" office:value="1728.3">
            <text:p>1728.3</text:p>
          </table:table-cell>
          <table:table-cell office:value-type="float" office:value="194">
            <text:p>19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438">
            <text:p>3438</text:p>
          </table:table-cell>
          <table:table-cell office:value-type="float" office:value="1734.9">
            <text:p>1734.9</text:p>
          </table:table-cell>
          <table:table-cell office:value-type="float" office:value="359">
            <text:p>35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395">
            <text:p>2395</text:p>
          </table:table-cell>
          <table:table-cell office:value-type="float" office:value="1591.8">
            <text:p>1591.8</text:p>
          </table:table-cell>
          <table:table-cell office:value-type="float" office:value="874">
            <text:p>87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174">
            <text:p>3174</text:p>
          </table:table-cell>
          <table:table-cell office:value-type="float" office:value="1791.9">
            <text:p>1791.9</text:p>
          </table:table-cell>
          <table:table-cell office:value-type="float" office:value="1319">
            <text:p>131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2848">
            <text:p>2848</text:p>
          </table:table-cell>
          <table:table-cell office:value-type="float" office:value="1543.1">
            <text:p>1543.1</text:p>
          </table:table-cell>
          <table:table-cell office:value-type="float" office:value="71">
            <text:p>7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2672">
            <text:p>2672</text:p>
          </table:table-cell>
          <table:table-cell office:value-type="float" office:value="1852">
            <text:p>1852</text:p>
          </table:table-cell>
          <table:table-cell office:value-type="float" office:value="1407">
            <text:p>140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092">
            <text:p>3092</text:p>
          </table:table-cell>
          <table:table-cell office:value-type="float" office:value="1944.6">
            <text:p>1944.6</text:p>
          </table:table-cell>
          <table:table-cell office:value-type="float" office:value="961">
            <text:p>9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15">
            <text:p>2915</text:p>
          </table:table-cell>
          <table:table-cell office:value-type="float" office:value="1718.7">
            <text:p>1718.7</text:p>
          </table:table-cell>
          <table:table-cell office:value-type="float" office:value="72">
            <text:p>7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3342">
            <text:p>3342</text:p>
          </table:table-cell>
          <table:table-cell office:value-type="float" office:value="1820.8">
            <text:p>1820.8</text:p>
          </table:table-cell>
          <table:table-cell office:value-type="float" office:value="1317">
            <text:p>131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2050.3">
            <text:p>2050.3</text:p>
          </table:table-cell>
          <table:table-cell office:value-type="float" office:value="1299">
            <text:p>129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441">
            <text:p>3441</text:p>
          </table:table-cell>
          <table:table-cell office:value-type="float" office:value="2140.2">
            <text:p>2140.2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345">
            <text:p>3345</text:p>
          </table:table-cell>
          <table:table-cell office:value-type="float" office:value="2090.8">
            <text:p>2090.8</text:p>
          </table:table-cell>
          <table:table-cell office:value-type="float" office:value="1302">
            <text:p>130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338">
            <text:p>3338</text:p>
          </table:table-cell>
          <table:table-cell office:value-type="float" office:value="2194.8">
            <text:p>2194.8</text:p>
          </table:table-cell>
          <table:table-cell office:value-type="float" office:value="1136">
            <text:p>113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338">
            <text:p>3338</text:p>
          </table:table-cell>
          <table:table-cell office:value-type="float" office:value="1746">
            <text:p>1746</text:p>
          </table:table-cell>
          <table:table-cell office:value-type="float" office:value="1021">
            <text:p>102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431">
            <text:p>3431</text:p>
          </table:table-cell>
          <table:table-cell office:value-type="float" office:value="1719.4">
            <text:p>1719.4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3410">
            <text:p>3410</text:p>
          </table:table-cell>
          <table:table-cell office:value-type="float" office:value="1711.7">
            <text:p>1711.7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3412">
            <text:p>3412</text:p>
          </table:table-cell>
          <table:table-cell office:value-type="float" office:value="2120">
            <text:p>2120</text:p>
          </table:table-cell>
          <table:table-cell office:value-type="float" office:value="768">
            <text:p>76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2986">
            <text:p>2986</text:p>
          </table:table-cell>
          <table:table-cell office:value-type="float" office:value="1856.6">
            <text:p>1856.6</text:p>
          </table:table-cell>
          <table:table-cell office:value-type="float" office:value="55">
            <text:p>5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318">
            <text:p>3318</text:p>
          </table:table-cell>
          <table:table-cell office:value-type="float" office:value="1749.9">
            <text:p>1749.9</text:p>
          </table:table-cell>
          <table:table-cell office:value-type="float" office:value="15">
            <text:p>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1773.1">
            <text:p>1773.1</text:p>
          </table:table-cell>
          <table:table-cell office:value-type="float" office:value="125">
            <text:p>12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157">
            <text:p>3157</text:p>
          </table:table-cell>
          <table:table-cell office:value-type="float" office:value="1819.3">
            <text:p>1819.3</text:p>
          </table:table-cell>
          <table:table-cell office:value-type="float" office:value="915">
            <text:p>91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3144">
            <text:p>3144</text:p>
          </table:table-cell>
          <table:table-cell office:value-type="float" office:value="1594.8">
            <text:p>1594.8</text:p>
          </table:table-cell>
          <table:table-cell office:value-type="float" office:value="124">
            <text:p>12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3257">
            <text:p>3257</text:p>
          </table:table-cell>
          <table:table-cell office:value-type="float" office:value="1319.5">
            <text:p>1319.5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300">
            <text:p>2300</text:p>
          </table:table-cell>
          <table:table-cell office:value-type="float" office:value="1662.7">
            <text:p>1662.7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3352">
            <text:p>3352</text:p>
          </table:table-cell>
          <table:table-cell office:value-type="float" office:value="1965.2">
            <text:p>1965.2</text:p>
          </table:table-cell>
          <table:table-cell office:value-type="float" office:value="849">
            <text:p>84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153">
            <text:p>3153</text:p>
          </table:table-cell>
          <table:table-cell office:value-type="float" office:value="1524.2">
            <text:p>1524.2</text:p>
          </table:table-cell>
          <table:table-cell office:value-type="float" office:value="1120">
            <text:p>1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3305">
            <text:p>3305</text:p>
          </table:table-cell>
          <table:table-cell office:value-type="float" office:value="1982.3">
            <text:p>1982.3</text:p>
          </table:table-cell>
          <table:table-cell office:value-type="float" office:value="1036">
            <text:p>103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3403">
            <text:p>3403</text:p>
          </table:table-cell>
          <table:table-cell office:value-type="float" office:value="2354.7">
            <text:p>2354.7</text:p>
          </table:table-cell>
          <table:table-cell office:value-type="float" office:value="1614">
            <text:p>16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3057">
            <text:p>3057</text:p>
          </table:table-cell>
          <table:table-cell office:value-type="float" office:value="1775.8">
            <text:p>1775.8</text:p>
          </table:table-cell>
          <table:table-cell office:value-type="float" office:value="978">
            <text:p>97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1669">
            <text:p>1669</text:p>
          </table:table-cell>
          <table:table-cell office:value-type="float" office:value="1064">
            <text:p>106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060">
            <text:p>3060</text:p>
          </table:table-cell>
          <table:table-cell office:value-type="float" office:value="1903.8">
            <text:p>1903.8</text:p>
          </table:table-cell>
          <table:table-cell office:value-type="float" office:value="1193">
            <text:p>11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3414">
            <text:p>3414</text:p>
          </table:table-cell>
          <table:table-cell office:value-type="float" office:value="1601">
            <text:p>1601</text:p>
          </table:table-cell>
          <table:table-cell office:value-type="float" office:value="71">
            <text:p>7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3305">
            <text:p>3305</text:p>
          </table:table-cell>
          <table:table-cell office:value-type="float" office:value="1775.6">
            <text:p>1775.6</text:p>
          </table:table-cell>
          <table:table-cell office:value-type="float" office:value="1142">
            <text:p>11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301">
            <text:p>3301</text:p>
          </table:table-cell>
          <table:table-cell office:value-type="float" office:value="1789">
            <text:p>1789</text:p>
          </table:table-cell>
          <table:table-cell office:value-type="float" office:value="670">
            <text:p>67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445">
            <text:p>3445</text:p>
          </table:table-cell>
          <table:table-cell office:value-type="float" office:value="2147.1">
            <text:p>2147.1</text:p>
          </table:table-cell>
          <table:table-cell office:value-type="float" office:value="630">
            <text:p>63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3188">
            <text:p>3188</text:p>
          </table:table-cell>
          <table:table-cell office:value-type="float" office:value="1485.9">
            <text:p>1485.9</text:p>
          </table:table-cell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959">
            <text:p>2959</text:p>
          </table:table-cell>
          <table:table-cell office:value-type="float" office:value="1490.6">
            <text:p>1490.6</text:p>
          </table:table-cell>
          <table:table-cell office:value-type="float" office:value="7">
            <text:p>7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2693">
            <text:p>2693</text:p>
          </table:table-cell>
          <table:table-cell office:value-type="float" office:value="1509.4">
            <text:p>1509.4</text:p>
          </table:table-cell>
          <table:table-cell office:value-type="float" office:value="61">
            <text:p>6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1951">
            <text:p>1951</text:p>
          </table:table-cell>
          <table:table-cell office:value-type="float" office:value="1558.1">
            <text:p>1558.1</text:p>
          </table:table-cell>
          <table:table-cell office:value-type="float" office:value="1244">
            <text:p>124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1301.9">
            <text:p>1301.9</text:p>
          </table:table-cell>
          <table:table-cell office:value-type="float" office:value="55">
            <text:p>5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2621">
            <text:p>2621</text:p>
          </table:table-cell>
          <table:table-cell office:value-type="float" office:value="1414.6">
            <text:p>1414.6</text:p>
          </table:table-cell>
          <table:table-cell office:value-type="float" office:value="11">
            <text:p>11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3403">
            <text:p>3403</text:p>
          </table:table-cell>
          <table:table-cell office:value-type="float" office:value="1630.3">
            <text:p>1630.3</text:p>
          </table:table-cell>
          <table:table-cell office:value-type="float" office:value="114">
            <text:p>1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674">
            <text:p>1674</text:p>
          </table:table-cell>
          <table:table-cell office:value-type="float" office:value="1135.5">
            <text:p>1135.5</text:p>
          </table:table-cell>
          <table:table-cell office:value-type="float" office:value="69">
            <text:p>6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314">
            <text:p>3314</text:p>
          </table:table-cell>
          <table:table-cell office:value-type="float" office:value="1770.6">
            <text:p>1770.6</text:p>
          </table:table-cell>
          <table:table-cell office:value-type="float" office:value="13">
            <text:p>1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711">
            <text:p>2711</text:p>
          </table:table-cell>
          <table:table-cell office:value-type="float" office:value="1804.6">
            <text:p>1804.6</text:p>
          </table:table-cell>
          <table:table-cell office:value-type="float" office:value="1016">
            <text:p>101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266">
            <text:p>2266</text:p>
          </table:table-cell>
          <table:table-cell office:value-type="float" office:value="1301.4">
            <text:p>1301.4</text:p>
          </table:table-cell>
          <table:table-cell office:value-type="float" office:value="18">
            <text:p>1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3313">
            <text:p>3313</text:p>
          </table:table-cell>
          <table:table-cell office:value-type="float" office:value="1780.3">
            <text:p>1780.3</text:p>
          </table:table-cell>
          <table:table-cell office:value-type="float" office:value="883">
            <text:p>88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2594">
            <text:p>2594</text:p>
          </table:table-cell>
          <table:table-cell office:value-type="float" office:value="1984.8">
            <text:p>1984.8</text:p>
          </table:table-cell>
          <table:table-cell office:value-type="float" office:value="1443">
            <text:p>144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328">
            <text:p>3328</text:p>
          </table:table-cell>
          <table:table-cell office:value-type="float" office:value="1994.3">
            <text:p>1994.3</text:p>
          </table:table-cell>
          <table:table-cell office:value-type="float" office:value="93">
            <text:p>93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2076.2">
            <text:p>2076.2</text:p>
          </table:table-cell>
          <table:table-cell office:value-type="float" office:value="634">
            <text:p>6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</table:table-row>
      </table:table>
      <table:table table:name="exp6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average_fitness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2315.3">
            <text:p>2315.3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2498.6">
            <text:p>2498.6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86">
            <text:p>3386</text:p>
          </table:table-cell>
          <table:table-cell office:value-type="float" office:value="2212.3">
            <text:p>2212.3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90">
            <text:p>3490</text:p>
          </table:table-cell>
          <table:table-cell office:value-type="float" office:value="2680.9">
            <text:p>2680.9</text:p>
          </table:table-cell>
          <table:table-cell office:value-type="float" office:value="1699">
            <text:p>169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91">
            <text:p>3491</text:p>
          </table:table-cell>
          <table:table-cell office:value-type="float" office:value="2229.2">
            <text:p>2229.2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90">
            <text:p>3490</text:p>
          </table:table-cell>
          <table:table-cell office:value-type="float" office:value="2099.8">
            <text:p>2099.8</text:p>
          </table:table-cell>
          <table:table-cell office:value-type="float" office:value="1656">
            <text:p>165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92">
            <text:p>3492</text:p>
          </table:table-cell>
          <table:table-cell office:value-type="float" office:value="2293.2">
            <text:p>2293.2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492">
            <text:p>3492</text:p>
          </table:table-cell>
          <table:table-cell office:value-type="float" office:value="2334.9">
            <text:p>2334.9</text:p>
          </table:table-cell>
          <table:table-cell office:value-type="float" office:value="1548">
            <text:p>154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92">
            <text:p>3492</text:p>
          </table:table-cell>
          <table:table-cell office:value-type="float" office:value="2604.6">
            <text:p>2604.6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office:value-type="float" office:value="2468.5">
            <text:p>2468.5</text:p>
          </table:table-cell>
          <table:table-cell office:value-type="float" office:value="1770">
            <text:p>177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492">
            <text:p>3492</text:p>
          </table:table-cell>
          <table:table-cell office:value-type="float" office:value="2381.2">
            <text:p>2381.2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242">
            <text:p>3242</text:p>
          </table:table-cell>
          <table:table-cell office:value-type="float" office:value="2359">
            <text:p>2359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407">
            <text:p>3407</text:p>
          </table:table-cell>
          <table:table-cell office:value-type="float" office:value="2345">
            <text:p>2345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495">
            <text:p>3495</text:p>
          </table:table-cell>
          <table:table-cell office:value-type="float" office:value="2351.6">
            <text:p>2351.6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493">
            <text:p>3493</text:p>
          </table:table-cell>
          <table:table-cell office:value-type="float" office:value="2045.3">
            <text:p>2045.3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495">
            <text:p>3495</text:p>
          </table:table-cell>
          <table:table-cell office:value-type="float" office:value="2493.2">
            <text:p>2493.2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494">
            <text:p>3494</text:p>
          </table:table-cell>
          <table:table-cell office:value-type="float" office:value="2415.7">
            <text:p>2415.7</text:p>
          </table:table-cell>
          <table:table-cell office:value-type="float" office:value="1704">
            <text:p>170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389">
            <text:p>3389</text:p>
          </table:table-cell>
          <table:table-cell office:value-type="float" office:value="2123.5">
            <text:p>2123.5</text:p>
          </table:table-cell>
          <table:table-cell office:value-type="float" office:value="1705">
            <text:p>170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388">
            <text:p>3388</text:p>
          </table:table-cell>
          <table:table-cell office:value-type="float" office:value="2294.6">
            <text:p>2294.6</text:p>
          </table:table-cell>
          <table:table-cell office:value-type="float" office:value="1760">
            <text:p>176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office:value-type="float" office:value="2267.3">
            <text:p>2267.3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492">
            <text:p>3492</text:p>
          </table:table-cell>
          <table:table-cell office:value-type="float" office:value="2384.9">
            <text:p>2384.9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392">
            <text:p>3392</text:p>
          </table:table-cell>
          <table:table-cell office:value-type="float" office:value="2339.8">
            <text:p>2339.8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394">
            <text:p>3394</text:p>
          </table:table-cell>
          <table:table-cell office:value-type="float" office:value="2502.5">
            <text:p>2502.5</text:p>
          </table:table-cell>
          <table:table-cell office:value-type="float" office:value="1772">
            <text:p>177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391">
            <text:p>3391</text:p>
          </table:table-cell>
          <table:table-cell office:value-type="float" office:value="2381.1">
            <text:p>2381.1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494">
            <text:p>3494</text:p>
          </table:table-cell>
          <table:table-cell office:value-type="float" office:value="2202.6">
            <text:p>2202.6</text:p>
          </table:table-cell>
          <table:table-cell office:value-type="float" office:value="1703">
            <text:p>170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398">
            <text:p>3398</text:p>
          </table:table-cell>
          <table:table-cell office:value-type="float" office:value="2409.4">
            <text:p>2409.4</text:p>
          </table:table-cell>
          <table:table-cell office:value-type="float" office:value="1645">
            <text:p>164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492">
            <text:p>3492</text:p>
          </table:table-cell>
          <table:table-cell office:value-type="float" office:value="2137.3">
            <text:p>2137.3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392">
            <text:p>3392</text:p>
          </table:table-cell>
          <table:table-cell office:value-type="float" office:value="2366.1">
            <text:p>2366.1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408">
            <text:p>3408</text:p>
          </table:table-cell>
          <table:table-cell office:value-type="float" office:value="2201.4">
            <text:p>2201.4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office:value-type="float" office:value="2025.3">
            <text:p>2025.3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98">
            <text:p>3498</text:p>
          </table:table-cell>
          <table:table-cell office:value-type="float" office:value="2912.2">
            <text:p>2912.2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41">
            <text:p>3241</text:p>
          </table:table-cell>
          <table:table-cell office:value-type="float" office:value="2360.1">
            <text:p>2360.1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99">
            <text:p>3399</text:p>
          </table:table-cell>
          <table:table-cell office:value-type="float" office:value="2182.9">
            <text:p>2182.9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492">
            <text:p>3492</text:p>
          </table:table-cell>
          <table:table-cell office:value-type="float" office:value="2582.2">
            <text:p>2582.2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407">
            <text:p>3407</text:p>
          </table:table-cell>
          <table:table-cell office:value-type="float" office:value="2314.1">
            <text:p>2314.1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92">
            <text:p>3492</text:p>
          </table:table-cell>
          <table:table-cell office:value-type="float" office:value="2141.4">
            <text:p>2141.4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00">
            <text:p>3400</text:p>
          </table:table-cell>
          <table:table-cell office:value-type="float" office:value="2350.4">
            <text:p>2350.4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492">
            <text:p>3492</text:p>
          </table:table-cell>
          <table:table-cell office:value-type="float" office:value="2462.5">
            <text:p>2462.5</text:p>
          </table:table-cell>
          <table:table-cell office:value-type="float" office:value="1775">
            <text:p>17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390">
            <text:p>3390</text:p>
          </table:table-cell>
          <table:table-cell office:value-type="float" office:value="2606.1">
            <text:p>2606.1</text:p>
          </table:table-cell>
          <table:table-cell office:value-type="float" office:value="2027">
            <text:p>20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office:value-type="float" office:value="2354.4">
            <text:p>2354.4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391">
            <text:p>3391</text:p>
          </table:table-cell>
          <table:table-cell office:value-type="float" office:value="2493.6">
            <text:p>2493.6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498">
            <text:p>3498</text:p>
          </table:table-cell>
          <table:table-cell office:value-type="float" office:value="2593.6">
            <text:p>2593.6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97">
            <text:p>3397</text:p>
          </table:table-cell>
          <table:table-cell office:value-type="float" office:value="2233.1">
            <text:p>2233.1</text:p>
          </table:table-cell>
          <table:table-cell office:value-type="float" office:value="1765">
            <text:p>176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492">
            <text:p>3492</text:p>
          </table:table-cell>
          <table:table-cell office:value-type="float" office:value="2365.5">
            <text:p>2365.5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391">
            <text:p>3391</text:p>
          </table:table-cell>
          <table:table-cell office:value-type="float" office:value="2119.3">
            <text:p>2119.3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407">
            <text:p>3407</text:p>
          </table:table-cell>
          <table:table-cell office:value-type="float" office:value="2041.4">
            <text:p>2041.4</text:p>
          </table:table-cell>
          <table:table-cell office:value-type="float" office:value="1643">
            <text:p>164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495">
            <text:p>3495</text:p>
          </table:table-cell>
          <table:table-cell office:value-type="float" office:value="2454.5">
            <text:p>2454.5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388">
            <text:p>3388</text:p>
          </table:table-cell>
          <table:table-cell office:value-type="float" office:value="2222.5">
            <text:p>2222.5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392">
            <text:p>3392</text:p>
          </table:table-cell>
          <table:table-cell office:value-type="float" office:value="2590.7">
            <text:p>2590.7</text:p>
          </table:table-cell>
          <table:table-cell office:value-type="float" office:value="2164">
            <text:p>216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office:value-type="float" office:value="2488.5">
            <text:p>2488.5</text:p>
          </table:table-cell>
          <table:table-cell office:value-type="float" office:value="1760">
            <text:p>176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494">
            <text:p>3494</text:p>
          </table:table-cell>
          <table:table-cell office:value-type="float" office:value="2318.3">
            <text:p>2318.3</text:p>
          </table:table-cell>
          <table:table-cell office:value-type="float" office:value="1723">
            <text:p>172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393">
            <text:p>3393</text:p>
          </table:table-cell>
          <table:table-cell office:value-type="float" office:value="2369.2">
            <text:p>2369.2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3492">
            <text:p>3492</text:p>
          </table:table-cell>
          <table:table-cell office:value-type="float" office:value="2217.1">
            <text:p>2217.1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391">
            <text:p>3391</text:p>
          </table:table-cell>
          <table:table-cell office:value-type="float" office:value="2499.5">
            <text:p>2499.5</text:p>
          </table:table-cell>
          <table:table-cell office:value-type="float" office:value="1897">
            <text:p>189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3497">
            <text:p>3497</text:p>
          </table:table-cell>
          <table:table-cell office:value-type="float" office:value="2512.6">
            <text:p>2512.6</text:p>
          </table:table-cell>
          <table:table-cell office:value-type="float" office:value="1813">
            <text:p>18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2774">
            <text:p>2774</text:p>
          </table:table-cell>
          <table:table-cell office:value-type="float" office:value="2067.9">
            <text:p>2067.9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492">
            <text:p>3492</text:p>
          </table:table-cell>
          <table:table-cell office:value-type="float" office:value="2574.3">
            <text:p>2574.3</text:p>
          </table:table-cell>
          <table:table-cell office:value-type="float" office:value="1683">
            <text:p>168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3391">
            <text:p>3391</text:p>
          </table:table-cell>
          <table:table-cell office:value-type="float" office:value="2369.5">
            <text:p>2369.5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3392">
            <text:p>3392</text:p>
          </table:table-cell>
          <table:table-cell office:value-type="float" office:value="2272.3">
            <text:p>2272.3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office:value-type="float" office:value="2479.1">
            <text:p>2479.1</text:p>
          </table:table-cell>
          <table:table-cell office:value-type="float" office:value="1765">
            <text:p>176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494">
            <text:p>3494</text:p>
          </table:table-cell>
          <table:table-cell office:value-type="float" office:value="2096.2">
            <text:p>2096.2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491">
            <text:p>3491</text:p>
          </table:table-cell>
          <table:table-cell office:value-type="float" office:value="2547.2">
            <text:p>2547.2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496">
            <text:p>3496</text:p>
          </table:table-cell>
          <table:table-cell office:value-type="float" office:value="2264.6">
            <text:p>2264.6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391">
            <text:p>3391</text:p>
          </table:table-cell>
          <table:table-cell office:value-type="float" office:value="1963.8">
            <text:p>1963.8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493">
            <text:p>3493</text:p>
          </table:table-cell>
          <table:table-cell office:value-type="float" office:value="2485.8">
            <text:p>2485.8</text:p>
          </table:table-cell>
          <table:table-cell office:value-type="float" office:value="1777">
            <text:p>177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3494">
            <text:p>3494</text:p>
          </table:table-cell>
          <table:table-cell office:value-type="float" office:value="2258.7">
            <text:p>2258.7</text:p>
          </table:table-cell>
          <table:table-cell office:value-type="float" office:value="1707">
            <text:p>170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3388">
            <text:p>3388</text:p>
          </table:table-cell>
          <table:table-cell office:value-type="float" office:value="2137.7">
            <text:p>2137.7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3392">
            <text:p>3392</text:p>
          </table:table-cell>
          <table:table-cell office:value-type="float" office:value="2290.1">
            <text:p>2290.1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233">
            <text:p>3233</text:p>
          </table:table-cell>
          <table:table-cell office:value-type="float" office:value="2256.3">
            <text:p>2256.3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office:value-type="float" office:value="2374.8">
            <text:p>2374.8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406">
            <text:p>3406</text:p>
          </table:table-cell>
          <table:table-cell office:value-type="float" office:value="2386.8">
            <text:p>2386.8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2378">
            <text:p>2378</text:p>
          </table:table-cell>
          <table:table-cell office:value-type="float" office:value="2122.4">
            <text:p>2122.4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3394">
            <text:p>3394</text:p>
          </table:table-cell>
          <table:table-cell office:value-type="float" office:value="2359.4">
            <text:p>2359.4</text:p>
          </table:table-cell>
          <table:table-cell office:value-type="float" office:value="1873">
            <text:p>18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3494">
            <text:p>3494</text:p>
          </table:table-cell>
          <table:table-cell office:value-type="float" office:value="2556.1">
            <text:p>2556.1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2359">
            <text:p>2359</text:p>
          </table:table-cell>
          <table:table-cell office:value-type="float" office:value="1966.7">
            <text:p>1966.7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394">
            <text:p>3394</text:p>
          </table:table-cell>
          <table:table-cell office:value-type="float" office:value="2408.6">
            <text:p>2408.6</text:p>
          </table:table-cell>
          <table:table-cell office:value-type="float" office:value="1729">
            <text:p>172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3074">
            <text:p>3074</text:p>
          </table:table-cell>
          <table:table-cell office:value-type="float" office:value="2069.4">
            <text:p>2069.4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3493">
            <text:p>3493</text:p>
          </table:table-cell>
          <table:table-cell office:value-type="float" office:value="2164">
            <text:p>2164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3492">
            <text:p>3492</text:p>
          </table:table-cell>
          <table:table-cell office:value-type="float" office:value="2335.6">
            <text:p>2335.6</text:p>
          </table:table-cell>
          <table:table-cell office:value-type="float" office:value="1764">
            <text:p>176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office:value-type="float" office:value="2427.9">
            <text:p>2427.9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488">
            <text:p>3488</text:p>
          </table:table-cell>
          <table:table-cell office:value-type="float" office:value="2305.8">
            <text:p>2305.8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3232">
            <text:p>3232</text:p>
          </table:table-cell>
          <table:table-cell office:value-type="float" office:value="2260.9">
            <text:p>2260.9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3493">
            <text:p>3493</text:p>
          </table:table-cell>
          <table:table-cell office:value-type="float" office:value="2314.2">
            <text:p>2314.2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226">
            <text:p>3226</text:p>
          </table:table-cell>
          <table:table-cell office:value-type="float" office:value="2202.6">
            <text:p>2202.6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490">
            <text:p>3490</text:p>
          </table:table-cell>
          <table:table-cell office:value-type="float" office:value="2297.8">
            <text:p>2297.8</text:p>
          </table:table-cell>
          <table:table-cell office:value-type="float" office:value="1690">
            <text:p>169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3490">
            <text:p>3490</text:p>
          </table:table-cell>
          <table:table-cell office:value-type="float" office:value="2512">
            <text:p>2512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3490">
            <text:p>3490</text:p>
          </table:table-cell>
          <table:table-cell office:value-type="float" office:value="2506.4">
            <text:p>2506.4</text:p>
          </table:table-cell>
          <table:table-cell office:value-type="float" office:value="1689">
            <text:p>168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3406">
            <text:p>3406</text:p>
          </table:table-cell>
          <table:table-cell office:value-type="float" office:value="2376.2">
            <text:p>2376.2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2814">
            <text:p>2814</text:p>
          </table:table-cell>
          <table:table-cell office:value-type="float" office:value="2084.9">
            <text:p>2084.9</text:p>
          </table:table-cell>
          <table:table-cell office:value-type="float" office:value="1652">
            <text:p>165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office:value-type="float" office:value="2650.4">
            <text:p>2650.4</text:p>
          </table:table-cell>
          <table:table-cell office:value-type="float" office:value="2154">
            <text:p>21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3399">
            <text:p>3399</text:p>
          </table:table-cell>
          <table:table-cell office:value-type="float" office:value="2669.8">
            <text:p>2669.8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3496">
            <text:p>3496</text:p>
          </table:table-cell>
          <table:table-cell office:value-type="float" office:value="2520.4">
            <text:p>2520.4</text:p>
          </table:table-cell>
          <table:table-cell office:value-type="float" office:value="1729">
            <text:p>172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3235">
            <text:p>3235</text:p>
          </table:table-cell>
          <table:table-cell office:value-type="float" office:value="2377">
            <text:p>2377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492">
            <text:p>3492</text:p>
          </table:table-cell>
          <table:table-cell office:value-type="float" office:value="2361">
            <text:p>2361</text:p>
          </table:table-cell>
          <table:table-cell office:value-type="float" office:value="1714">
            <text:p>17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3496">
            <text:p>3496</text:p>
          </table:table-cell>
          <table:table-cell office:value-type="float" office:value="2562.7">
            <text:p>2562.7</text:p>
          </table:table-cell>
          <table:table-cell office:value-type="float" office:value="1727">
            <text:p>17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390">
            <text:p>3390</text:p>
          </table:table-cell>
          <table:table-cell office:value-type="float" office:value="2253.8">
            <text:p>2253.8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3394">
            <text:p>3394</text:p>
          </table:table-cell>
          <table:table-cell office:value-type="float" office:value="2511.3">
            <text:p>2511.3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3492">
            <text:p>3492</text:p>
          </table:table-cell>
          <table:table-cell office:value-type="float" office:value="2448.2">
            <text:p>2448.2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491">
            <text:p>3491</text:p>
          </table:table-cell>
          <table:table-cell office:value-type="float" office:value="2484.8">
            <text:p>2484.8</text:p>
          </table:table-cell>
          <table:table-cell office:value-type="float" office:value="1704">
            <text:p>170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office:value-type="float" office:value="2342.1">
            <text:p>2342.1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</table:table>
      <table:table table:name="all_export" table:style-name="ta1">
        <table:table-column table:style-name="co9" table:number-columns-repeated="7" table:default-cell-style-name="Default"/>
        <table:table-row table:style-name="ro1">
          <table:table-cell office:value-type="float" office:value="0.02">
            <text:p>0.02</text:p>
          </table:table-cell>
          <table:table-cell office:value-type="float" office:value="100.7">
            <text:p>100.7</text:p>
          </table:table-cell>
          <table:table-cell office:value-type="float" office:value="65.2">
            <text:p>65.2</text:p>
          </table:table-cell>
          <table:table-cell office:value-type="float" office:value="164.8">
            <text:p>164.8</text:p>
          </table:table-cell>
          <table:table-cell office:value-type="float" office:value="105">
            <text:p>105</text:p>
          </table:table-cell>
          <table:table-cell office:value-type="float" office:value="2315.3">
            <text:p>2315.3</text:p>
          </table:table-cell>
          <table:table-cell office:value-type="float" office:value="108.6">
            <text:p>108.6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82.5">
            <text:p>82.5</text:p>
          </table:table-cell>
          <table:table-cell office:value-type="float" office:value="99">
            <text:p>99</text:p>
          </table:table-cell>
          <table:table-cell office:value-type="float" office:value="101.1">
            <text:p>101.1</text:p>
          </table:table-cell>
          <table:table-cell office:value-type="float" office:value="63.8">
            <text:p>63.8</text:p>
          </table:table-cell>
          <table:table-cell office:value-type="float" office:value="2498.6">
            <text:p>2498.6</text:p>
          </table:table-cell>
          <table:table-cell office:value-type="float" office:value="195.8">
            <text:p>195.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10">
            <text:p>110</text:p>
          </table:table-cell>
          <table:table-cell office:value-type="float" office:value="74">
            <text:p>74</text:p>
          </table:table-cell>
          <table:table-cell office:value-type="float" office:value="262.8">
            <text:p>262.8</text:p>
          </table:table-cell>
          <table:table-cell office:value-type="float" office:value="52.4">
            <text:p>52.4</text:p>
          </table:table-cell>
          <table:table-cell office:value-type="float" office:value="2212.3">
            <text:p>2212.3</text:p>
          </table:table-cell>
          <table:table-cell office:value-type="float" office:value="130.8">
            <text:p>130.8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81.5">
            <text:p>81.5</text:p>
          </table:table-cell>
          <table:table-cell office:value-type="float" office:value="140.6">
            <text:p>140.6</text:p>
          </table:table-cell>
          <table:table-cell office:value-type="float" office:value="378.5">
            <text:p>378.5</text:p>
          </table:table-cell>
          <table:table-cell office:value-type="float" office:value="110.1">
            <text:p>110.1</text:p>
          </table:table-cell>
          <table:table-cell office:value-type="float" office:value="2680.9">
            <text:p>2680.9</text:p>
          </table:table-cell>
          <table:table-cell office:value-type="float" office:value="122.5">
            <text:p>122.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2" office:value-type="float" office:value="185.8">
            <text:p>185.8</text:p>
          </table:table-cell>
          <table:table-cell office:value-type="float" office:value="232.8">
            <text:p>232.8</text:p>
          </table:table-cell>
          <table:table-cell office:value-type="float" office:value="126.5">
            <text:p>126.5</text:p>
          </table:table-cell>
          <table:table-cell office:value-type="float" office:value="2229.2">
            <text:p>2229.2</text:p>
          </table:table-cell>
          <table:table-cell office:value-type="float" office:value="41.8">
            <text:p>41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.7">
            <text:p>380.7</text:p>
          </table:table-cell>
          <table:table-cell office:value-type="float" office:value="271.2">
            <text:p>271.2</text:p>
          </table:table-cell>
          <table:table-cell office:value-type="float" office:value="727.9">
            <text:p>727.9</text:p>
          </table:table-cell>
          <table:table-cell office:value-type="float" office:value="177">
            <text:p>177</text:p>
          </table:table-cell>
          <table:table-cell office:value-type="float" office:value="2099.8">
            <text:p>2099.8</text:p>
          </table:table-cell>
          <table:table-cell office:value-type="float" office:value="134.9">
            <text:p>134.9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380.4">
            <text:p>380.4</text:p>
          </table:table-cell>
          <table:table-cell office:value-type="float" office:value="645.3">
            <text:p>645.3</text:p>
          </table:table-cell>
          <table:table-cell office:value-type="float" office:value="1098.8">
            <text:p>1098.8</text:p>
          </table:table-cell>
          <table:table-cell office:value-type="float" office:value="104.3">
            <text:p>104.3</text:p>
          </table:table-cell>
          <table:table-cell office:value-type="float" office:value="2293.2">
            <text:p>2293.2</text:p>
          </table:table-cell>
          <table:table-cell office:value-type="float" office:value="119.1">
            <text:p>119.1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95.6">
            <text:p>95.6</text:p>
          </table:table-cell>
          <table:table-cell office:value-type="float" office:value="892.4">
            <text:p>892.4</text:p>
          </table:table-cell>
          <table:table-cell office:value-type="float" office:value="872.2">
            <text:p>872.2</text:p>
          </table:table-cell>
          <table:table-cell office:value-type="float" office:value="103.2">
            <text:p>103.2</text:p>
          </table:table-cell>
          <table:table-cell office:value-type="float" office:value="2334.9">
            <text:p>2334.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 office:value-type="float" office:value="864.1">
            <text:p>864.1</text:p>
          </table:table-cell>
          <table:table-cell office:value-type="float" office:value="1004.7">
            <text:p>1004.7</text:p>
          </table:table-cell>
          <table:table-cell office:value-type="float" office:value="58.6">
            <text:p>58.6</text:p>
          </table:table-cell>
          <table:table-cell office:value-type="float" office:value="2604.6">
            <text:p>2604.6</text:p>
          </table:table-cell>
          <table:table-cell office:value-type="float" office:value="102.6">
            <text:p>102.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30.9">
            <text:p>130.9</text:p>
          </table:table-cell>
          <table:table-cell office:value-type="float" office:value="641.8">
            <text:p>641.8</text:p>
          </table:table-cell>
          <table:table-cell office:value-type="float" office:value="1331.3">
            <text:p>1331.3</text:p>
          </table:table-cell>
          <table:table-cell office:value-type="float" office:value="403.9">
            <text:p>403.9</text:p>
          </table:table-cell>
          <table:table-cell office:value-type="float" office:value="2468.5">
            <text:p>2468.5</text:p>
          </table:table-cell>
          <table:table-cell office:value-type="float" office:value="164.3">
            <text:p>164.3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52.7">
            <text:p>252.7</text:p>
          </table:table-cell>
          <table:table-cell office:value-type="float" office:value="393.7">
            <text:p>393.7</text:p>
          </table:table-cell>
          <table:table-cell office:value-type="float" office:value="1763.8">
            <text:p>1763.8</text:p>
          </table:table-cell>
          <table:table-cell office:value-type="float" office:value="326.7">
            <text:p>326.7</text:p>
          </table:table-cell>
          <table:table-cell office:value-type="float" office:value="2381.2">
            <text:p>2381.2</text:p>
          </table:table-cell>
          <table:table-cell office:value-type="float" office:value="241.6">
            <text:p>241.6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513.2">
            <text:p>513.2</text:p>
          </table:table-cell>
          <table:table-cell office:value-type="float" office:value="501.2">
            <text:p>501.2</text:p>
          </table:table-cell>
          <table:table-cell office:value-type="float" office:value="828.6">
            <text:p>828.6</text:p>
          </table:table-cell>
          <table:table-cell office:value-type="float" office:value="237.8">
            <text:p>237.8</text:p>
          </table:table-cell>
          <table:table-cell office:value-type="float" office:value="2359">
            <text:p>2359</text:p>
          </table:table-cell>
          <table:table-cell office:value-type="float" office:value="132.5">
            <text:p>132.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734.9">
            <text:p>734.9</text:p>
          </table:table-cell>
          <table:table-cell office:value-type="float" office:value="1136.6">
            <text:p>1136.6</text:p>
          </table:table-cell>
          <table:table-cell office:value-type="float" office:value="852">
            <text:p>852</text:p>
          </table:table-cell>
          <table:table-cell office:value-type="float" office:value="134.9">
            <text:p>134.9</text:p>
          </table:table-cell>
          <table:table-cell office:value-type="float" office:value="2345">
            <text:p>2345</text:p>
          </table:table-cell>
          <table:table-cell office:value-type="float" office:value="201.2">
            <text:p>201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3.6">
            <text:p>943.6</text:p>
          </table:table-cell>
          <table:table-cell office:value-type="float" office:value="645.3">
            <text:p>645.3</text:p>
          </table:table-cell>
          <table:table-cell office:value-type="float" office:value="1454.1">
            <text:p>1454.1</text:p>
          </table:table-cell>
          <table:table-cell office:value-type="float" office:value="549.7">
            <text:p>549.7</text:p>
          </table:table-cell>
          <table:table-cell office:value-type="float" office:value="2351.6">
            <text:p>2351.6</text:p>
          </table:table-cell>
          <table:table-cell office:value-type="float" office:value="139.8">
            <text:p>139.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168.4">
            <text:p>1168.4</text:p>
          </table:table-cell>
          <table:table-cell office:value-type="float" office:value="916.6">
            <text:p>916.6</text:p>
          </table:table-cell>
          <table:table-cell office:value-type="float" office:value="1251.7">
            <text:p>1251.7</text:p>
          </table:table-cell>
          <table:table-cell office:value-type="float" office:value="448.3">
            <text:p>448.3</text:p>
          </table:table-cell>
          <table:table-cell office:value-type="float" office:value="2045.3">
            <text:p>2045.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576.2">
            <text:p>576.2</text:p>
          </table:table-cell>
          <table:table-cell office:value-type="float" office:value="929.1">
            <text:p>929.1</text:p>
          </table:table-cell>
          <table:table-cell office:value-type="float" office:value="929.3">
            <text:p>929.3</text:p>
          </table:table-cell>
          <table:table-cell office:value-type="float" office:value="548.6">
            <text:p>548.6</text:p>
          </table:table-cell>
          <table:table-cell office:value-type="float" office:value="2493.2">
            <text:p>2493.2</text:p>
          </table:table-cell>
          <table:table-cell office:value-type="float" office:value="115.4">
            <text:p>115.4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105.2">
            <text:p>1105.2</text:p>
          </table:table-cell>
          <table:table-cell office:value-type="float" office:value="1102">
            <text:p>1102</text:p>
          </table:table-cell>
          <table:table-cell office:value-type="float" office:value="799.7">
            <text:p>799.7</text:p>
          </table:table-cell>
          <table:table-cell office:value-type="float" office:value="612.4">
            <text:p>612.4</text:p>
          </table:table-cell>
          <table:table-cell office:value-type="float" office:value="2415.7">
            <text:p>2415.7</text:p>
          </table:table-cell>
          <table:table-cell office:value-type="float" office:value="124.3">
            <text:p>124.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51.7">
            <text:p>1551.7</text:p>
          </table:table-cell>
          <table:table-cell office:value-type="float" office:value="1142.6">
            <text:p>1142.6</text:p>
          </table:table-cell>
          <table:table-cell office:value-type="float" office:value="1034.2">
            <text:p>1034.2</text:p>
          </table:table-cell>
          <table:table-cell office:value-type="float" office:value="1175.6">
            <text:p>1175.6</text:p>
          </table:table-cell>
          <table:table-cell office:value-type="float" office:value="2123.5">
            <text:p>2123.5</text:p>
          </table:table-cell>
          <table:table-cell office:value-type="float" office:value="168.3">
            <text:p>168.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484.6">
            <text:p>1484.6</text:p>
          </table:table-cell>
          <table:table-cell office:value-type="float" office:value="1085.4">
            <text:p>1085.4</text:p>
          </table:table-cell>
          <table:table-cell office:value-type="float" office:value="949">
            <text:p>949</text:p>
          </table:table-cell>
          <table:table-cell office:value-type="float" office:value="1142.7">
            <text:p>1142.7</text:p>
          </table:table-cell>
          <table:table-cell office:value-type="float" office:value="2294.6">
            <text:p>2294.6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1440.9">
            <text:p>1440.9</text:p>
          </table:table-cell>
          <table:table-cell office:value-type="float" office:value="725">
            <text:p>725</text:p>
          </table:table-cell>
          <table:table-cell office:value-type="float" office:value="1102.4">
            <text:p>1102.4</text:p>
          </table:table-cell>
          <table:table-cell office:value-type="float" office:value="631.4">
            <text:p>631.4</text:p>
          </table:table-cell>
          <table:table-cell office:value-type="float" office:value="2267.3">
            <text:p>2267.3</text:p>
          </table:table-cell>
          <table:table-cell office:value-type="float" office:value="200.7">
            <text:p>200.7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1810.9">
            <text:p>1810.9</text:p>
          </table:table-cell>
          <table:table-cell office:value-type="float" office:value="875.9">
            <text:p>875.9</text:p>
          </table:table-cell>
          <table:table-cell office:value-type="float" office:value="1799">
            <text:p>1799</text:p>
          </table:table-cell>
          <table:table-cell office:value-type="float" office:value="772.8">
            <text:p>772.8</text:p>
          </table:table-cell>
          <table:table-cell office:value-type="float" office:value="2384.9">
            <text:p>2384.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1082.9">
            <text:p>1082.9</text:p>
          </table:table-cell>
          <table:table-cell office:value-type="float" office:value="1148.5">
            <text:p>1148.5</text:p>
          </table:table-cell>
          <table:table-cell office:value-type="float" office:value="1846.1">
            <text:p>1846.1</text:p>
          </table:table-cell>
          <table:table-cell office:value-type="float" office:value="782.6">
            <text:p>782.6</text:p>
          </table:table-cell>
          <table:table-cell office:value-type="float" office:value="2339.8">
            <text:p>2339.8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529.3">
            <text:p>1529.3</text:p>
          </table:table-cell>
          <table:table-cell office:value-type="float" office:value="722.9">
            <text:p>722.9</text:p>
          </table:table-cell>
          <table:table-cell office:value-type="float" office:value="1538.7">
            <text:p>1538.7</text:p>
          </table:table-cell>
          <table:table-cell office:value-type="float" office:value="746.2">
            <text:p>746.2</text:p>
          </table:table-cell>
          <table:table-cell office:value-type="float" office:value="2502.5">
            <text:p>2502.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043.4">
            <text:p>1043.4</text:p>
          </table:table-cell>
          <table:table-cell office:value-type="float" office:value="751.7">
            <text:p>751.7</text:p>
          </table:table-cell>
          <table:table-cell office:value-type="float" office:value="1389.7">
            <text:p>1389.7</text:p>
          </table:table-cell>
          <table:table-cell office:value-type="float" office:value="1261.2">
            <text:p>1261.2</text:p>
          </table:table-cell>
          <table:table-cell office:value-type="float" office:value="2381.1">
            <text:p>2381.1</text:p>
          </table:table-cell>
          <table:table-cell office:value-type="float" office:value="144.4">
            <text:p>144.4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1477">
            <text:p>1477</text:p>
          </table:table-cell>
          <table:table-cell office:value-type="float" office:value="1201.1">
            <text:p>1201.1</text:p>
          </table:table-cell>
          <table:table-cell office:value-type="float" office:value="1610.9">
            <text:p>1610.9</text:p>
          </table:table-cell>
          <table:table-cell office:value-type="float" office:value="940.5">
            <text:p>940.5</text:p>
          </table:table-cell>
          <table:table-cell office:value-type="float" office:value="2202.6">
            <text:p>2202.6</text:p>
          </table:table-cell>
          <table:table-cell office:value-type="float" office:value="80.4">
            <text:p>80.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120.2">
            <text:p>1120.2</text:p>
          </table:table-cell>
          <table:table-cell office:value-type="float" office:value="1087.4">
            <text:p>1087.4</text:p>
          </table:table-cell>
          <table:table-cell office:value-type="float" office:value="1582.2">
            <text:p>1582.2</text:p>
          </table:table-cell>
          <table:table-cell office:value-type="float" office:value="665.7">
            <text:p>665.7</text:p>
          </table:table-cell>
          <table:table-cell office:value-type="float" office:value="2409.4">
            <text:p>2409.4</text:p>
          </table:table-cell>
          <table:table-cell office:value-type="float" office:value="121.5">
            <text:p>121.5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998.7">
            <text:p>998.7</text:p>
          </table:table-cell>
          <table:table-cell office:value-type="float" office:value="821.1">
            <text:p>821.1</text:p>
          </table:table-cell>
          <table:table-cell office:value-type="float" office:value="2171.8">
            <text:p>2171.8</text:p>
          </table:table-cell>
          <table:table-cell office:value-type="float" office:value="1401.3">
            <text:p>1401.3</text:p>
          </table:table-cell>
          <table:table-cell office:value-type="float" office:value="2137.3">
            <text:p>2137.3</text:p>
          </table:table-cell>
          <table:table-cell office:value-type="float" office:value="148.3">
            <text:p>148.3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1326.3">
            <text:p>1326.3</text:p>
          </table:table-cell>
          <table:table-cell office:value-type="float" office:value="1211.1">
            <text:p>1211.1</text:p>
          </table:table-cell>
          <table:table-cell office:value-type="float" office:value="1643.2">
            <text:p>1643.2</text:p>
          </table:table-cell>
          <table:table-cell office:value-type="float" office:value="977.6">
            <text:p>977.6</text:p>
          </table:table-cell>
          <table:table-cell office:value-type="float" office:value="2366.1">
            <text:p>2366.1</text:p>
          </table:table-cell>
          <table:table-cell office:value-type="float" office:value="68.2">
            <text:p>68.2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933.2">
            <text:p>933.2</text:p>
          </table:table-cell>
          <table:table-cell office:value-type="float" office:value="1076.8">
            <text:p>1076.8</text:p>
          </table:table-cell>
          <table:table-cell office:value-type="float" office:value="1451.1">
            <text:p>1451.1</text:p>
          </table:table-cell>
          <table:table-cell office:value-type="float" office:value="870.4">
            <text:p>870.4</text:p>
          </table:table-cell>
          <table:table-cell office:value-type="float" office:value="2201.4">
            <text:p>2201.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434">
            <text:p>1434</text:p>
          </table:table-cell>
          <table:table-cell office:value-type="float" office:value="692.3">
            <text:p>692.3</text:p>
          </table:table-cell>
          <table:table-cell office:value-type="float" office:value="1858.6">
            <text:p>1858.6</text:p>
          </table:table-cell>
          <table:table-cell office:value-type="float" office:value="1397.4">
            <text:p>1397.4</text:p>
          </table:table-cell>
          <table:table-cell office:value-type="float" office:value="2025.3">
            <text:p>2025.3</text:p>
          </table:table-cell>
          <table:table-cell office:value-type="float" office:value="43.7">
            <text:p>43.7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874.6">
            <text:p>874.6</text:p>
          </table:table-cell>
          <table:table-cell office:value-type="float" office:value="634.7">
            <text:p>634.7</text:p>
          </table:table-cell>
          <table:table-cell office:value-type="float" office:value="1467.9">
            <text:p>1467.9</text:p>
          </table:table-cell>
          <table:table-cell office:value-type="float" office:value="1346.1">
            <text:p>1346.1</text:p>
          </table:table-cell>
          <table:table-cell office:value-type="float" office:value="2912.2">
            <text:p>2912.2</text:p>
          </table:table-cell>
          <table:table-cell office:value-type="float" office:value="262.8">
            <text:p>262.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77">
            <text:p>1477</text:p>
          </table:table-cell>
          <table:table-cell office:value-type="float" office:value="762.3">
            <text:p>762.3</text:p>
          </table:table-cell>
          <table:table-cell office:value-type="float" office:value="1694.7">
            <text:p>1694.7</text:p>
          </table:table-cell>
          <table:table-cell office:value-type="float" office:value="1751.6">
            <text:p>1751.6</text:p>
          </table:table-cell>
          <table:table-cell office:value-type="float" office:value="2360.1">
            <text:p>2360.1</text:p>
          </table:table-cell>
          <table:table-cell office:value-type="float" office:value="211.3">
            <text:p>211.3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1334.5">
            <text:p>1334.5</text:p>
          </table:table-cell>
          <table:table-cell office:value-type="float" office:value="658">
            <text:p>658</text:p>
          </table:table-cell>
          <table:table-cell office:value-type="float" office:value="1697.2">
            <text:p>1697.2</text:p>
          </table:table-cell>
          <table:table-cell office:value-type="float" office:value="966.1">
            <text:p>966.1</text:p>
          </table:table-cell>
          <table:table-cell office:value-type="float" office:value="2182.9">
            <text:p>2182.9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157.8">
            <text:p>1157.8</text:p>
          </table:table-cell>
          <table:table-cell office:value-type="float" office:value="820.7">
            <text:p>820.7</text:p>
          </table:table-cell>
          <table:table-cell office:value-type="float" office:value="1770.6">
            <text:p>1770.6</text:p>
          </table:table-cell>
          <table:table-cell office:value-type="float" office:value="1121.6">
            <text:p>1121.6</text:p>
          </table:table-cell>
          <table:table-cell office:value-type="float" office:value="2582.2">
            <text:p>2582.2</text:p>
          </table:table-cell>
          <table:table-cell office:value-type="float" office:value="86.8">
            <text:p>86.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921.6">
            <text:p>921.6</text:p>
          </table:table-cell>
          <table:table-cell office:value-type="float" office:value="1233.1">
            <text:p>1233.1</text:p>
          </table:table-cell>
          <table:table-cell office:value-type="float" office:value="1588.9">
            <text:p>1588.9</text:p>
          </table:table-cell>
          <table:table-cell office:value-type="float" office:value="1121.4">
            <text:p>1121.4</text:p>
          </table:table-cell>
          <table:table-cell office:value-type="float" office:value="2314.1">
            <text:p>2314.1</text:p>
          </table:table-cell>
          <table:table-cell office:value-type="float" office:value="165.9">
            <text:p>165.9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1435.3">
            <text:p>1435.3</text:p>
          </table:table-cell>
          <table:table-cell office:value-type="float" office:value="1245.7">
            <text:p>1245.7</text:p>
          </table:table-cell>
          <table:table-cell office:value-type="float" office:value="1557.6">
            <text:p>1557.6</text:p>
          </table:table-cell>
          <table:table-cell office:value-type="float" office:value="1465.6">
            <text:p>1465.6</text:p>
          </table:table-cell>
          <table:table-cell office:value-type="float" office:value="2141.4">
            <text:p>2141.4</text:p>
          </table:table-cell>
          <table:table-cell office:value-type="float" office:value="174.8">
            <text:p>174.8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1255.1">
            <text:p>1255.1</text:p>
          </table:table-cell>
          <table:table-cell office:value-type="float" office:value="1140">
            <text:p>1140</text:p>
          </table:table-cell>
          <table:table-cell office:value-type="float" office:value="1904.2">
            <text:p>1904.2</text:p>
          </table:table-cell>
          <table:table-cell office:value-type="float" office:value="1206.1">
            <text:p>1206.1</text:p>
          </table:table-cell>
          <table:table-cell office:value-type="float" office:value="2350.4">
            <text:p>2350.4</text:p>
          </table:table-cell>
          <table:table-cell office:value-type="float" office:value="197.2">
            <text:p>197.2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1917.9">
            <text:p>1917.9</text:p>
          </table:table-cell>
          <table:table-cell office:value-type="float" office:value="1402.9">
            <text:p>1402.9</text:p>
          </table:table-cell>
          <table:table-cell office:value-type="float" office:value="1649.9">
            <text:p>1649.9</text:p>
          </table:table-cell>
          <table:table-cell office:value-type="float" office:value="617.3">
            <text:p>617.3</text:p>
          </table:table-cell>
          <table:table-cell office:value-type="float" office:value="2462.5">
            <text:p>2462.5</text:p>
          </table:table-cell>
          <table:table-cell office:value-type="float" office:value="140.1">
            <text:p>140.1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1137.5">
            <text:p>1137.5</text:p>
          </table:table-cell>
          <table:table-cell office:value-type="float" office:value="1150.2">
            <text:p>1150.2</text:p>
          </table:table-cell>
          <table:table-cell office:value-type="float" office:value="1641.8">
            <text:p>1641.8</text:p>
          </table:table-cell>
          <table:table-cell office:value-type="float" office:value="1021">
            <text:p>1021</text:p>
          </table:table-cell>
          <table:table-cell office:value-type="float" office:value="2606.1">
            <text:p>2606.1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1.4">
            <text:p>1021.4</text:p>
          </table:table-cell>
          <table:table-cell office:value-type="float" office:value="1220.8">
            <text:p>1220.8</text:p>
          </table:table-cell>
          <table:table-cell office:value-type="float" office:value="1630">
            <text:p>1630</text:p>
          </table:table-cell>
          <table:table-cell office:value-type="float" office:value="1025.5">
            <text:p>1025.5</text:p>
          </table:table-cell>
          <table:table-cell office:value-type="float" office:value="2354.4">
            <text:p>2354.4</text:p>
          </table:table-cell>
          <table:table-cell office:value-type="float" office:value="148.9">
            <text:p>148.9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1151">
            <text:p>1151</text:p>
          </table:table-cell>
          <table:table-cell office:value-type="float" office:value="979.3">
            <text:p>979.3</text:p>
          </table:table-cell>
          <table:table-cell office:value-type="float" office:value="1419.8">
            <text:p>1419.8</text:p>
          </table:table-cell>
          <table:table-cell office:value-type="float" office:value="1574.6">
            <text:p>1574.6</text:p>
          </table:table-cell>
          <table:table-cell office:value-type="float" office:value="2493.6">
            <text:p>2493.6</text:p>
          </table:table-cell>
          <table:table-cell office:value-type="float" office:value="109.5">
            <text:p>109.5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1435">
            <text:p>1435</text:p>
          </table:table-cell>
          <table:table-cell office:value-type="float" office:value="1220.7">
            <text:p>1220.7</text:p>
          </table:table-cell>
          <table:table-cell office:value-type="float" office:value="1627.6">
            <text:p>1627.6</text:p>
          </table:table-cell>
          <table:table-cell office:value-type="float" office:value="989.8">
            <text:p>989.8</text:p>
          </table:table-cell>
          <table:table-cell office:value-type="float" office:value="2593.6">
            <text:p>2593.6</text:p>
          </table:table-cell>
          <table:table-cell office:value-type="float" office:value="98.7">
            <text:p>98.7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1122.5">
            <text:p>1122.5</text:p>
          </table:table-cell>
          <table:table-cell office:value-type="float" office:value="1526.4">
            <text:p>1526.4</text:p>
          </table:table-cell>
          <table:table-cell office:value-type="float" office:value="2147.4">
            <text:p>2147.4</text:p>
          </table:table-cell>
          <table:table-cell office:value-type="float" office:value="1362.7">
            <text:p>1362.7</text:p>
          </table:table-cell>
          <table:table-cell office:value-type="float" office:value="2233.1">
            <text:p>2233.1</text:p>
          </table:table-cell>
          <table:table-cell office:value-type="float" office:value="96.4">
            <text:p>96.4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1355">
            <text:p>1355</text:p>
          </table:table-cell>
          <table:table-cell office:value-type="float" office:value="1212.9">
            <text:p>1212.9</text:p>
          </table:table-cell>
          <table:table-cell office:value-type="float" office:value="1251.1">
            <text:p>1251.1</text:p>
          </table:table-cell>
          <table:table-cell office:value-type="float" office:value="1202.7">
            <text:p>1202.7</text:p>
          </table:table-cell>
          <table:table-cell office:value-type="float" office:value="2365.5">
            <text:p>2365.5</text:p>
          </table:table-cell>
          <table:table-cell office:value-type="float" office:value="152.3">
            <text:p>152.3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1250">
            <text:p>1250</text:p>
          </table:table-cell>
          <table:table-cell office:value-type="float" office:value="1013.5">
            <text:p>1013.5</text:p>
          </table:table-cell>
          <table:table-cell office:value-type="float" office:value="1909">
            <text:p>1909</text:p>
          </table:table-cell>
          <table:table-cell office:value-type="float" office:value="1324.4">
            <text:p>1324.4</text:p>
          </table:table-cell>
          <table:table-cell office:value-type="float" office:value="2119.3">
            <text:p>2119.3</text:p>
          </table:table-cell>
          <table:table-cell office:value-type="float" office:value="122.1">
            <text:p>122.1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1526.4">
            <text:p>1526.4</text:p>
          </table:table-cell>
          <table:table-cell office:value-type="float" office:value="1289.8">
            <text:p>1289.8</text:p>
          </table:table-cell>
          <table:table-cell office:value-type="float" office:value="1749.2">
            <text:p>1749.2</text:p>
          </table:table-cell>
          <table:table-cell office:value-type="float" office:value="1277.6">
            <text:p>1277.6</text:p>
          </table:table-cell>
          <table:table-cell office:value-type="float" office:value="2041.4">
            <text:p>2041.4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1295.4">
            <text:p>1295.4</text:p>
          </table:table-cell>
          <table:table-cell office:value-type="float" office:value="1150">
            <text:p>1150</text:p>
          </table:table-cell>
          <table:table-cell office:value-type="float" office:value="1612">
            <text:p>1612</text:p>
          </table:table-cell>
          <table:table-cell office:value-type="float" office:value="1099">
            <text:p>1099</text:p>
          </table:table-cell>
          <table:table-cell office:value-type="float" office:value="2454.5">
            <text:p>2454.5</text:p>
          </table:table-cell>
          <table:table-cell office:value-type="float" office:value="215.9">
            <text:p>215.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570.3">
            <text:p>1570.3</text:p>
          </table:table-cell>
          <table:table-cell office:value-type="float" office:value="565.7">
            <text:p>565.7</text:p>
          </table:table-cell>
          <table:table-cell office:value-type="float" office:value="1473.3">
            <text:p>1473.3</text:p>
          </table:table-cell>
          <table:table-cell office:value-type="float" office:value="906.9">
            <text:p>906.9</text:p>
          </table:table-cell>
          <table:table-cell office:value-type="float" office:value="2222.5">
            <text:p>2222.5</text:p>
          </table:table-cell>
          <table:table-cell office:value-type="float" office:value="155.7">
            <text:p>155.7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2265.2">
            <text:p>2265.2</text:p>
          </table:table-cell>
          <table:table-cell office:value-type="float" office:value="793.9">
            <text:p>793.9</text:p>
          </table:table-cell>
          <table:table-cell office:value-type="float" office:value="1551.3">
            <text:p>1551.3</text:p>
          </table:table-cell>
          <table:table-cell office:value-type="float" office:value="1065">
            <text:p>1065</text:p>
          </table:table-cell>
          <table:table-cell office:value-type="float" office:value="2590.7">
            <text:p>2590.7</text:p>
          </table:table-cell>
          <table:table-cell office:value-type="float" office:value="250.4">
            <text:p>250.4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1501.5">
            <text:p>1501.5</text:p>
          </table:table-cell>
          <table:table-cell office:value-type="float" office:value="1543.9">
            <text:p>1543.9</text:p>
          </table:table-cell>
          <table:table-cell office:value-type="float" office:value="1858.2">
            <text:p>1858.2</text:p>
          </table:table-cell>
          <table:table-cell office:value-type="float" office:value="1014.4">
            <text:p>1014.4</text:p>
          </table:table-cell>
          <table:table-cell office:value-type="float" office:value="2488.5">
            <text:p>2488.5</text:p>
          </table:table-cell>
          <table:table-cell office:value-type="float" office:value="348.8">
            <text:p>348.8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1728.3">
            <text:p>1728.3</text:p>
          </table:table-cell>
          <table:table-cell office:value-type="float" office:value="680.8">
            <text:p>680.8</text:p>
          </table:table-cell>
          <table:table-cell office:value-type="float" office:value="1790.4">
            <text:p>1790.4</text:p>
          </table:table-cell>
          <table:table-cell office:value-type="float" office:value="1626.9">
            <text:p>1626.9</text:p>
          </table:table-cell>
          <table:table-cell office:value-type="float" office:value="2318.3">
            <text:p>2318.3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1734.9">
            <text:p>1734.9</text:p>
          </table:table-cell>
          <table:table-cell office:value-type="float" office:value="685.4">
            <text:p>685.4</text:p>
          </table:table-cell>
          <table:table-cell office:value-type="float" office:value="1819.8">
            <text:p>1819.8</text:p>
          </table:table-cell>
          <table:table-cell office:value-type="float" office:value="1672.1">
            <text:p>1672.1</text:p>
          </table:table-cell>
          <table:table-cell office:value-type="float" office:value="2369.2">
            <text:p>2369.2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591.8">
            <text:p>1591.8</text:p>
          </table:table-cell>
          <table:table-cell office:value-type="float" office:value="482.2">
            <text:p>482.2</text:p>
          </table:table-cell>
          <table:table-cell office:value-type="float" office:value="2289.7">
            <text:p>2289.7</text:p>
          </table:table-cell>
          <table:table-cell office:value-type="float" office:value="1444">
            <text:p>1444</text:p>
          </table:table-cell>
          <table:table-cell office:value-type="float" office:value="2217.1">
            <text:p>2217.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791.9">
            <text:p>1791.9</text:p>
          </table:table-cell>
          <table:table-cell office:value-type="float" office:value="626.1">
            <text:p>626.1</text:p>
          </table:table-cell>
          <table:table-cell office:value-type="float" office:value="1736">
            <text:p>1736</text:p>
          </table:table-cell>
          <table:table-cell office:value-type="float" office:value="1732.9">
            <text:p>1732.9</text:p>
          </table:table-cell>
          <table:table-cell office:value-type="float" office:value="2499.5">
            <text:p>2499.5</text:p>
          </table:table-cell>
          <table:table-cell office:value-type="float" office:value="172.8">
            <text:p>172.8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1543.1">
            <text:p>1543.1</text:p>
          </table:table-cell>
          <table:table-cell office:value-type="float" office:value="845.4">
            <text:p>845.4</text:p>
          </table:table-cell>
          <table:table-cell office:value-type="float" office:value="1532.4">
            <text:p>1532.4</text:p>
          </table:table-cell>
          <table:table-cell office:value-type="float" office:value="1129.8">
            <text:p>1129.8</text:p>
          </table:table-cell>
          <table:table-cell office:value-type="float" office:value="2512.6">
            <text:p>2512.6</text:p>
          </table:table-cell>
          <table:table-cell office:value-type="float" office:value="162.2">
            <text:p>162.2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1852">
            <text:p>1852</text:p>
          </table:table-cell>
          <table:table-cell office:value-type="float" office:value="723.3">
            <text:p>723.3</text:p>
          </table:table-cell>
          <table:table-cell office:value-type="float" office:value="1346.8">
            <text:p>1346.8</text:p>
          </table:table-cell>
          <table:table-cell office:value-type="float" office:value="1629.9">
            <text:p>1629.9</text:p>
          </table:table-cell>
          <table:table-cell office:value-type="float" office:value="2067.9">
            <text:p>2067.9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1944.6">
            <text:p>1944.6</text:p>
          </table:table-cell>
          <table:table-cell office:value-type="float" office:value="793.1">
            <text:p>793.1</text:p>
          </table:table-cell>
          <table:table-cell office:value-type="float" office:value="1834.7">
            <text:p>1834.7</text:p>
          </table:table-cell>
          <table:table-cell office:value-type="float" office:value="1767.2">
            <text:p>1767.2</text:p>
          </table:table-cell>
          <table:table-cell office:value-type="float" office:value="2574.3">
            <text:p>2574.3</text:p>
          </table:table-cell>
          <table:table-cell office:value-type="float" office:value="196.1">
            <text:p>196.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1718.7">
            <text:p>1718.7</text:p>
          </table:table-cell>
          <table:table-cell office:value-type="float" office:value="462.2">
            <text:p>462.2</text:p>
          </table:table-cell>
          <table:table-cell office:value-type="float" office:value="1764.2">
            <text:p>1764.2</text:p>
          </table:table-cell>
          <table:table-cell office:value-type="float" office:value="1351.5">
            <text:p>1351.5</text:p>
          </table:table-cell>
          <table:table-cell office:value-type="float" office:value="2369.5">
            <text:p>2369.5</text:p>
          </table:table-cell>
          <table:table-cell office:value-type="float" office:value="139.8">
            <text:p>139.8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1820.8">
            <text:p>1820.8</text:p>
          </table:table-cell>
          <table:table-cell office:value-type="float" office:value="836.4">
            <text:p>836.4</text:p>
          </table:table-cell>
          <table:table-cell office:value-type="float" office:value="1368.6">
            <text:p>1368.6</text:p>
          </table:table-cell>
          <table:table-cell office:value-type="float" office:value="608.2">
            <text:p>608.2</text:p>
          </table:table-cell>
          <table:table-cell office:value-type="float" office:value="2272.3">
            <text:p>2272.3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050.3">
            <text:p>2050.3</text:p>
          </table:table-cell>
          <table:table-cell office:value-type="float" office:value="828.3">
            <text:p>828.3</text:p>
          </table:table-cell>
          <table:table-cell office:value-type="float" office:value="1701.6">
            <text:p>1701.6</text:p>
          </table:table-cell>
          <table:table-cell office:value-type="float" office:value="1180.6">
            <text:p>1180.6</text:p>
          </table:table-cell>
          <table:table-cell office:value-type="float" office:value="2479.1">
            <text:p>2479.1</text:p>
          </table:table-cell>
          <table:table-cell office:value-type="float" office:value="345.4">
            <text:p>345.4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2140.2">
            <text:p>2140.2</text:p>
          </table:table-cell>
          <table:table-cell office:value-type="float" office:value="726.3">
            <text:p>726.3</text:p>
          </table:table-cell>
          <table:table-cell office:value-type="float" office:value="1472.6">
            <text:p>1472.6</text:p>
          </table:table-cell>
          <table:table-cell office:value-type="float" office:value="734">
            <text:p>734</text:p>
          </table:table-cell>
          <table:table-cell office:value-type="float" office:value="2096.2">
            <text:p>2096.2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2090.8">
            <text:p>2090.8</text:p>
          </table:table-cell>
          <table:table-cell office:value-type="float" office:value="712.6">
            <text:p>712.6</text:p>
          </table:table-cell>
          <table:table-cell office:value-type="float" office:value="1533.4">
            <text:p>1533.4</text:p>
          </table:table-cell>
          <table:table-cell office:value-type="float" office:value="1310.5">
            <text:p>1310.5</text:p>
          </table:table-cell>
          <table:table-cell office:value-type="float" office:value="2547.2">
            <text:p>2547.2</text:p>
          </table:table-cell>
          <table:table-cell office:value-type="float" office:value="78.9">
            <text:p>78.9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2194.8">
            <text:p>2194.8</text:p>
          </table:table-cell>
          <table:table-cell office:value-type="float" office:value="522.2">
            <text:p>522.2</text:p>
          </table:table-cell>
          <table:table-cell office:value-type="float" office:value="1534.2">
            <text:p>1534.2</text:p>
          </table:table-cell>
          <table:table-cell office:value-type="float" office:value="1305.7">
            <text:p>1305.7</text:p>
          </table:table-cell>
          <table:table-cell office:value-type="float" office:value="2264.6">
            <text:p>2264.6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746">
            <text:p>1746</text:p>
          </table:table-cell>
          <table:table-cell office:value-type="float" office:value="575.9">
            <text:p>575.9</text:p>
          </table:table-cell>
          <table:table-cell office:value-type="float" office:value="1554">
            <text:p>1554</text:p>
          </table:table-cell>
          <table:table-cell office:value-type="float" office:value="1261.9">
            <text:p>1261.9</text:p>
          </table:table-cell>
          <table:table-cell office:value-type="float" office:value="1963.8">
            <text:p>1963.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719.4">
            <text:p>1719.4</text:p>
          </table:table-cell>
          <table:table-cell office:value-type="float" office:value="606.2">
            <text:p>606.2</text:p>
          </table:table-cell>
          <table:table-cell office:value-type="float" office:value="1296.3">
            <text:p>1296.3</text:p>
          </table:table-cell>
          <table:table-cell office:value-type="float" office:value="695.5">
            <text:p>695.5</text:p>
          </table:table-cell>
          <table:table-cell office:value-type="float" office:value="2485.8">
            <text:p>2485.8</text:p>
          </table:table-cell>
          <table:table-cell office:value-type="float" office:value="63.1">
            <text:p>63.1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1711.7">
            <text:p>1711.7</text:p>
          </table:table-cell>
          <table:table-cell office:value-type="float" office:value="463">
            <text:p>463</text:p>
          </table:table-cell>
          <table:table-cell office:value-type="float" office:value="1251">
            <text:p>1251</text:p>
          </table:table-cell>
          <table:table-cell office:value-type="float" office:value="1350.4">
            <text:p>1350.4</text:p>
          </table:table-cell>
          <table:table-cell office:value-type="float" office:value="2258.7">
            <text:p>2258.7</text:p>
          </table:table-cell>
          <table:table-cell office:value-type="float" office:value="127.3">
            <text:p>127.3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2120">
            <text:p>2120</text:p>
          </table:table-cell>
          <table:table-cell office:value-type="float" office:value="220">
            <text:p>220</text:p>
          </table:table-cell>
          <table:table-cell office:value-type="float" office:value="928.9">
            <text:p>928.9</text:p>
          </table:table-cell>
          <table:table-cell office:value-type="float" office:value="1579.3">
            <text:p>1579.3</text:p>
          </table:table-cell>
          <table:table-cell office:value-type="float" office:value="2137.7">
            <text:p>2137.7</text:p>
          </table:table-cell>
          <table:table-cell office:value-type="float" office:value="277.9">
            <text:p>277.9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1856.6">
            <text:p>1856.6</text:p>
          </table:table-cell>
          <table:table-cell office:value-type="float" office:value="479.3">
            <text:p>479.3</text:p>
          </table:table-cell>
          <table:table-cell office:value-type="float" office:value="1034.3">
            <text:p>1034.3</text:p>
          </table:table-cell>
          <table:table-cell office:value-type="float" office:value="1379.3">
            <text:p>1379.3</text:p>
          </table:table-cell>
          <table:table-cell office:value-type="float" office:value="2290.1">
            <text:p>2290.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1749.9">
            <text:p>1749.9</text:p>
          </table:table-cell>
          <table:table-cell office:value-type="float" office:value="323.9">
            <text:p>323.9</text:p>
          </table:table-cell>
          <table:table-cell office:value-type="float" office:value="1337.1">
            <text:p>1337.1</text:p>
          </table:table-cell>
          <table:table-cell office:value-type="float" office:value="1414.9">
            <text:p>1414.9</text:p>
          </table:table-cell>
          <table:table-cell office:value-type="float" office:value="2256.3">
            <text:p>2256.3</text:p>
          </table:table-cell>
          <table:table-cell office:value-type="float" office:value="101.4">
            <text:p>101.4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1773.1">
            <text:p>1773.1</text:p>
          </table:table-cell>
          <table:table-cell office:value-type="float" office:value="666.7">
            <text:p>666.7</text:p>
          </table:table-cell>
          <table:table-cell office:value-type="float" office:value="1066.2">
            <text:p>1066.2</text:p>
          </table:table-cell>
          <table:table-cell office:value-type="float" office:value="1759.9">
            <text:p>1759.9</text:p>
          </table:table-cell>
          <table:table-cell office:value-type="float" office:value="2374.8">
            <text:p>2374.8</text:p>
          </table:table-cell>
          <table:table-cell office:value-type="float" office:value="244.4">
            <text:p>244.4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1819.3">
            <text:p>1819.3</text:p>
          </table:table-cell>
          <table:table-cell office:value-type="float" office:value="1085.2">
            <text:p>1085.2</text:p>
          </table:table-cell>
          <table:table-cell office:value-type="float" office:value="1373.8">
            <text:p>1373.8</text:p>
          </table:table-cell>
          <table:table-cell office:value-type="float" office:value="1154">
            <text:p>1154</text:p>
          </table:table-cell>
          <table:table-cell office:value-type="float" office:value="2386.8">
            <text:p>2386.8</text:p>
          </table:table-cell>
          <table:table-cell office:value-type="float" office:value="44.5">
            <text:p>44.5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1594.8">
            <text:p>1594.8</text:p>
          </table:table-cell>
          <table:table-cell office:value-type="float" office:value="1179.9">
            <text:p>1179.9</text:p>
          </table:table-cell>
          <table:table-cell office:value-type="float" office:value="1015.3">
            <text:p>1015.3</text:p>
          </table:table-cell>
          <table:table-cell office:value-type="float" office:value="1187">
            <text:p>1187</text:p>
          </table:table-cell>
          <table:table-cell office:value-type="float" office:value="2122.4">
            <text:p>2122.4</text:p>
          </table:table-cell>
          <table:table-cell office:value-type="float" office:value="221.5">
            <text:p>221.5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1319.5">
            <text:p>1319.5</text:p>
          </table:table-cell>
          <table:table-cell office:value-type="float" office:value="772">
            <text:p>772</text:p>
          </table:table-cell>
          <table:table-cell office:value-type="float" office:value="1408.8">
            <text:p>1408.8</text:p>
          </table:table-cell>
          <table:table-cell office:value-type="float" office:value="2037.6">
            <text:p>2037.6</text:p>
          </table:table-cell>
          <table:table-cell office:value-type="float" office:value="2359.4">
            <text:p>2359.4</text:p>
          </table:table-cell>
          <table:table-cell office:value-type="float" office:value="160.9">
            <text:p>160.9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1662.7">
            <text:p>1662.7</text:p>
          </table:table-cell>
          <table:table-cell office:value-type="float" office:value="1019.9">
            <text:p>1019.9</text:p>
          </table:table-cell>
          <table:table-cell office:value-type="float" office:value="1400.7">
            <text:p>1400.7</text:p>
          </table:table-cell>
          <table:table-cell office:value-type="float" office:value="1613.6">
            <text:p>1613.6</text:p>
          </table:table-cell>
          <table:table-cell office:value-type="float" office:value="2556.1">
            <text:p>2556.1</text:p>
          </table:table-cell>
          <table:table-cell office:value-type="float" office:value="233.4">
            <text:p>233.4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1965.2">
            <text:p>1965.2</text:p>
          </table:table-cell>
          <table:table-cell office:value-type="float" office:value="913.2">
            <text:p>913.2</text:p>
          </table:table-cell>
          <table:table-cell office:value-type="float" office:value="1179">
            <text:p>1179</text:p>
          </table:table-cell>
          <table:table-cell office:value-type="float" office:value="1418.2">
            <text:p>1418.2</text:p>
          </table:table-cell>
          <table:table-cell office:value-type="float" office:value="1966.7">
            <text:p>1966.7</text:p>
          </table:table-cell>
          <table:table-cell office:value-type="float" office:value="116.2">
            <text:p>116.2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524.2">
            <text:p>1524.2</text:p>
          </table:table-cell>
          <table:table-cell office:value-type="float" office:value="800.7">
            <text:p>800.7</text:p>
          </table:table-cell>
          <table:table-cell office:value-type="float" office:value="1732">
            <text:p>1732</text:p>
          </table:table-cell>
          <table:table-cell office:value-type="float" office:value="1230.6">
            <text:p>1230.6</text:p>
          </table:table-cell>
          <table:table-cell office:value-type="float" office:value="2408.6">
            <text:p>2408.6</text:p>
          </table:table-cell>
          <table:table-cell office:value-type="float" office:value="119.2">
            <text:p>119.2</text:p>
          </table:table-cell>
        </table:table-row>
        <table:table-row table:style-name="ro1">
          <table:table-cell office:value-type="float" office:value="19.72">
            <text:p>19.72</text:p>
          </table:table-cell>
          <table:table-cell office:value-type="float" office:value="1982.3">
            <text:p>1982.3</text:p>
          </table:table-cell>
          <table:table-cell office:value-type="float" office:value="991.1">
            <text:p>991.1</text:p>
          </table:table-cell>
          <table:table-cell office:value-type="float" office:value="1706.9">
            <text:p>1706.9</text:p>
          </table:table-cell>
          <table:table-cell office:value-type="float" office:value="1666.8">
            <text:p>1666.8</text:p>
          </table:table-cell>
          <table:table-cell office:value-type="float" office:value="2069.4">
            <text:p>2069.4</text:p>
          </table:table-cell>
          <table:table-cell office:value-type="float" office:value="207.2">
            <text:p>207.2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2354.7">
            <text:p>2354.7</text:p>
          </table:table-cell>
          <table:table-cell office:value-type="float" office:value="1081.8">
            <text:p>1081.8</text:p>
          </table:table-cell>
          <table:table-cell office:value-type="float" office:value="1990.7">
            <text:p>1990.7</text:p>
          </table:table-cell>
          <table:table-cell office:value-type="float" office:value="1701.3">
            <text:p>1701.3</text:p>
          </table:table-cell>
          <table:table-cell office:value-type="float" office:value="2164">
            <text:p>216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.74">
            <text:p>15.74</text:p>
          </table:table-cell>
          <table:table-cell office:value-type="float" office:value="1775.8">
            <text:p>1775.8</text:p>
          </table:table-cell>
          <table:table-cell office:value-type="float" office:value="1033.6">
            <text:p>1033.6</text:p>
          </table:table-cell>
          <table:table-cell office:value-type="float" office:value="1464.8">
            <text:p>1464.8</text:p>
          </table:table-cell>
          <table:table-cell office:value-type="float" office:value="1154.2">
            <text:p>1154.2</text:p>
          </table:table-cell>
          <table:table-cell office:value-type="float" office:value="2335.6">
            <text:p>2335.6</text:p>
          </table:table-cell>
          <table:table-cell office:value-type="float" office:value="160.4">
            <text:p>160.4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1669">
            <text:p>1669</text:p>
          </table:table-cell>
          <table:table-cell office:value-type="float" office:value="1240.4">
            <text:p>1240.4</text:p>
          </table:table-cell>
          <table:table-cell office:value-type="float" office:value="1608.7">
            <text:p>1608.7</text:p>
          </table:table-cell>
          <table:table-cell office:value-type="float" office:value="1428.6">
            <text:p>1428.6</text:p>
          </table:table-cell>
          <table:table-cell office:value-type="float" office:value="2427.9">
            <text:p>2427.9</text:p>
          </table:table-cell>
          <table:table-cell office:value-type="float" office:value="99.5">
            <text:p>99.5</text:p>
          </table:table-cell>
        </table:table-row>
        <table:table-row table:style-name="ro1">
          <table:table-cell office:value-type="float" office:value="13.11">
            <text:p>13.11</text:p>
          </table:table-cell>
          <table:table-cell office:value-type="float" office:value="1903.8">
            <text:p>1903.8</text:p>
          </table:table-cell>
          <table:table-cell office:value-type="float" office:value="787.9">
            <text:p>787.9</text:p>
          </table:table-cell>
          <table:table-cell office:value-type="float" office:value="1666.5">
            <text:p>1666.5</text:p>
          </table:table-cell>
          <table:table-cell office:value-type="float" office:value="1060.6">
            <text:p>1060.6</text:p>
          </table:table-cell>
          <table:table-cell office:value-type="float" office:value="2305.8">
            <text:p>2305.8</text:p>
          </table:table-cell>
          <table:table-cell office:value-type="float" office:value="204.1">
            <text:p>204.1</text:p>
          </table:table-cell>
        </table:table-row>
        <table:table-row table:style-name="ro1">
          <table:table-cell office:value-type="float" office:value="11.19">
            <text:p>11.19</text:p>
          </table:table-cell>
          <table:table-cell office:value-type="float" office:value="1601">
            <text:p>1601</text:p>
          </table:table-cell>
          <table:table-cell office:value-type="float" office:value="914.3">
            <text:p>914.3</text:p>
          </table:table-cell>
          <table:table-cell office:value-type="float" office:value="1807.5">
            <text:p>1807.5</text:p>
          </table:table-cell>
          <table:table-cell office:value-type="float" office:value="1130.3">
            <text:p>1130.3</text:p>
          </table:table-cell>
          <table:table-cell office:value-type="float" office:value="2260.9">
            <text:p>2260.9</text:p>
          </table:table-cell>
          <table:table-cell office:value-type="float" office:value="151.5">
            <text:p>151.5</text:p>
          </table:table-cell>
        </table:table-row>
        <table:table-row table:style-name="ro1">
          <table:table-cell office:value-type="float" office:value="10.01">
            <text:p>10.01</text:p>
          </table:table-cell>
          <table:table-cell office:value-type="float" office:value="1775.6">
            <text:p>1775.6</text:p>
          </table:table-cell>
          <table:table-cell office:value-type="float" office:value="749.4">
            <text:p>749.4</text:p>
          </table:table-cell>
          <table:table-cell office:value-type="float" office:value="2096.5">
            <text:p>2096.5</text:p>
          </table:table-cell>
          <table:table-cell office:value-type="float" office:value="1231.4">
            <text:p>1231.4</text:p>
          </table:table-cell>
          <table:table-cell office:value-type="float" office:value="2314.2">
            <text:p>2314.2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1789">
            <text:p>1789</text:p>
          </table:table-cell>
          <table:table-cell office:value-type="float" office:value="807.9">
            <text:p>807.9</text:p>
          </table:table-cell>
          <table:table-cell office:value-type="float" office:value="1339.3">
            <text:p>1339.3</text:p>
          </table:table-cell>
          <table:table-cell office:value-type="float" office:value="829.9">
            <text:p>829.9</text:p>
          </table:table-cell>
          <table:table-cell office:value-type="float" office:value="2202.6">
            <text:p>2202.6</text:p>
          </table:table-cell>
          <table:table-cell office:value-type="float" office:value="115.1">
            <text:p>115.1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2147.1">
            <text:p>2147.1</text:p>
          </table:table-cell>
          <table:table-cell office:value-type="float" office:value="996.9">
            <text:p>996.9</text:p>
          </table:table-cell>
          <table:table-cell office:value-type="float" office:value="1438.8">
            <text:p>1438.8</text:p>
          </table:table-cell>
          <table:table-cell office:value-type="float" office:value="1002">
            <text:p>1002</text:p>
          </table:table-cell>
          <table:table-cell office:value-type="float" office:value="2297.8">
            <text:p>2297.8</text:p>
          </table:table-cell>
          <table:table-cell office:value-type="float" office:value="171.5">
            <text:p>171.5</text:p>
          </table:table-cell>
        </table:table-row>
        <table:table-row table:style-name="ro1">
          <table:table-cell office:value-type="float" office:value="23.23">
            <text:p>23.23</text:p>
          </table:table-cell>
          <table:table-cell office:value-type="float" office:value="1485.9">
            <text:p>1485.9</text:p>
          </table:table-cell>
          <table:table-cell office:value-type="float" office:value="1000.4">
            <text:p>1000.4</text:p>
          </table:table-cell>
          <table:table-cell office:value-type="float" office:value="1192.7">
            <text:p>1192.7</text:p>
          </table:table-cell>
          <table:table-cell office:value-type="float" office:value="904.5">
            <text:p>904.5</text:p>
          </table:table-cell>
          <table:table-cell office:value-type="float" office:value="2512">
            <text:p>2512</text:p>
          </table:table-cell>
          <table:table-cell office:value-type="float" office:value="192.6">
            <text:p>192.6</text:p>
          </table:table-cell>
        </table:table-row>
        <table:table-row table:style-name="ro1">
          <table:table-cell office:value-type="float" office:value="22.65">
            <text:p>22.65</text:p>
          </table:table-cell>
          <table:table-cell office:value-type="float" office:value="1490.6">
            <text:p>1490.6</text:p>
          </table:table-cell>
          <table:table-cell office:value-type="float" office:value="771.2">
            <text:p>771.2</text:p>
          </table:table-cell>
          <table:table-cell office:value-type="float" office:value="1137.1">
            <text:p>1137.1</text:p>
          </table:table-cell>
          <table:table-cell office:value-type="float" office:value="965.4">
            <text:p>965.4</text:p>
          </table:table-cell>
          <table:table-cell office:value-type="float" office:value="2506.4">
            <text:p>2506.4</text:p>
          </table:table-cell>
          <table:table-cell office:value-type="float" office:value="91.7">
            <text:p>91.7</text:p>
          </table:table-cell>
        </table:table-row>
        <table:table-row table:style-name="ro1">
          <table:table-cell office:value-type="float" office:value="24.64">
            <text:p>24.64</text:p>
          </table:table-cell>
          <table:table-cell office:value-type="float" office:value="1509.4">
            <text:p>1509.4</text:p>
          </table:table-cell>
          <table:table-cell office:value-type="float" office:value="736">
            <text:p>736</text:p>
          </table:table-cell>
          <table:table-cell office:value-type="float" office:value="1375.7">
            <text:p>1375.7</text:p>
          </table:table-cell>
          <table:table-cell office:value-type="float" office:value="1097.6">
            <text:p>1097.6</text:p>
          </table:table-cell>
          <table:table-cell office:value-type="float" office:value="2376.2">
            <text:p>2376.2</text:p>
          </table:table-cell>
          <table:table-cell office:value-type="float" office:value="390.1">
            <text:p>390.1</text:p>
          </table:table-cell>
        </table:table-row>
        <table:table-row table:style-name="ro1">
          <table:table-cell office:value-type="float" office:value="29.39">
            <text:p>29.39</text:p>
          </table:table-cell>
          <table:table-cell office:value-type="float" office:value="1558.1">
            <text:p>1558.1</text:p>
          </table:table-cell>
          <table:table-cell office:value-type="float" office:value="1131.8">
            <text:p>1131.8</text:p>
          </table:table-cell>
          <table:table-cell office:value-type="float" office:value="1162.1">
            <text:p>1162.1</text:p>
          </table:table-cell>
          <table:table-cell office:value-type="float" office:value="844.4">
            <text:p>844.4</text:p>
          </table:table-cell>
          <table:table-cell office:value-type="float" office:value="2084.9">
            <text:p>2084.9</text:p>
          </table:table-cell>
          <table:table-cell office:value-type="float" office:value="101.8">
            <text:p>101.8</text:p>
          </table:table-cell>
        </table:table-row>
        <table:table-row table:style-name="ro1">
          <table:table-cell office:value-type="float" office:value="22.61">
            <text:p>22.61</text:p>
          </table:table-cell>
          <table:table-cell office:value-type="float" office:value="1301.9">
            <text:p>1301.9</text:p>
          </table:table-cell>
          <table:table-cell office:value-type="float" office:value="1092.2">
            <text:p>1092.2</text:p>
          </table:table-cell>
          <table:table-cell office:value-type="float" office:value="1627.8">
            <text:p>1627.8</text:p>
          </table:table-cell>
          <table:table-cell office:value-type="float" office:value="1643.9">
            <text:p>1643.9</text:p>
          </table:table-cell>
          <table:table-cell office:value-type="float" office:value="2650.4">
            <text:p>2650.4</text:p>
          </table:table-cell>
          <table:table-cell office:value-type="float" office:value="145.9">
            <text:p>145.9</text:p>
          </table:table-cell>
        </table:table-row>
        <table:table-row table:style-name="ro1">
          <table:table-cell office:value-type="float" office:value="36.81">
            <text:p>36.81</text:p>
          </table:table-cell>
          <table:table-cell office:value-type="float" office:value="1414.6">
            <text:p>1414.6</text:p>
          </table:table-cell>
          <table:table-cell office:value-type="float" office:value="1166.7">
            <text:p>1166.7</text:p>
          </table:table-cell>
          <table:table-cell office:value-type="float" office:value="1270.4">
            <text:p>1270.4</text:p>
          </table:table-cell>
          <table:table-cell office:value-type="float" office:value="1080.2">
            <text:p>1080.2</text:p>
          </table:table-cell>
          <table:table-cell office:value-type="float" office:value="2669.8">
            <text:p>2669.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32.91">
            <text:p>32.91</text:p>
          </table:table-cell>
          <table:table-cell office:value-type="float" office:value="1630.3">
            <text:p>1630.3</text:p>
          </table:table-cell>
          <table:table-cell office:value-type="float" office:value="1459.6">
            <text:p>1459.6</text:p>
          </table:table-cell>
          <table:table-cell office:value-type="float" office:value="1421.6">
            <text:p>1421.6</text:p>
          </table:table-cell>
          <table:table-cell office:value-type="float" office:value="1829">
            <text:p>1829</text:p>
          </table:table-cell>
          <table:table-cell office:value-type="float" office:value="2520.4">
            <text:p>2520.4</text:p>
          </table:table-cell>
          <table:table-cell office:value-type="float" office:value="564.2">
            <text:p>564.2</text:p>
          </table:table-cell>
        </table:table-row>
        <table:table-row table:style-name="ro1">
          <table:table-cell office:value-type="float" office:value="38.62">
            <text:p>38.62</text:p>
          </table:table-cell>
          <table:table-cell office:value-type="float" office:value="1135.5">
            <text:p>1135.5</text:p>
          </table:table-cell>
          <table:table-cell office:value-type="float" office:value="1640.3">
            <text:p>1640.3</text:p>
          </table:table-cell>
          <table:table-cell office:value-type="float" office:value="1340">
            <text:p>1340</text:p>
          </table:table-cell>
          <table:table-cell office:value-type="float" office:value="1198.9">
            <text:p>1198.9</text:p>
          </table:table-cell>
          <table:table-cell office:value-type="float" office:value="2377">
            <text:p>2377</text:p>
          </table:table-cell>
          <table:table-cell office:value-type="float" office:value="394.7">
            <text:p>394.7</text:p>
          </table:table-cell>
        </table:table-row>
        <table:table-row table:style-name="ro1">
          <table:table-cell office:value-type="float" office:value="30.92">
            <text:p>30.92</text:p>
          </table:table-cell>
          <table:table-cell office:value-type="float" office:value="1770.6">
            <text:p>1770.6</text:p>
          </table:table-cell>
          <table:table-cell office:value-type="float" office:value="1559.6">
            <text:p>1559.6</text:p>
          </table:table-cell>
          <table:table-cell office:value-type="float" office:value="1402.3">
            <text:p>1402.3</text:p>
          </table:table-cell>
          <table:table-cell office:value-type="float" office:value="941.2">
            <text:p>941.2</text:p>
          </table:table-cell>
          <table:table-cell office:value-type="float" office:value="2361">
            <text:p>2361</text:p>
          </table:table-cell>
          <table:table-cell office:value-type="float" office:value="118.2">
            <text:p>118.2</text:p>
          </table:table-cell>
        </table:table-row>
        <table:table-row table:style-name="ro1">
          <table:table-cell office:value-type="float" office:value="31.99">
            <text:p>31.99</text:p>
          </table:table-cell>
          <table:table-cell office:value-type="float" office:value="1804.6">
            <text:p>1804.6</text:p>
          </table:table-cell>
          <table:table-cell office:value-type="float" office:value="1935.2">
            <text:p>1935.2</text:p>
          </table:table-cell>
          <table:table-cell office:value-type="float" office:value="1128.4">
            <text:p>1128.4</text:p>
          </table:table-cell>
          <table:table-cell office:value-type="float" office:value="843.2">
            <text:p>843.2</text:p>
          </table:table-cell>
          <table:table-cell office:value-type="float" office:value="2562.7">
            <text:p>2562.7</text:p>
          </table:table-cell>
          <table:table-cell office:value-type="float" office:value="146.2">
            <text:p>146.2</text:p>
          </table:table-cell>
        </table:table-row>
        <table:table-row table:style-name="ro1">
          <table:table-cell office:value-type="float" office:value="23.41">
            <text:p>23.41</text:p>
          </table:table-cell>
          <table:table-cell office:value-type="float" office:value="1301.4">
            <text:p>1301.4</text:p>
          </table:table-cell>
          <table:table-cell office:value-type="float" office:value="1547.2">
            <text:p>1547.2</text:p>
          </table:table-cell>
          <table:table-cell office:value-type="float" office:value="1466.8">
            <text:p>1466.8</text:p>
          </table:table-cell>
          <table:table-cell office:value-type="float" office:value="1177.2">
            <text:p>1177.2</text:p>
          </table:table-cell>
          <table:table-cell office:value-type="float" office:value="2253.8">
            <text:p>2253.8</text:p>
          </table:table-cell>
          <table:table-cell office:value-type="float" office:value="154.2">
            <text:p>154.2</text:p>
          </table:table-cell>
        </table:table-row>
        <table:table-row table:style-name="ro1">
          <table:table-cell office:value-type="float" office:value="13.84">
            <text:p>13.84</text:p>
          </table:table-cell>
          <table:table-cell office:value-type="float" office:value="1780.3">
            <text:p>1780.3</text:p>
          </table:table-cell>
          <table:table-cell office:value-type="float" office:value="1192.9">
            <text:p>1192.9</text:p>
          </table:table-cell>
          <table:table-cell office:value-type="float" office:value="1030.3">
            <text:p>1030.3</text:p>
          </table:table-cell>
          <table:table-cell office:value-type="float" office:value="1225.8">
            <text:p>1225.8</text:p>
          </table:table-cell>
          <table:table-cell office:value-type="float" office:value="2511.3">
            <text:p>2511.3</text:p>
          </table:table-cell>
          <table:table-cell office:value-type="float" office:value="30.3">
            <text:p>30.3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1984.8">
            <text:p>1984.8</text:p>
          </table:table-cell>
          <table:table-cell office:value-type="float" office:value="1775.5">
            <text:p>1775.5</text:p>
          </table:table-cell>
          <table:table-cell office:value-type="float" office:value="792.8">
            <text:p>792.8</text:p>
          </table:table-cell>
          <table:table-cell office:value-type="float" office:value="794">
            <text:p>794</text:p>
          </table:table-cell>
          <table:table-cell office:value-type="float" office:value="2448.2">
            <text:p>2448.2</text:p>
          </table:table-cell>
          <table:table-cell office:value-type="float" office:value="178.4">
            <text:p>178.4</text:p>
          </table:table-cell>
        </table:table-row>
        <table:table-row table:style-name="ro1">
          <table:table-cell office:value-type="float" office:value="14.88">
            <text:p>14.88</text:p>
          </table:table-cell>
          <table:table-cell office:value-type="float" office:value="1994.3">
            <text:p>1994.3</text:p>
          </table:table-cell>
          <table:table-cell office:value-type="float" office:value="1658.3">
            <text:p>1658.3</text:p>
          </table:table-cell>
          <table:table-cell office:value-type="float" office:value="1356.5">
            <text:p>1356.5</text:p>
          </table:table-cell>
          <table:table-cell office:value-type="float" office:value="1036.1">
            <text:p>1036.1</text:p>
          </table:table-cell>
          <table:table-cell office:value-type="float" office:value="2484.8">
            <text:p>2484.8</text:p>
          </table:table-cell>
          <table:table-cell office:value-type="float" office:value="162.5">
            <text:p>162.5</text:p>
          </table:table-cell>
        </table:table-row>
        <table:table-row table:style-name="ro1">
          <table:table-cell office:value-type="float" office:value="31.75">
            <text:p>31.75</text:p>
          </table:table-cell>
          <table:table-cell office:value-type="float" office:value="2076.2">
            <text:p>2076.2</text:p>
          </table:table-cell>
          <table:table-cell office:value-type="float" office:value="1633.9">
            <text:p>1633.9</text:p>
          </table:table-cell>
          <table:table-cell office:value-type="float" office:value="886.8">
            <text:p>886.8</text:p>
          </table:table-cell>
          <table:table-cell office:value-type="float" office:value="818.3">
            <text:p>818.3</text:p>
          </table:table-cell>
          <table:table-cell office:value-type="float" office:value="2342.1">
            <text:p>2342.1</text:p>
          </table:table-cell>
          <table:table-cell office:value-type="float" office:value="93.8">
            <text:p>9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01:34: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01:37:22</dc:date>
    <dc:creator>Lettier </dc:creator>
    <meta:generator>LibreOffice/4.0.2.2$Linux_X86_64 LibreOffice_project/4c82dcdd6efcd48b1d8bba66bfe1989deee49c3</meta:generator>
    <meta:editing-duration>P1DT21H40M24S</meta:editing-duration>
    <meta:editing-cycles>15</meta:editing-cycles>
    <meta:document-statistic meta:table-count="5" meta:cell-count="37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2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 xlink:href="Pictures/2000000E000000DD000000DDCA760668.svm" xlink:type="simple" xlink:actuate="onLoad"/>
      </style:chart-properties>
      <style:graphic-properties draw:stroke-dash="Ultrafine_20_Dashed" svg:stroke-width="0.051cm" svg:stroke-color="#ff8d00" draw:fill-color="#ff8d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/>
      <style:graphic-properties draw:stroke-dash="Ultrafine_20_Dashed" svg:stroke-width="0.051cm" svg:stroke-color="#996633" draw:fill-color="#996633" draw:opacity-name="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/>
      <style:graphic-properties draw:stroke-dash="Ultrafine_20_Dashed" svg:stroke-width="0.051cm" svg:stroke-color="#4c1900" draw:fill-color="#4c1900" draw:opacity-name="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15cm" chart:symbol-height="0.15cm"/>
      <style:graphic-properties draw:stroke-dash="Ultrafine_20_Dashed" svg:stroke-width="0.051cm" svg:stroke-color="#ff00ff" draw:fill-color="#ff00ff" draw:opacity-name="ChartTransparencyGradient_20_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5cm" chart:symbol-height="0.15cm"/>
      <style:graphic-properties draw:stroke-dash="Ultrafine_20_Dashed" svg:stroke-width="0.051cm" svg:stroke-color="#ff0000" draw:fill-color="#ff0000" draw:opacity-name="ChartTransparencyGradient_20_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15cm" chart:symbol-height="0.15cm"/>
      <style:graphic-properties draw:stroke-dash="_33__20_Dashes_20_3_20_Dots_20__28_var_29_" svg:stroke-width="0.051cm" svg:stroke-color="#000080" draw:fill-color="#000080" draw:opacity-name="ChartTransparencyGradient_20_3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15cm" chart:symbol-height="0.15cm"/>
      <style:graphic-properties draw:stroke-dash="Ultrafine_20_Dashed" svg:stroke-width="0.051cm" svg:stroke-color="#00ae00" draw:fill-color="#00ae00" draw:opacity-name="ChartTransparencyGradient_20_2" dr3d:edge-rounding="5%"/>
      <style:text-properties fo:font-size="10pt" style:font-size-asian="10pt" style:font-size-complex="10pt"/>
    </style:style>
    <style:style style:name="ch17" style:family="chart">
      <style:graphic-properties draw:stroke="solid" draw:stroke-dash="Fine_20_Dashe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733cm" svg:height="23.251cm" xlink:href=".." xlink:type="simple" chart:class="chart:line" chart:style-name="ch1">
        <chart:title svg:x="16.906cm" svg:y="0.484cm" chart:style-name="ch2">
          <text:p>SimPL</text:p>
        </chart:title>
        <chart:subtitle svg:x="12.492cm" svg:y="1.88cm" chart:style-name="ch3">
          <text:p>Average fitness over 100 generations.</text:p>
        </chart:subtitle>
        <chart:legend svg:x="32.764cm" svg:y="9.389cm" style:legend-expansion="custom" chartooo:width="8.246cm" chartooo:height="6.608cm" style:legend-expansion-aspect-ratio="1.2478813559322" chart:style-name="ch4"/>
        <chart:plot-area chart:style-name="ch5" table:cell-range-address="Sheet1.B1:Sheet1.I101" chart:data-source-has-labels="both" svg:x="2.055cm" svg:y="3.399cm" svg:width="31.012cm" svg:height="17.83cm">
          <chartooo:coordinate-region svg:x="3.047cm" svg:y="3.599cm" svg:width="29.833cm" svg:height="16.585cm"/>
          <chart:axis chart:dimension="x" chart:name="primary-x" chart:style-name="ch6" chartooo:axis-type="auto">
            <chartooo:date-scale/>
            <chart:title svg:x="16.031cm" svg:y="21.694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61cm" svg:y="14.195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C2:Sheet1.C101" chart:label-cell-address="Sheet1.C1:Sheet1.C1" chart:class="chart:line">
            <chart:data-point chart:repeated="100"/>
          </chart:series>
          <chart:series chart:style-name="ch11" chart:values-cell-range-address="Sheet1.D2:Sheet1.D101" chart:label-cell-address="Sheet1.D1:Sheet1.D1" chart:class="chart:line">
            <chart:data-point chart:repeated="100"/>
          </chart:series>
          <chart:series chart:style-name="ch12" chart:values-cell-range-address="Sheet1.E2:Sheet1.E101" chart:label-cell-address="Sheet1.E1:Sheet1.E1" chart:class="chart:line">
            <chart:data-point chart:repeated="100"/>
          </chart:series>
          <chart:series chart:style-name="ch13" chart:values-cell-range-address="Sheet1.F2:Sheet1.F101" chart:label-cell-address="Sheet1.F1:Sheet1.F1" chart:class="chart:line">
            <chart:data-point chart:repeated="100"/>
          </chart:series>
          <chart:series chart:style-name="ch14" chart:values-cell-range-address="Sheet1.G2:Sheet1.G101" chart:label-cell-address="Sheet1.G1:Sheet1.G1" chart:class="chart:line">
            <chart:data-point chart:repeated="100"/>
          </chart:series>
          <chart:series chart:style-name="ch15" chart:values-cell-range-address="Sheet1.H2:Sheet1.H101" chart:label-cell-address="Sheet1.H1:Sheet1.H1" chart:class="chart:line">
            <chart:data-point chart:repeated="100"/>
          </chart:series>
          <chart:series chart:style-name="ch16" chart:values-cell-range-address="Sheet1.I2:Sheet1.I101" chart:label-cell-address="Sheet1.I1:Sheet1.I1" chart:class="chart:line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One</text:p>
                <draw:g>
                  <svg:desc>Sheet1.C1:Sheet1.C1</svg:desc>
                </draw:g>
              </table:table-cell>
              <table:table-cell office:value-type="string">
                <text:p>Experiment Two</text:p>
                <draw:g>
                  <svg:desc>Sheet1.D1:Sheet1.D1</svg:desc>
                </draw:g>
              </table:table-cell>
              <table:table-cell office:value-type="string">
                <text:p>Experiment Three</text:p>
                <draw:g>
                  <svg:desc>Sheet1.E1:Sheet1.E1</svg:desc>
                </draw:g>
              </table:table-cell>
              <table:table-cell office:value-type="string">
                <text:p>Experiment Four</text:p>
                <draw:g>
                  <svg:desc>Sheet1.F1:Sheet1.F1</svg:desc>
                </draw:g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H1:Sheet1.H1</svg:desc>
                </draw:g>
              </table:table-cell>
              <table:table-cell office:value-type="string">
                <text:p>Experiment Seve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0.02">
                <text:p>0.02</text:p>
                <draw:g>
                  <svg:desc>Sheet1.C2:Sheet1.C101</svg:desc>
                </draw:g>
              </table:table-cell>
              <table:table-cell office:value-type="float" office:value="100.7">
                <text:p>100.7</text:p>
                <draw:g>
                  <svg:desc>Sheet1.D2:Sheet1.D101</svg:desc>
                </draw:g>
              </table:table-cell>
              <table:table-cell office:value-type="float" office:value="65.2">
                <text:p>65.2</text:p>
                <draw:g>
                  <svg:desc>Sheet1.E2:Sheet1.E101</svg:desc>
                </draw:g>
              </table:table-cell>
              <table:table-cell office:value-type="float" office:value="164.8">
                <text:p>164.8</text:p>
                <draw:g>
                  <svg:desc>Sheet1.F2:Sheet1.F101</svg:desc>
                </draw:g>
              </table:table-cell>
              <table:table-cell office:value-type="float" office:value="105">
                <text:p>105</text:p>
                <draw:g>
                  <svg:desc>Sheet1.G2:Sheet1.G101</svg:desc>
                </draw:g>
              </table:table-cell>
              <table:table-cell office:value-type="float" office:value="2315.3">
                <text:p>2315.3</text:p>
                <draw:g>
                  <svg:desc>Sheet1.H2:Sheet1.H101</svg:desc>
                </draw:g>
              </table:table-cell>
              <table:table-cell office:value-type="float" office:value="108.6">
                <text:p>108.6</text:p>
                <draw:g>
                  <svg:desc>Sheet1.I2:Sheet1.I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">
                <text:p>0.01</text:p>
              </table:table-cell>
              <table:table-cell office:value-type="float" office:value="82.5">
                <text:p>82.5</text:p>
              </table:table-cell>
              <table:table-cell office:value-type="float" office:value="99">
                <text:p>99</text:p>
              </table:table-cell>
              <table:table-cell office:value-type="float" office:value="101.1">
                <text:p>101.1</text:p>
              </table:table-cell>
              <table:table-cell office:value-type="float" office:value="63.8">
                <text:p>63.8</text:p>
              </table:table-cell>
              <table:table-cell office:value-type="float" office:value="2498.6">
                <text:p>2498.6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10">
                <text:p>110</text:p>
              </table:table-cell>
              <table:table-cell office:value-type="float" office:value="74">
                <text:p>74</text:p>
              </table:table-cell>
              <table:table-cell office:value-type="float" office:value="262.8">
                <text:p>262.8</text:p>
              </table:table-cell>
              <table:table-cell office:value-type="float" office:value="52.4">
                <text:p>52.4</text:p>
              </table:table-cell>
              <table:table-cell office:value-type="float" office:value="2212.3">
                <text:p>2212.3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3">
                <text:p>0.43</text:p>
              </table:table-cell>
              <table:table-cell office:value-type="float" office:value="81.5">
                <text:p>81.5</text:p>
              </table:table-cell>
              <table:table-cell office:value-type="float" office:value="140.6">
                <text:p>140.6</text:p>
              </table:table-cell>
              <table:table-cell office:value-type="float" office:value="378.5">
                <text:p>378.5</text:p>
              </table:table-cell>
              <table:table-cell office:value-type="float" office:value="110.1">
                <text:p>110.1</text:p>
              </table:table-cell>
              <table:table-cell office:value-type="float" office:value="2680.9">
                <text:p>2680.9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">
                <text:p>0.45</text:p>
              </table:table-cell>
              <table:table-cell office:value-type="float" office:value="185.8">
                <text:p>185.8</text:p>
              </table:table-cell>
              <table:table-cell office:value-type="float" office:value="185.8">
                <text:p>185.8</text:p>
              </table:table-cell>
              <table:table-cell office:value-type="float" office:value="232.8">
                <text:p>232.8</text:p>
              </table:table-cell>
              <table:table-cell office:value-type="float" office:value="126.5">
                <text:p>126.5</text:p>
              </table:table-cell>
              <table:table-cell office:value-type="float" office:value="2229.2">
                <text:p>2229.2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0.7">
                <text:p>380.7</text:p>
              </table:table-cell>
              <table:table-cell office:value-type="float" office:value="271.2">
                <text:p>271.2</text:p>
              </table:table-cell>
              <table:table-cell office:value-type="float" office:value="727.9">
                <text:p>727.9</text:p>
              </table:table-cell>
              <table:table-cell office:value-type="float" office:value="177">
                <text:p>177</text:p>
              </table:table-cell>
              <table:table-cell office:value-type="float" office:value="2099.8">
                <text:p>2099.8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380.4">
                <text:p>380.4</text:p>
              </table:table-cell>
              <table:table-cell office:value-type="float" office:value="645.3">
                <text:p>645.3</text:p>
              </table:table-cell>
              <table:table-cell office:value-type="float" office:value="1098.8">
                <text:p>1098.8</text:p>
              </table:table-cell>
              <table:table-cell office:value-type="float" office:value="104.3">
                <text:p>104.3</text:p>
              </table:table-cell>
              <table:table-cell office:value-type="float" office:value="2293.2">
                <text:p>2293.2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9">
                <text:p>0.29</text:p>
              </table:table-cell>
              <table:table-cell office:value-type="float" office:value="95.6">
                <text:p>95.6</text:p>
              </table:table-cell>
              <table:table-cell office:value-type="float" office:value="892.4">
                <text:p>892.4</text:p>
              </table:table-cell>
              <table:table-cell office:value-type="float" office:value="872.2">
                <text:p>872.2</text:p>
              </table:table-cell>
              <table:table-cell office:value-type="float" office:value="103.2">
                <text:p>103.2</text:p>
              </table:table-cell>
              <table:table-cell office:value-type="float" office:value="2334.9">
                <text:p>2334.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7.9">
                <text:p>47.9</text:p>
              </table:table-cell>
              <table:table-cell office:value-type="float" office:value="864.1">
                <text:p>864.1</text:p>
              </table:table-cell>
              <table:table-cell office:value-type="float" office:value="1004.7">
                <text:p>1004.7</text:p>
              </table:table-cell>
              <table:table-cell office:value-type="float" office:value="58.6">
                <text:p>58.6</text:p>
              </table:table-cell>
              <table:table-cell office:value-type="float" office:value="2604.6">
                <text:p>2604.6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130.9">
                <text:p>130.9</text:p>
              </table:table-cell>
              <table:table-cell office:value-type="float" office:value="641.8">
                <text:p>641.8</text:p>
              </table:table-cell>
              <table:table-cell office:value-type="float" office:value="1331.3">
                <text:p>1331.3</text:p>
              </table:table-cell>
              <table:table-cell office:value-type="float" office:value="403.9">
                <text:p>403.9</text:p>
              </table:table-cell>
              <table:table-cell office:value-type="float" office:value="2468.5">
                <text:p>2468.5</text:p>
              </table:table-cell>
              <table:table-cell office:value-type="float" office:value="164.3">
                <text:p>164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252.7">
                <text:p>252.7</text:p>
              </table:table-cell>
              <table:table-cell office:value-type="float" office:value="393.7">
                <text:p>393.7</text:p>
              </table:table-cell>
              <table:table-cell office:value-type="float" office:value="1763.8">
                <text:p>1763.8</text:p>
              </table:table-cell>
              <table:table-cell office:value-type="float" office:value="326.7">
                <text:p>326.7</text:p>
              </table:table-cell>
              <table:table-cell office:value-type="float" office:value="2381.2">
                <text:p>2381.2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513.2">
                <text:p>513.2</text:p>
              </table:table-cell>
              <table:table-cell office:value-type="float" office:value="501.2">
                <text:p>501.2</text:p>
              </table:table-cell>
              <table:table-cell office:value-type="float" office:value="828.6">
                <text:p>828.6</text:p>
              </table:table-cell>
              <table:table-cell office:value-type="float" office:value="237.8">
                <text:p>237.8</text:p>
              </table:table-cell>
              <table:table-cell office:value-type="float" office:value="2359">
                <text:p>2359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734.9">
                <text:p>734.9</text:p>
              </table:table-cell>
              <table:table-cell office:value-type="float" office:value="1136.6">
                <text:p>1136.6</text:p>
              </table:table-cell>
              <table:table-cell office:value-type="float" office:value="852">
                <text:p>852</text:p>
              </table:table-cell>
              <table:table-cell office:value-type="float" office:value="134.9">
                <text:p>134.9</text:p>
              </table:table-cell>
              <table:table-cell office:value-type="float" office:value="2345">
                <text:p>2345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43.6">
                <text:p>943.6</text:p>
              </table:table-cell>
              <table:table-cell office:value-type="float" office:value="645.3">
                <text:p>645.3</text:p>
              </table:table-cell>
              <table:table-cell office:value-type="float" office:value="1454.1">
                <text:p>1454.1</text:p>
              </table:table-cell>
              <table:table-cell office:value-type="float" office:value="549.7">
                <text:p>549.7</text:p>
              </table:table-cell>
              <table:table-cell office:value-type="float" office:value="2351.6">
                <text:p>2351.6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1168.4">
                <text:p>1168.4</text:p>
              </table:table-cell>
              <table:table-cell office:value-type="float" office:value="916.6">
                <text:p>916.6</text:p>
              </table:table-cell>
              <table:table-cell office:value-type="float" office:value="1251.7">
                <text:p>1251.7</text:p>
              </table:table-cell>
              <table:table-cell office:value-type="float" office:value="448.3">
                <text:p>448.3</text:p>
              </table:table-cell>
              <table:table-cell office:value-type="float" office:value="2045.3">
                <text:p>2045.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576.2">
                <text:p>576.2</text:p>
              </table:table-cell>
              <table:table-cell office:value-type="float" office:value="929.1">
                <text:p>929.1</text:p>
              </table:table-cell>
              <table:table-cell office:value-type="float" office:value="929.3">
                <text:p>929.3</text:p>
              </table:table-cell>
              <table:table-cell office:value-type="float" office:value="548.6">
                <text:p>548.6</text:p>
              </table:table-cell>
              <table:table-cell office:value-type="float" office:value="2493.2">
                <text:p>2493.2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">
                <text:p>0.23</text:p>
              </table:table-cell>
              <table:table-cell office:value-type="float" office:value="1105.2">
                <text:p>1105.2</text:p>
              </table:table-cell>
              <table:table-cell office:value-type="float" office:value="1102">
                <text:p>1102</text:p>
              </table:table-cell>
              <table:table-cell office:value-type="float" office:value="799.7">
                <text:p>799.7</text:p>
              </table:table-cell>
              <table:table-cell office:value-type="float" office:value="612.4">
                <text:p>612.4</text:p>
              </table:table-cell>
              <table:table-cell office:value-type="float" office:value="2415.7">
                <text:p>2415.7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551.7">
                <text:p>1551.7</text:p>
              </table:table-cell>
              <table:table-cell office:value-type="float" office:value="1142.6">
                <text:p>1142.6</text:p>
              </table:table-cell>
              <table:table-cell office:value-type="float" office:value="1034.2">
                <text:p>1034.2</text:p>
              </table:table-cell>
              <table:table-cell office:value-type="float" office:value="1175.6">
                <text:p>1175.6</text:p>
              </table:table-cell>
              <table:table-cell office:value-type="float" office:value="2123.5">
                <text:p>2123.5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1484.6">
                <text:p>1484.6</text:p>
              </table:table-cell>
              <table:table-cell office:value-type="float" office:value="1085.4">
                <text:p>1085.4</text:p>
              </table:table-cell>
              <table:table-cell office:value-type="float" office:value="949">
                <text:p>949</text:p>
              </table:table-cell>
              <table:table-cell office:value-type="float" office:value="1142.7">
                <text:p>1142.7</text:p>
              </table:table-cell>
              <table:table-cell office:value-type="float" office:value="2294.6">
                <text:p>2294.6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1">
                <text:p>0.71</text:p>
              </table:table-cell>
              <table:table-cell office:value-type="float" office:value="1440.9">
                <text:p>1440.9</text:p>
              </table:table-cell>
              <table:table-cell office:value-type="float" office:value="725">
                <text:p>725</text:p>
              </table:table-cell>
              <table:table-cell office:value-type="float" office:value="1102.4">
                <text:p>1102.4</text:p>
              </table:table-cell>
              <table:table-cell office:value-type="float" office:value="631.4">
                <text:p>631.4</text:p>
              </table:table-cell>
              <table:table-cell office:value-type="float" office:value="2267.3">
                <text:p>2267.3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1810.9">
                <text:p>1810.9</text:p>
              </table:table-cell>
              <table:table-cell office:value-type="float" office:value="875.9">
                <text:p>875.9</text:p>
              </table:table-cell>
              <table:table-cell office:value-type="float" office:value="1799">
                <text:p>1799</text:p>
              </table:table-cell>
              <table:table-cell office:value-type="float" office:value="772.8">
                <text:p>772.8</text:p>
              </table:table-cell>
              <table:table-cell office:value-type="float" office:value="2384.9">
                <text:p>2384.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54">
                <text:p>0.54</text:p>
              </table:table-cell>
              <table:table-cell office:value-type="float" office:value="1082.9">
                <text:p>1082.9</text:p>
              </table:table-cell>
              <table:table-cell office:value-type="float" office:value="1148.5">
                <text:p>1148.5</text:p>
              </table:table-cell>
              <table:table-cell office:value-type="float" office:value="1846.1">
                <text:p>1846.1</text:p>
              </table:table-cell>
              <table:table-cell office:value-type="float" office:value="782.6">
                <text:p>782.6</text:p>
              </table:table-cell>
              <table:table-cell office:value-type="float" office:value="2339.8">
                <text:p>2339.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1529.3">
                <text:p>1529.3</text:p>
              </table:table-cell>
              <table:table-cell office:value-type="float" office:value="722.9">
                <text:p>722.9</text:p>
              </table:table-cell>
              <table:table-cell office:value-type="float" office:value="1538.7">
                <text:p>1538.7</text:p>
              </table:table-cell>
              <table:table-cell office:value-type="float" office:value="746.2">
                <text:p>746.2</text:p>
              </table:table-cell>
              <table:table-cell office:value-type="float" office:value="2502.5">
                <text:p>2502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1043.4">
                <text:p>1043.4</text:p>
              </table:table-cell>
              <table:table-cell office:value-type="float" office:value="751.7">
                <text:p>751.7</text:p>
              </table:table-cell>
              <table:table-cell office:value-type="float" office:value="1389.7">
                <text:p>1389.7</text:p>
              </table:table-cell>
              <table:table-cell office:value-type="float" office:value="1261.2">
                <text:p>1261.2</text:p>
              </table:table-cell>
              <table:table-cell office:value-type="float" office:value="2381.1">
                <text:p>2381.1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53">
                <text:p>0.53</text:p>
              </table:table-cell>
              <table:table-cell office:value-type="float" office:value="1477">
                <text:p>1477</text:p>
              </table:table-cell>
              <table:table-cell office:value-type="float" office:value="1201.1">
                <text:p>1201.1</text:p>
              </table:table-cell>
              <table:table-cell office:value-type="float" office:value="1610.9">
                <text:p>1610.9</text:p>
              </table:table-cell>
              <table:table-cell office:value-type="float" office:value="940.5">
                <text:p>940.5</text:p>
              </table:table-cell>
              <table:table-cell office:value-type="float" office:value="2202.6">
                <text:p>2202.6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7">
                <text:p>0.07</text:p>
              </table:table-cell>
              <table:table-cell office:value-type="float" office:value="1120.2">
                <text:p>1120.2</text:p>
              </table:table-cell>
              <table:table-cell office:value-type="float" office:value="1087.4">
                <text:p>1087.4</text:p>
              </table:table-cell>
              <table:table-cell office:value-type="float" office:value="1582.2">
                <text:p>1582.2</text:p>
              </table:table-cell>
              <table:table-cell office:value-type="float" office:value="665.7">
                <text:p>665.7</text:p>
              </table:table-cell>
              <table:table-cell office:value-type="float" office:value="2409.4">
                <text:p>2409.4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998.7">
                <text:p>998.7</text:p>
              </table:table-cell>
              <table:table-cell office:value-type="float" office:value="821.1">
                <text:p>821.1</text:p>
              </table:table-cell>
              <table:table-cell office:value-type="float" office:value="2171.8">
                <text:p>2171.8</text:p>
              </table:table-cell>
              <table:table-cell office:value-type="float" office:value="1401.3">
                <text:p>1401.3</text:p>
              </table:table-cell>
              <table:table-cell office:value-type="float" office:value="2137.3">
                <text:p>2137.3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48">
                <text:p>0.48</text:p>
              </table:table-cell>
              <table:table-cell office:value-type="float" office:value="1326.3">
                <text:p>1326.3</text:p>
              </table:table-cell>
              <table:table-cell office:value-type="float" office:value="1211.1">
                <text:p>1211.1</text:p>
              </table:table-cell>
              <table:table-cell office:value-type="float" office:value="1643.2">
                <text:p>1643.2</text:p>
              </table:table-cell>
              <table:table-cell office:value-type="float" office:value="977.6">
                <text:p>977.6</text:p>
              </table:table-cell>
              <table:table-cell office:value-type="float" office:value="2366.1">
                <text:p>2366.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48">
                <text:p>1.48</text:p>
              </table:table-cell>
              <table:table-cell office:value-type="float" office:value="933.2">
                <text:p>933.2</text:p>
              </table:table-cell>
              <table:table-cell office:value-type="float" office:value="1076.8">
                <text:p>1076.8</text:p>
              </table:table-cell>
              <table:table-cell office:value-type="float" office:value="1451.1">
                <text:p>1451.1</text:p>
              </table:table-cell>
              <table:table-cell office:value-type="float" office:value="870.4">
                <text:p>870.4</text:p>
              </table:table-cell>
              <table:table-cell office:value-type="float" office:value="2201.4">
                <text:p>2201.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1434">
                <text:p>1434</text:p>
              </table:table-cell>
              <table:table-cell office:value-type="float" office:value="692.3">
                <text:p>692.3</text:p>
              </table:table-cell>
              <table:table-cell office:value-type="float" office:value="1858.6">
                <text:p>1858.6</text:p>
              </table:table-cell>
              <table:table-cell office:value-type="float" office:value="1397.4">
                <text:p>1397.4</text:p>
              </table:table-cell>
              <table:table-cell office:value-type="float" office:value="2025.3">
                <text:p>2025.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7">
                <text:p>1.47</text:p>
              </table:table-cell>
              <table:table-cell office:value-type="float" office:value="874.6">
                <text:p>874.6</text:p>
              </table:table-cell>
              <table:table-cell office:value-type="float" office:value="634.7">
                <text:p>634.7</text:p>
              </table:table-cell>
              <table:table-cell office:value-type="float" office:value="1467.9">
                <text:p>1467.9</text:p>
              </table:table-cell>
              <table:table-cell office:value-type="float" office:value="1346.1">
                <text:p>1346.1</text:p>
              </table:table-cell>
              <table:table-cell office:value-type="float" office:value="2912.2">
                <text:p>2912.2</text:p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477">
                <text:p>1477</text:p>
              </table:table-cell>
              <table:table-cell office:value-type="float" office:value="762.3">
                <text:p>762.3</text:p>
              </table:table-cell>
              <table:table-cell office:value-type="float" office:value="1694.7">
                <text:p>1694.7</text:p>
              </table:table-cell>
              <table:table-cell office:value-type="float" office:value="1751.6">
                <text:p>1751.6</text:p>
              </table:table-cell>
              <table:table-cell office:value-type="float" office:value="2360.1">
                <text:p>2360.1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4">
                <text:p>1.54</text:p>
              </table:table-cell>
              <table:table-cell office:value-type="float" office:value="1334.5">
                <text:p>1334.5</text:p>
              </table:table-cell>
              <table:table-cell office:value-type="float" office:value="658">
                <text:p>658</text:p>
              </table:table-cell>
              <table:table-cell office:value-type="float" office:value="1697.2">
                <text:p>1697.2</text:p>
              </table:table-cell>
              <table:table-cell office:value-type="float" office:value="966.1">
                <text:p>966.1</text:p>
              </table:table-cell>
              <table:table-cell office:value-type="float" office:value="2182.9">
                <text:p>2182.9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1157.8">
                <text:p>1157.8</text:p>
              </table:table-cell>
              <table:table-cell office:value-type="float" office:value="820.7">
                <text:p>820.7</text:p>
              </table:table-cell>
              <table:table-cell office:value-type="float" office:value="1770.6">
                <text:p>1770.6</text:p>
              </table:table-cell>
              <table:table-cell office:value-type="float" office:value="1121.6">
                <text:p>1121.6</text:p>
              </table:table-cell>
              <table:table-cell office:value-type="float" office:value="2582.2">
                <text:p>2582.2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65">
                <text:p>0.65</text:p>
              </table:table-cell>
              <table:table-cell office:value-type="float" office:value="921.6">
                <text:p>921.6</text:p>
              </table:table-cell>
              <table:table-cell office:value-type="float" office:value="1233.1">
                <text:p>1233.1</text:p>
              </table:table-cell>
              <table:table-cell office:value-type="float" office:value="1588.9">
                <text:p>1588.9</text:p>
              </table:table-cell>
              <table:table-cell office:value-type="float" office:value="1121.4">
                <text:p>1121.4</text:p>
              </table:table-cell>
              <table:table-cell office:value-type="float" office:value="2314.1">
                <text:p>2314.1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71">
                <text:p>1.71</text:p>
              </table:table-cell>
              <table:table-cell office:value-type="float" office:value="1435.3">
                <text:p>1435.3</text:p>
              </table:table-cell>
              <table:table-cell office:value-type="float" office:value="1245.7">
                <text:p>1245.7</text:p>
              </table:table-cell>
              <table:table-cell office:value-type="float" office:value="1557.6">
                <text:p>1557.6</text:p>
              </table:table-cell>
              <table:table-cell office:value-type="float" office:value="1465.6">
                <text:p>1465.6</text:p>
              </table:table-cell>
              <table:table-cell office:value-type="float" office:value="2141.4">
                <text:p>2141.4</text:p>
              </table:table-cell>
              <table:table-cell office:value-type="float" office:value="174.8">
                <text:p>174.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4">
                <text:p>0.34</text:p>
              </table:table-cell>
              <table:table-cell office:value-type="float" office:value="1255.1">
                <text:p>1255.1</text:p>
              </table:table-cell>
              <table:table-cell office:value-type="float" office:value="1140">
                <text:p>1140</text:p>
              </table:table-cell>
              <table:table-cell office:value-type="float" office:value="1904.2">
                <text:p>1904.2</text:p>
              </table:table-cell>
              <table:table-cell office:value-type="float" office:value="1206.1">
                <text:p>1206.1</text:p>
              </table:table-cell>
              <table:table-cell office:value-type="float" office:value="2350.4">
                <text:p>2350.4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56">
                <text:p>0.56</text:p>
              </table:table-cell>
              <table:table-cell office:value-type="float" office:value="1917.9">
                <text:p>1917.9</text:p>
              </table:table-cell>
              <table:table-cell office:value-type="float" office:value="1402.9">
                <text:p>1402.9</text:p>
              </table:table-cell>
              <table:table-cell office:value-type="float" office:value="1649.9">
                <text:p>1649.9</text:p>
              </table:table-cell>
              <table:table-cell office:value-type="float" office:value="617.3">
                <text:p>617.3</text:p>
              </table:table-cell>
              <table:table-cell office:value-type="float" office:value="2462.5">
                <text:p>2462.5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2">
                <text:p>1.62</text:p>
              </table:table-cell>
              <table:table-cell office:value-type="float" office:value="1137.5">
                <text:p>1137.5</text:p>
              </table:table-cell>
              <table:table-cell office:value-type="float" office:value="1150.2">
                <text:p>1150.2</text:p>
              </table:table-cell>
              <table:table-cell office:value-type="float" office:value="1641.8">
                <text:p>1641.8</text:p>
              </table:table-cell>
              <table:table-cell office:value-type="float" office:value="1021">
                <text:p>1021</text:p>
              </table:table-cell>
              <table:table-cell office:value-type="float" office:value="2606.1">
                <text:p>2606.1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021.4">
                <text:p>1021.4</text:p>
              </table:table-cell>
              <table:table-cell office:value-type="float" office:value="1220.8">
                <text:p>1220.8</text:p>
              </table:table-cell>
              <table:table-cell office:value-type="float" office:value="1630">
                <text:p>1630</text:p>
              </table:table-cell>
              <table:table-cell office:value-type="float" office:value="1025.5">
                <text:p>1025.5</text:p>
              </table:table-cell>
              <table:table-cell office:value-type="float" office:value="2354.4">
                <text:p>2354.4</text:p>
              </table:table-cell>
              <table:table-cell office:value-type="float" office:value="148.9">
                <text:p>148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14">
                <text:p>4.14</text:p>
              </table:table-cell>
              <table:table-cell office:value-type="float" office:value="1151">
                <text:p>1151</text:p>
              </table:table-cell>
              <table:table-cell office:value-type="float" office:value="979.3">
                <text:p>979.3</text:p>
              </table:table-cell>
              <table:table-cell office:value-type="float" office:value="1419.8">
                <text:p>1419.8</text:p>
              </table:table-cell>
              <table:table-cell office:value-type="float" office:value="1574.6">
                <text:p>1574.6</text:p>
              </table:table-cell>
              <table:table-cell office:value-type="float" office:value="2493.6">
                <text:p>2493.6</text:p>
              </table:table-cell>
              <table:table-cell office:value-type="float" office:value="109.5">
                <text:p>109.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53">
                <text:p>1.53</text:p>
              </table:table-cell>
              <table:table-cell office:value-type="float" office:value="1435">
                <text:p>1435</text:p>
              </table:table-cell>
              <table:table-cell office:value-type="float" office:value="1220.7">
                <text:p>1220.7</text:p>
              </table:table-cell>
              <table:table-cell office:value-type="float" office:value="1627.6">
                <text:p>1627.6</text:p>
              </table:table-cell>
              <table:table-cell office:value-type="float" office:value="989.8">
                <text:p>989.8</text:p>
              </table:table-cell>
              <table:table-cell office:value-type="float" office:value="2593.6">
                <text:p>2593.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74">
                <text:p>1.74</text:p>
              </table:table-cell>
              <table:table-cell office:value-type="float" office:value="1122.5">
                <text:p>1122.5</text:p>
              </table:table-cell>
              <table:table-cell office:value-type="float" office:value="1526.4">
                <text:p>1526.4</text:p>
              </table:table-cell>
              <table:table-cell office:value-type="float" office:value="2147.4">
                <text:p>2147.4</text:p>
              </table:table-cell>
              <table:table-cell office:value-type="float" office:value="1362.7">
                <text:p>1362.7</text:p>
              </table:table-cell>
              <table:table-cell office:value-type="float" office:value="2233.1">
                <text:p>2233.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19">
                <text:p>3.19</text:p>
              </table:table-cell>
              <table:table-cell office:value-type="float" office:value="1355">
                <text:p>1355</text:p>
              </table:table-cell>
              <table:table-cell office:value-type="float" office:value="1212.9">
                <text:p>1212.9</text:p>
              </table:table-cell>
              <table:table-cell office:value-type="float" office:value="1251.1">
                <text:p>1251.1</text:p>
              </table:table-cell>
              <table:table-cell office:value-type="float" office:value="1202.7">
                <text:p>1202.7</text:p>
              </table:table-cell>
              <table:table-cell office:value-type="float" office:value="2365.5">
                <text:p>2365.5</text:p>
              </table:table-cell>
              <table:table-cell office:value-type="float" office:value="152.3">
                <text:p>152.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52">
                <text:p>3.52</text:p>
              </table:table-cell>
              <table:table-cell office:value-type="float" office:value="1250">
                <text:p>1250</text:p>
              </table:table-cell>
              <table:table-cell office:value-type="float" office:value="1013.5">
                <text:p>1013.5</text:p>
              </table:table-cell>
              <table:table-cell office:value-type="float" office:value="1909">
                <text:p>1909</text:p>
              </table:table-cell>
              <table:table-cell office:value-type="float" office:value="1324.4">
                <text:p>1324.4</text:p>
              </table:table-cell>
              <table:table-cell office:value-type="float" office:value="2119.3">
                <text:p>2119.3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39">
                <text:p>3.39</text:p>
              </table:table-cell>
              <table:table-cell office:value-type="float" office:value="1526.4">
                <text:p>1526.4</text:p>
              </table:table-cell>
              <table:table-cell office:value-type="float" office:value="1289.8">
                <text:p>1289.8</text:p>
              </table:table-cell>
              <table:table-cell office:value-type="float" office:value="1749.2">
                <text:p>1749.2</text:p>
              </table:table-cell>
              <table:table-cell office:value-type="float" office:value="1277.6">
                <text:p>1277.6</text:p>
              </table:table-cell>
              <table:table-cell office:value-type="float" office:value="2041.4">
                <text:p>2041.4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6">
                <text:p>3.6</text:p>
              </table:table-cell>
              <table:table-cell office:value-type="float" office:value="1295.4">
                <text:p>1295.4</text:p>
              </table:table-cell>
              <table:table-cell office:value-type="float" office:value="1150">
                <text:p>1150</text:p>
              </table:table-cell>
              <table:table-cell office:value-type="float" office:value="1612">
                <text:p>1612</text:p>
              </table:table-cell>
              <table:table-cell office:value-type="float" office:value="1099">
                <text:p>1099</text:p>
              </table:table-cell>
              <table:table-cell office:value-type="float" office:value="2454.5">
                <text:p>2454.5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9">
                <text:p>0.09</text:p>
              </table:table-cell>
              <table:table-cell office:value-type="float" office:value="1570.3">
                <text:p>1570.3</text:p>
              </table:table-cell>
              <table:table-cell office:value-type="float" office:value="565.7">
                <text:p>565.7</text:p>
              </table:table-cell>
              <table:table-cell office:value-type="float" office:value="1473.3">
                <text:p>1473.3</text:p>
              </table:table-cell>
              <table:table-cell office:value-type="float" office:value="906.9">
                <text:p>906.9</text:p>
              </table:table-cell>
              <table:table-cell office:value-type="float" office:value="2222.5">
                <text:p>2222.5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2265.2">
                <text:p>2265.2</text:p>
              </table:table-cell>
              <table:table-cell office:value-type="float" office:value="793.9">
                <text:p>793.9</text:p>
              </table:table-cell>
              <table:table-cell office:value-type="float" office:value="1551.3">
                <text:p>1551.3</text:p>
              </table:table-cell>
              <table:table-cell office:value-type="float" office:value="1065">
                <text:p>1065</text:p>
              </table:table-cell>
              <table:table-cell office:value-type="float" office:value="2590.7">
                <text:p>2590.7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7">
                <text:p>0.27</text:p>
              </table:table-cell>
              <table:table-cell office:value-type="float" office:value="1501.5">
                <text:p>1501.5</text:p>
              </table:table-cell>
              <table:table-cell office:value-type="float" office:value="1543.9">
                <text:p>1543.9</text:p>
              </table:table-cell>
              <table:table-cell office:value-type="float" office:value="1858.2">
                <text:p>1858.2</text:p>
              </table:table-cell>
              <table:table-cell office:value-type="float" office:value="1014.4">
                <text:p>1014.4</text:p>
              </table:table-cell>
              <table:table-cell office:value-type="float" office:value="2488.5">
                <text:p>2488.5</text:p>
              </table:table-cell>
              <table:table-cell office:value-type="float" office:value="348.8">
                <text:p>348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14">
                <text:p>2.14</text:p>
              </table:table-cell>
              <table:table-cell office:value-type="float" office:value="1728.3">
                <text:p>1728.3</text:p>
              </table:table-cell>
              <table:table-cell office:value-type="float" office:value="680.8">
                <text:p>680.8</text:p>
              </table:table-cell>
              <table:table-cell office:value-type="float" office:value="1790.4">
                <text:p>1790.4</text:p>
              </table:table-cell>
              <table:table-cell office:value-type="float" office:value="1626.9">
                <text:p>1626.9</text:p>
              </table:table-cell>
              <table:table-cell office:value-type="float" office:value="2318.3">
                <text:p>2318.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1734.9">
                <text:p>1734.9</text:p>
              </table:table-cell>
              <table:table-cell office:value-type="float" office:value="685.4">
                <text:p>685.4</text:p>
              </table:table-cell>
              <table:table-cell office:value-type="float" office:value="1819.8">
                <text:p>1819.8</text:p>
              </table:table-cell>
              <table:table-cell office:value-type="float" office:value="1672.1">
                <text:p>1672.1</text:p>
              </table:table-cell>
              <table:table-cell office:value-type="float" office:value="2369.2">
                <text:p>2369.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">
                <text:p>0.04</text:p>
              </table:table-cell>
              <table:table-cell office:value-type="float" office:value="1591.8">
                <text:p>1591.8</text:p>
              </table:table-cell>
              <table:table-cell office:value-type="float" office:value="482.2">
                <text:p>482.2</text:p>
              </table:table-cell>
              <table:table-cell office:value-type="float" office:value="2289.7">
                <text:p>2289.7</text:p>
              </table:table-cell>
              <table:table-cell office:value-type="float" office:value="1444">
                <text:p>1444</text:p>
              </table:table-cell>
              <table:table-cell office:value-type="float" office:value="2217.1">
                <text:p>2217.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1">
                <text:p>0.11</text:p>
              </table:table-cell>
              <table:table-cell office:value-type="float" office:value="1791.9">
                <text:p>1791.9</text:p>
              </table:table-cell>
              <table:table-cell office:value-type="float" office:value="626.1">
                <text:p>626.1</text:p>
              </table:table-cell>
              <table:table-cell office:value-type="float" office:value="1736">
                <text:p>1736</text:p>
              </table:table-cell>
              <table:table-cell office:value-type="float" office:value="1732.9">
                <text:p>1732.9</text:p>
              </table:table-cell>
              <table:table-cell office:value-type="float" office:value="2499.5">
                <text:p>2499.5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55">
                <text:p>0.55</text:p>
              </table:table-cell>
              <table:table-cell office:value-type="float" office:value="1543.1">
                <text:p>1543.1</text:p>
              </table:table-cell>
              <table:table-cell office:value-type="float" office:value="845.4">
                <text:p>845.4</text:p>
              </table:table-cell>
              <table:table-cell office:value-type="float" office:value="1532.4">
                <text:p>1532.4</text:p>
              </table:table-cell>
              <table:table-cell office:value-type="float" office:value="1129.8">
                <text:p>1129.8</text:p>
              </table:table-cell>
              <table:table-cell office:value-type="float" office:value="2512.6">
                <text:p>2512.6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8">
                <text:p>0.28</text:p>
              </table:table-cell>
              <table:table-cell office:value-type="float" office:value="1852">
                <text:p>1852</text:p>
              </table:table-cell>
              <table:table-cell office:value-type="float" office:value="723.3">
                <text:p>723.3</text:p>
              </table:table-cell>
              <table:table-cell office:value-type="float" office:value="1346.8">
                <text:p>1346.8</text:p>
              </table:table-cell>
              <table:table-cell office:value-type="float" office:value="1629.9">
                <text:p>1629.9</text:p>
              </table:table-cell>
              <table:table-cell office:value-type="float" office:value="2067.9">
                <text:p>2067.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57">
                <text:p>3.57</text:p>
              </table:table-cell>
              <table:table-cell office:value-type="float" office:value="1944.6">
                <text:p>1944.6</text:p>
              </table:table-cell>
              <table:table-cell office:value-type="float" office:value="793.1">
                <text:p>793.1</text:p>
              </table:table-cell>
              <table:table-cell office:value-type="float" office:value="1834.7">
                <text:p>1834.7</text:p>
              </table:table-cell>
              <table:table-cell office:value-type="float" office:value="1767.2">
                <text:p>1767.2</text:p>
              </table:table-cell>
              <table:table-cell office:value-type="float" office:value="2574.3">
                <text:p>2574.3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.05">
                <text:p>1.05</text:p>
              </table:table-cell>
              <table:table-cell office:value-type="float" office:value="1718.7">
                <text:p>1718.7</text:p>
              </table:table-cell>
              <table:table-cell office:value-type="float" office:value="462.2">
                <text:p>462.2</text:p>
              </table:table-cell>
              <table:table-cell office:value-type="float" office:value="1764.2">
                <text:p>1764.2</text:p>
              </table:table-cell>
              <table:table-cell office:value-type="float" office:value="1351.5">
                <text:p>1351.5</text:p>
              </table:table-cell>
              <table:table-cell office:value-type="float" office:value="2369.5">
                <text:p>2369.5</text:p>
              </table:table-cell>
              <table:table-cell office:value-type="float" office:value="139.8">
                <text:p>139.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.89">
                <text:p>5.89</text:p>
              </table:table-cell>
              <table:table-cell office:value-type="float" office:value="1820.8">
                <text:p>1820.8</text:p>
              </table:table-cell>
              <table:table-cell office:value-type="float" office:value="836.4">
                <text:p>836.4</text:p>
              </table:table-cell>
              <table:table-cell office:value-type="float" office:value="1368.6">
                <text:p>1368.6</text:p>
              </table:table-cell>
              <table:table-cell office:value-type="float" office:value="608.2">
                <text:p>608.2</text:p>
              </table:table-cell>
              <table:table-cell office:value-type="float" office:value="2272.3">
                <text:p>2272.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6">
                <text:p>0.16</text:p>
              </table:table-cell>
              <table:table-cell office:value-type="float" office:value="2050.3">
                <text:p>2050.3</text:p>
              </table:table-cell>
              <table:table-cell office:value-type="float" office:value="828.3">
                <text:p>828.3</text:p>
              </table:table-cell>
              <table:table-cell office:value-type="float" office:value="1701.6">
                <text:p>1701.6</text:p>
              </table:table-cell>
              <table:table-cell office:value-type="float" office:value="1180.6">
                <text:p>1180.6</text:p>
              </table:table-cell>
              <table:table-cell office:value-type="float" office:value="2479.1">
                <text:p>2479.1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8">
                <text:p>0.68</text:p>
              </table:table-cell>
              <table:table-cell office:value-type="float" office:value="2140.2">
                <text:p>2140.2</text:p>
              </table:table-cell>
              <table:table-cell office:value-type="float" office:value="726.3">
                <text:p>726.3</text:p>
              </table:table-cell>
              <table:table-cell office:value-type="float" office:value="1472.6">
                <text:p>1472.6</text:p>
              </table:table-cell>
              <table:table-cell office:value-type="float" office:value="734">
                <text:p>734</text:p>
              </table:table-cell>
              <table:table-cell office:value-type="float" office:value="2096.2">
                <text:p>2096.2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47">
                <text:p>0.47</text:p>
              </table:table-cell>
              <table:table-cell office:value-type="float" office:value="2090.8">
                <text:p>2090.8</text:p>
              </table:table-cell>
              <table:table-cell office:value-type="float" office:value="712.6">
                <text:p>712.6</text:p>
              </table:table-cell>
              <table:table-cell office:value-type="float" office:value="1533.4">
                <text:p>1533.4</text:p>
              </table:table-cell>
              <table:table-cell office:value-type="float" office:value="1310.5">
                <text:p>1310.5</text:p>
              </table:table-cell>
              <table:table-cell office:value-type="float" office:value="2547.2">
                <text:p>2547.2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.14">
                <text:p>2.14</text:p>
              </table:table-cell>
              <table:table-cell office:value-type="float" office:value="2194.8">
                <text:p>2194.8</text:p>
              </table:table-cell>
              <table:table-cell office:value-type="float" office:value="522.2">
                <text:p>522.2</text:p>
              </table:table-cell>
              <table:table-cell office:value-type="float" office:value="1534.2">
                <text:p>1534.2</text:p>
              </table:table-cell>
              <table:table-cell office:value-type="float" office:value="1305.7">
                <text:p>1305.7</text:p>
              </table:table-cell>
              <table:table-cell office:value-type="float" office:value="2264.6">
                <text:p>2264.6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1746">
                <text:p>1746</text:p>
              </table:table-cell>
              <table:table-cell office:value-type="float" office:value="575.9">
                <text:p>575.9</text:p>
              </table:table-cell>
              <table:table-cell office:value-type="float" office:value="1554">
                <text:p>1554</text:p>
              </table:table-cell>
              <table:table-cell office:value-type="float" office:value="1261.9">
                <text:p>1261.9</text:p>
              </table:table-cell>
              <table:table-cell office:value-type="float" office:value="1963.8">
                <text:p>1963.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2">
                <text:p>0.52</text:p>
              </table:table-cell>
              <table:table-cell office:value-type="float" office:value="1719.4">
                <text:p>1719.4</text:p>
              </table:table-cell>
              <table:table-cell office:value-type="float" office:value="606.2">
                <text:p>606.2</text:p>
              </table:table-cell>
              <table:table-cell office:value-type="float" office:value="1296.3">
                <text:p>1296.3</text:p>
              </table:table-cell>
              <table:table-cell office:value-type="float" office:value="695.5">
                <text:p>695.5</text:p>
              </table:table-cell>
              <table:table-cell office:value-type="float" office:value="2485.8">
                <text:p>2485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56">
                <text:p>3.56</text:p>
              </table:table-cell>
              <table:table-cell office:value-type="float" office:value="1711.7">
                <text:p>1711.7</text:p>
              </table:table-cell>
              <table:table-cell office:value-type="float" office:value="463">
                <text:p>463</text:p>
              </table:table-cell>
              <table:table-cell office:value-type="float" office:value="1251">
                <text:p>1251</text:p>
              </table:table-cell>
              <table:table-cell office:value-type="float" office:value="1350.4">
                <text:p>1350.4</text:p>
              </table:table-cell>
              <table:table-cell office:value-type="float" office:value="2258.7">
                <text:p>2258.7</text:p>
              </table:table-cell>
              <table:table-cell office:value-type="float" office:value="127.3">
                <text:p>127.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.97">
                <text:p>4.97</text:p>
              </table:table-cell>
              <table:table-cell office:value-type="float" office:value="2120">
                <text:p>2120</text:p>
              </table:table-cell>
              <table:table-cell office:value-type="float" office:value="220">
                <text:p>220</text:p>
              </table:table-cell>
              <table:table-cell office:value-type="float" office:value="928.9">
                <text:p>928.9</text:p>
              </table:table-cell>
              <table:table-cell office:value-type="float" office:value="1579.3">
                <text:p>1579.3</text:p>
              </table:table-cell>
              <table:table-cell office:value-type="float" office:value="2137.7">
                <text:p>2137.7</text:p>
              </table:table-cell>
              <table:table-cell office:value-type="float" office:value="277.9">
                <text:p>277.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86">
                <text:p>0.86</text:p>
              </table:table-cell>
              <table:table-cell office:value-type="float" office:value="1856.6">
                <text:p>1856.6</text:p>
              </table:table-cell>
              <table:table-cell office:value-type="float" office:value="479.3">
                <text:p>479.3</text:p>
              </table:table-cell>
              <table:table-cell office:value-type="float" office:value="1034.3">
                <text:p>1034.3</text:p>
              </table:table-cell>
              <table:table-cell office:value-type="float" office:value="1379.3">
                <text:p>1379.3</text:p>
              </table:table-cell>
              <table:table-cell office:value-type="float" office:value="2290.1">
                <text:p>2290.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.21">
                <text:p>2.21</text:p>
              </table:table-cell>
              <table:table-cell office:value-type="float" office:value="1749.9">
                <text:p>1749.9</text:p>
              </table:table-cell>
              <table:table-cell office:value-type="float" office:value="323.9">
                <text:p>323.9</text:p>
              </table:table-cell>
              <table:table-cell office:value-type="float" office:value="1337.1">
                <text:p>1337.1</text:p>
              </table:table-cell>
              <table:table-cell office:value-type="float" office:value="1414.9">
                <text:p>1414.9</text:p>
              </table:table-cell>
              <table:table-cell office:value-type="float" office:value="2256.3">
                <text:p>2256.3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.37">
                <text:p>1.37</text:p>
              </table:table-cell>
              <table:table-cell office:value-type="float" office:value="1773.1">
                <text:p>1773.1</text:p>
              </table:table-cell>
              <table:table-cell office:value-type="float" office:value="666.7">
                <text:p>666.7</text:p>
              </table:table-cell>
              <table:table-cell office:value-type="float" office:value="1066.2">
                <text:p>1066.2</text:p>
              </table:table-cell>
              <table:table-cell office:value-type="float" office:value="1759.9">
                <text:p>1759.9</text:p>
              </table:table-cell>
              <table:table-cell office:value-type="float" office:value="2374.8">
                <text:p>2374.8</text:p>
              </table:table-cell>
              <table:table-cell office:value-type="float" office:value="244.4">
                <text:p>24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39">
                <text:p>4.39</text:p>
              </table:table-cell>
              <table:table-cell office:value-type="float" office:value="1819.3">
                <text:p>1819.3</text:p>
              </table:table-cell>
              <table:table-cell office:value-type="float" office:value="1085.2">
                <text:p>1085.2</text:p>
              </table:table-cell>
              <table:table-cell office:value-type="float" office:value="1373.8">
                <text:p>1373.8</text:p>
              </table:table-cell>
              <table:table-cell office:value-type="float" office:value="1154">
                <text:p>1154</text:p>
              </table:table-cell>
              <table:table-cell office:value-type="float" office:value="2386.8">
                <text:p>2386.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.52">
                <text:p>7.52</text:p>
              </table:table-cell>
              <table:table-cell office:value-type="float" office:value="1594.8">
                <text:p>1594.8</text:p>
              </table:table-cell>
              <table:table-cell office:value-type="float" office:value="1179.9">
                <text:p>1179.9</text:p>
              </table:table-cell>
              <table:table-cell office:value-type="float" office:value="1015.3">
                <text:p>1015.3</text:p>
              </table:table-cell>
              <table:table-cell office:value-type="float" office:value="1187">
                <text:p>1187</text:p>
              </table:table-cell>
              <table:table-cell office:value-type="float" office:value="2122.4">
                <text:p>2122.4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.86">
                <text:p>8.86</text:p>
              </table:table-cell>
              <table:table-cell office:value-type="float" office:value="1319.5">
                <text:p>1319.5</text:p>
              </table:table-cell>
              <table:table-cell office:value-type="float" office:value="772">
                <text:p>772</text:p>
              </table:table-cell>
              <table:table-cell office:value-type="float" office:value="1408.8">
                <text:p>1408.8</text:p>
              </table:table-cell>
              <table:table-cell office:value-type="float" office:value="2037.6">
                <text:p>2037.6</text:p>
              </table:table-cell>
              <table:table-cell office:value-type="float" office:value="2359.4">
                <text:p>2359.4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37">
                <text:p>3.37</text:p>
              </table:table-cell>
              <table:table-cell office:value-type="float" office:value="1662.7">
                <text:p>1662.7</text:p>
              </table:table-cell>
              <table:table-cell office:value-type="float" office:value="1019.9">
                <text:p>1019.9</text:p>
              </table:table-cell>
              <table:table-cell office:value-type="float" office:value="1400.7">
                <text:p>1400.7</text:p>
              </table:table-cell>
              <table:table-cell office:value-type="float" office:value="1613.6">
                <text:p>1613.6</text:p>
              </table:table-cell>
              <table:table-cell office:value-type="float" office:value="2556.1">
                <text:p>2556.1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97">
                <text:p>3.97</text:p>
              </table:table-cell>
              <table:table-cell office:value-type="float" office:value="1965.2">
                <text:p>1965.2</text:p>
              </table:table-cell>
              <table:table-cell office:value-type="float" office:value="913.2">
                <text:p>913.2</text:p>
              </table:table-cell>
              <table:table-cell office:value-type="float" office:value="1179">
                <text:p>1179</text:p>
              </table:table-cell>
              <table:table-cell office:value-type="float" office:value="1418.2">
                <text:p>1418.2</text:p>
              </table:table-cell>
              <table:table-cell office:value-type="float" office:value="1966.7">
                <text:p>1966.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.82">
                <text:p>9.82</text:p>
              </table:table-cell>
              <table:table-cell office:value-type="float" office:value="1524.2">
                <text:p>1524.2</text:p>
              </table:table-cell>
              <table:table-cell office:value-type="float" office:value="800.7">
                <text:p>800.7</text:p>
              </table:table-cell>
              <table:table-cell office:value-type="float" office:value="1732">
                <text:p>1732</text:p>
              </table:table-cell>
              <table:table-cell office:value-type="float" office:value="1230.6">
                <text:p>1230.6</text:p>
              </table:table-cell>
              <table:table-cell office:value-type="float" office:value="2408.6">
                <text:p>2408.6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9.72">
                <text:p>19.72</text:p>
              </table:table-cell>
              <table:table-cell office:value-type="float" office:value="1982.3">
                <text:p>1982.3</text:p>
              </table:table-cell>
              <table:table-cell office:value-type="float" office:value="991.1">
                <text:p>991.1</text:p>
              </table:table-cell>
              <table:table-cell office:value-type="float" office:value="1706.9">
                <text:p>1706.9</text:p>
              </table:table-cell>
              <table:table-cell office:value-type="float" office:value="1666.8">
                <text:p>1666.8</text:p>
              </table:table-cell>
              <table:table-cell office:value-type="float" office:value="2069.4">
                <text:p>2069.4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.51">
                <text:p>7.51</text:p>
              </table:table-cell>
              <table:table-cell office:value-type="float" office:value="2354.7">
                <text:p>2354.7</text:p>
              </table:table-cell>
              <table:table-cell office:value-type="float" office:value="1081.8">
                <text:p>1081.8</text:p>
              </table:table-cell>
              <table:table-cell office:value-type="float" office:value="1990.7">
                <text:p>1990.7</text:p>
              </table:table-cell>
              <table:table-cell office:value-type="float" office:value="1701.3">
                <text:p>1701.3</text:p>
              </table:table-cell>
              <table:table-cell office:value-type="float" office:value="2164">
                <text:p>216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.74">
                <text:p>15.74</text:p>
              </table:table-cell>
              <table:table-cell office:value-type="float" office:value="1775.8">
                <text:p>1775.8</text:p>
              </table:table-cell>
              <table:table-cell office:value-type="float" office:value="1033.6">
                <text:p>1033.6</text:p>
              </table:table-cell>
              <table:table-cell office:value-type="float" office:value="1464.8">
                <text:p>1464.8</text:p>
              </table:table-cell>
              <table:table-cell office:value-type="float" office:value="1154.2">
                <text:p>1154.2</text:p>
              </table:table-cell>
              <table:table-cell office:value-type="float" office:value="2335.6">
                <text:p>2335.6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8.94">
                <text:p>8.94</text:p>
              </table:table-cell>
              <table:table-cell office:value-type="float" office:value="1669">
                <text:p>1669</text:p>
              </table:table-cell>
              <table:table-cell office:value-type="float" office:value="1240.4">
                <text:p>1240.4</text:p>
              </table:table-cell>
              <table:table-cell office:value-type="float" office:value="1608.7">
                <text:p>1608.7</text:p>
              </table:table-cell>
              <table:table-cell office:value-type="float" office:value="1428.6">
                <text:p>1428.6</text:p>
              </table:table-cell>
              <table:table-cell office:value-type="float" office:value="2427.9">
                <text:p>2427.9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11">
                <text:p>13.11</text:p>
              </table:table-cell>
              <table:table-cell office:value-type="float" office:value="1903.8">
                <text:p>1903.8</text:p>
              </table:table-cell>
              <table:table-cell office:value-type="float" office:value="787.9">
                <text:p>787.9</text:p>
              </table:table-cell>
              <table:table-cell office:value-type="float" office:value="1666.5">
                <text:p>1666.5</text:p>
              </table:table-cell>
              <table:table-cell office:value-type="float" office:value="1060.6">
                <text:p>1060.6</text:p>
              </table:table-cell>
              <table:table-cell office:value-type="float" office:value="2305.8">
                <text:p>2305.8</text:p>
              </table:table-cell>
              <table:table-cell office:value-type="float" office:value="204.1">
                <text:p>204.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1.19">
                <text:p>11.19</text:p>
              </table:table-cell>
              <table:table-cell office:value-type="float" office:value="1601">
                <text:p>1601</text:p>
              </table:table-cell>
              <table:table-cell office:value-type="float" office:value="914.3">
                <text:p>914.3</text:p>
              </table:table-cell>
              <table:table-cell office:value-type="float" office:value="1807.5">
                <text:p>1807.5</text:p>
              </table:table-cell>
              <table:table-cell office:value-type="float" office:value="1130.3">
                <text:p>1130.3</text:p>
              </table:table-cell>
              <table:table-cell office:value-type="float" office:value="2260.9">
                <text:p>2260.9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.01">
                <text:p>10.01</text:p>
              </table:table-cell>
              <table:table-cell office:value-type="float" office:value="1775.6">
                <text:p>1775.6</text:p>
              </table:table-cell>
              <table:table-cell office:value-type="float" office:value="749.4">
                <text:p>749.4</text:p>
              </table:table-cell>
              <table:table-cell office:value-type="float" office:value="2096.5">
                <text:p>2096.5</text:p>
              </table:table-cell>
              <table:table-cell office:value-type="float" office:value="1231.4">
                <text:p>1231.4</text:p>
              </table:table-cell>
              <table:table-cell office:value-type="float" office:value="2314.2">
                <text:p>2314.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.3">
                <text:p>10.3</text:p>
              </table:table-cell>
              <table:table-cell office:value-type="float" office:value="1789">
                <text:p>1789</text:p>
              </table:table-cell>
              <table:table-cell office:value-type="float" office:value="807.9">
                <text:p>807.9</text:p>
              </table:table-cell>
              <table:table-cell office:value-type="float" office:value="1339.3">
                <text:p>1339.3</text:p>
              </table:table-cell>
              <table:table-cell office:value-type="float" office:value="829.9">
                <text:p>829.9</text:p>
              </table:table-cell>
              <table:table-cell office:value-type="float" office:value="2202.6">
                <text:p>2202.6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.55">
                <text:p>8.55</text:p>
              </table:table-cell>
              <table:table-cell office:value-type="float" office:value="2147.1">
                <text:p>2147.1</text:p>
              </table:table-cell>
              <table:table-cell office:value-type="float" office:value="996.9">
                <text:p>996.9</text:p>
              </table:table-cell>
              <table:table-cell office:value-type="float" office:value="1438.8">
                <text:p>1438.8</text:p>
              </table:table-cell>
              <table:table-cell office:value-type="float" office:value="1002">
                <text:p>1002</text:p>
              </table:table-cell>
              <table:table-cell office:value-type="float" office:value="2297.8">
                <text:p>2297.8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3.23">
                <text:p>23.23</text:p>
              </table:table-cell>
              <table:table-cell office:value-type="float" office:value="1485.9">
                <text:p>1485.9</text:p>
              </table:table-cell>
              <table:table-cell office:value-type="float" office:value="1000.4">
                <text:p>1000.4</text:p>
              </table:table-cell>
              <table:table-cell office:value-type="float" office:value="1192.7">
                <text:p>1192.7</text:p>
              </table:table-cell>
              <table:table-cell office:value-type="float" office:value="904.5">
                <text:p>904.5</text:p>
              </table:table-cell>
              <table:table-cell office:value-type="float" office:value="2512">
                <text:p>2512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2.65">
                <text:p>22.65</text:p>
              </table:table-cell>
              <table:table-cell office:value-type="float" office:value="1490.6">
                <text:p>1490.6</text:p>
              </table:table-cell>
              <table:table-cell office:value-type="float" office:value="771.2">
                <text:p>771.2</text:p>
              </table:table-cell>
              <table:table-cell office:value-type="float" office:value="1137.1">
                <text:p>1137.1</text:p>
              </table:table-cell>
              <table:table-cell office:value-type="float" office:value="965.4">
                <text:p>965.4</text:p>
              </table:table-cell>
              <table:table-cell office:value-type="float" office:value="2506.4">
                <text:p>2506.4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.64">
                <text:p>24.64</text:p>
              </table:table-cell>
              <table:table-cell office:value-type="float" office:value="1509.4">
                <text:p>1509.4</text:p>
              </table:table-cell>
              <table:table-cell office:value-type="float" office:value="736">
                <text:p>736</text:p>
              </table:table-cell>
              <table:table-cell office:value-type="float" office:value="1375.7">
                <text:p>1375.7</text:p>
              </table:table-cell>
              <table:table-cell office:value-type="float" office:value="1097.6">
                <text:p>1097.6</text:p>
              </table:table-cell>
              <table:table-cell office:value-type="float" office:value="2376.2">
                <text:p>2376.2</text:p>
              </table:table-cell>
              <table:table-cell office:value-type="float" office:value="390.1">
                <text:p>390.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9.39">
                <text:p>29.39</text:p>
              </table:table-cell>
              <table:table-cell office:value-type="float" office:value="1558.1">
                <text:p>1558.1</text:p>
              </table:table-cell>
              <table:table-cell office:value-type="float" office:value="1131.8">
                <text:p>1131.8</text:p>
              </table:table-cell>
              <table:table-cell office:value-type="float" office:value="1162.1">
                <text:p>1162.1</text:p>
              </table:table-cell>
              <table:table-cell office:value-type="float" office:value="844.4">
                <text:p>844.4</text:p>
              </table:table-cell>
              <table:table-cell office:value-type="float" office:value="2084.9">
                <text:p>2084.9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2.61">
                <text:p>22.61</text:p>
              </table:table-cell>
              <table:table-cell office:value-type="float" office:value="1301.9">
                <text:p>1301.9</text:p>
              </table:table-cell>
              <table:table-cell office:value-type="float" office:value="1092.2">
                <text:p>1092.2</text:p>
              </table:table-cell>
              <table:table-cell office:value-type="float" office:value="1627.8">
                <text:p>1627.8</text:p>
              </table:table-cell>
              <table:table-cell office:value-type="float" office:value="1643.9">
                <text:p>1643.9</text:p>
              </table:table-cell>
              <table:table-cell office:value-type="float" office:value="2650.4">
                <text:p>2650.4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6.81">
                <text:p>36.81</text:p>
              </table:table-cell>
              <table:table-cell office:value-type="float" office:value="1414.6">
                <text:p>1414.6</text:p>
              </table:table-cell>
              <table:table-cell office:value-type="float" office:value="1166.7">
                <text:p>1166.7</text:p>
              </table:table-cell>
              <table:table-cell office:value-type="float" office:value="1270.4">
                <text:p>1270.4</text:p>
              </table:table-cell>
              <table:table-cell office:value-type="float" office:value="1080.2">
                <text:p>1080.2</text:p>
              </table:table-cell>
              <table:table-cell office:value-type="float" office:value="2669.8">
                <text:p>2669.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.91">
                <text:p>32.91</text:p>
              </table:table-cell>
              <table:table-cell office:value-type="float" office:value="1630.3">
                <text:p>1630.3</text:p>
              </table:table-cell>
              <table:table-cell office:value-type="float" office:value="1459.6">
                <text:p>1459.6</text:p>
              </table:table-cell>
              <table:table-cell office:value-type="float" office:value="1421.6">
                <text:p>1421.6</text:p>
              </table:table-cell>
              <table:table-cell office:value-type="float" office:value="1829">
                <text:p>1829</text:p>
              </table:table-cell>
              <table:table-cell office:value-type="float" office:value="2520.4">
                <text:p>2520.4</text:p>
              </table:table-cell>
              <table:table-cell office:value-type="float" office:value="564.2">
                <text:p>564.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.62">
                <text:p>38.62</text:p>
              </table:table-cell>
              <table:table-cell office:value-type="float" office:value="1135.5">
                <text:p>1135.5</text:p>
              </table:table-cell>
              <table:table-cell office:value-type="float" office:value="1640.3">
                <text:p>1640.3</text:p>
              </table:table-cell>
              <table:table-cell office:value-type="float" office:value="1340">
                <text:p>1340</text:p>
              </table:table-cell>
              <table:table-cell office:value-type="float" office:value="1198.9">
                <text:p>1198.9</text:p>
              </table:table-cell>
              <table:table-cell office:value-type="float" office:value="2377">
                <text:p>2377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.92">
                <text:p>30.92</text:p>
              </table:table-cell>
              <table:table-cell office:value-type="float" office:value="1770.6">
                <text:p>1770.6</text:p>
              </table:table-cell>
              <table:table-cell office:value-type="float" office:value="1559.6">
                <text:p>1559.6</text:p>
              </table:table-cell>
              <table:table-cell office:value-type="float" office:value="1402.3">
                <text:p>1402.3</text:p>
              </table:table-cell>
              <table:table-cell office:value-type="float" office:value="941.2">
                <text:p>941.2</text:p>
              </table:table-cell>
              <table:table-cell office:value-type="float" office:value="2361">
                <text:p>2361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1.99">
                <text:p>31.99</text:p>
              </table:table-cell>
              <table:table-cell office:value-type="float" office:value="1804.6">
                <text:p>1804.6</text:p>
              </table:table-cell>
              <table:table-cell office:value-type="float" office:value="1935.2">
                <text:p>1935.2</text:p>
              </table:table-cell>
              <table:table-cell office:value-type="float" office:value="1128.4">
                <text:p>1128.4</text:p>
              </table:table-cell>
              <table:table-cell office:value-type="float" office:value="843.2">
                <text:p>843.2</text:p>
              </table:table-cell>
              <table:table-cell office:value-type="float" office:value="2562.7">
                <text:p>2562.7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.41">
                <text:p>23.41</text:p>
              </table:table-cell>
              <table:table-cell office:value-type="float" office:value="1301.4">
                <text:p>1301.4</text:p>
              </table:table-cell>
              <table:table-cell office:value-type="float" office:value="1547.2">
                <text:p>1547.2</text:p>
              </table:table-cell>
              <table:table-cell office:value-type="float" office:value="1466.8">
                <text:p>1466.8</text:p>
              </table:table-cell>
              <table:table-cell office:value-type="float" office:value="1177.2">
                <text:p>1177.2</text:p>
              </table:table-cell>
              <table:table-cell office:value-type="float" office:value="2253.8">
                <text:p>2253.8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3.84">
                <text:p>13.84</text:p>
              </table:table-cell>
              <table:table-cell office:value-type="float" office:value="1780.3">
                <text:p>1780.3</text:p>
              </table:table-cell>
              <table:table-cell office:value-type="float" office:value="1192.9">
                <text:p>1192.9</text:p>
              </table:table-cell>
              <table:table-cell office:value-type="float" office:value="1030.3">
                <text:p>1030.3</text:p>
              </table:table-cell>
              <table:table-cell office:value-type="float" office:value="1225.8">
                <text:p>1225.8</text:p>
              </table:table-cell>
              <table:table-cell office:value-type="float" office:value="2511.3">
                <text:p>2511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.5">
                <text:p>20.5</text:p>
              </table:table-cell>
              <table:table-cell office:value-type="float" office:value="1984.8">
                <text:p>1984.8</text:p>
              </table:table-cell>
              <table:table-cell office:value-type="float" office:value="1775.5">
                <text:p>1775.5</text:p>
              </table:table-cell>
              <table:table-cell office:value-type="float" office:value="792.8">
                <text:p>792.8</text:p>
              </table:table-cell>
              <table:table-cell office:value-type="float" office:value="794">
                <text:p>794</text:p>
              </table:table-cell>
              <table:table-cell office:value-type="float" office:value="2448.2">
                <text:p>2448.2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.88">
                <text:p>14.88</text:p>
              </table:table-cell>
              <table:table-cell office:value-type="float" office:value="1994.3">
                <text:p>1994.3</text:p>
              </table:table-cell>
              <table:table-cell office:value-type="float" office:value="1658.3">
                <text:p>1658.3</text:p>
              </table:table-cell>
              <table:table-cell office:value-type="float" office:value="1356.5">
                <text:p>1356.5</text:p>
              </table:table-cell>
              <table:table-cell office:value-type="float" office:value="1036.1">
                <text:p>1036.1</text:p>
              </table:table-cell>
              <table:table-cell office:value-type="float" office:value="2484.8">
                <text:p>2484.8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1.75">
                <text:p>31.75</text:p>
              </table:table-cell>
              <table:table-cell office:value-type="float" office:value="2076.2">
                <text:p>2076.2</text:p>
              </table:table-cell>
              <table:table-cell office:value-type="float" office:value="1633.9">
                <text:p>1633.9</text:p>
              </table:table-cell>
              <table:table-cell office:value-type="float" office:value="886.8">
                <text:p>886.8</text:p>
              </table:table-cell>
              <table:table-cell office:value-type="float" office:value="818.3">
                <text:p>818.3</text:p>
              </table:table-cell>
              <table:table-cell office:value-type="float" office:value="2342.1">
                <text:p>2342.1</text:p>
              </table:table-cell>
              <table:table-cell office:value-type="float" office:value="93.8">
                <text:p>9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axial" draw:start="100%" draw:end="0%" draw:angle="0" draw:border="0%"/>
    <draw:opacity draw:name="ChartTransparencyGradient_20_3" draw:display-name="ChartTransparencyGradient 3" draw:style="linear" draw:start="100%" draw:end="0%" draw:angle="1800" draw:border="10%"/>
    <draw:opacity draw:name="ChartTransparencyGradient_20_4" draw:display-name="ChartTransparencyGradient 4" draw:style="linear" draw:start="100%" draw:end="0%" draw:angle="1800" draw:border="0%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